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hina Military Aircraft and the Central Strait Middle Line Merido Meal Merchandi to communicate with the United States and China</text:span>
</text:h>
      <text:p text:style-name="P4">
Author: None (Language: zh)</text:p>
      <text:p text:style-name="P4">
Publisher: None</text:p>
      <text:p text:style-name="P4">
Time: 2023-07-08T10:04:00Z</text:p>
      <text:p text:style-name="P4">
Description: On the third day of the US Finance Minister Yellen, she said at the round table of climate experts that the two countries should strengthen their climatic cooperation; when they were meeting with Chinese Vice Premier He Lifeng, they also said that the United States and China should communicate directly and reduce misunderstandings. At the same time, Taiwan claimed that the PLA aircraft crossed the Taiwan Strait.</text:p>
      <text:p text:style-name="P4">
Videos: []</text:p>
      <text:p text:style-name="P4">
Images: []</text:p>
      <text:p text:style-name="P4">
Subject: 时政风云</text:p>
      <text:p text:style-name="P4">
Subjects: ['薄熙来', '专题报道：习近平访美', '中国共产党', '专题报道：全景观看“习马会”', '中国反腐风暴', '20国集团', '能源转型', '专题报道：中国经济何处去？', '温室效应气体', '毛泽东']</text:p>
      <text:p text:style-name="P4">
Keywords: ['耶伦', '中美关系', '中国经济', '温室气体', '可再生能源', '台海安全', '两岸关系', '习近平']</text:p>
      <text:p text:style-name="P4">
Id: 66164366</text:p>
      <!--METADATA-->
      <text:p text:style-name="P4">
<text:a xlink:type="simple" xlink:href="https://www.dw.com/zh/overlay/image/article/66164366/66164354" text:style-name="Internet_20_link" text:visited-style-name="Visited_20_Internet_20_Link">
 </text:a>
Yellen (picture left) Meets the Vice Premier of the State Council of the State Council on the third day of the visit to China</text:p>
      <text:p text:style-name="P4">
(Voice of Germany Chinese website) When the US Treasury Minister Yellen conducted a four -day visit to China, the Taiwan Ministry of Defense on the other side of the Taiwan Strait reported on Saturday (July 8) that from 6 am on the 7th, 6 am on the 7th Within 24 hours at 6 am on the 8th, a total of 13 Chinese military aircraft were discovered.</text:p>
      <text:p text:style-name="P4">
Among them, the midline of the Passover Strait and its extension lines entered 4 times in the Southwest Airspace, which are two Su-30 fighters, a BZK-005 unmanned reconnaissance aircraft and a transport-8 anti-submarine fighter. 6 Chinese warships. The Ministry of National Defense of Taiwan stated that the task machine, ship, and shore -setting missile system have been tightly monitored and responding.</text:p>
      <text:h text:style-name="P12" text:outline-level="3">
<text:span text:style-name="T4">
</text:span>
</text:h>
      <text:p text:style-name="P4">
China claims that Taiwan is part of its territory. In recent years, due to the close interaction between the Taiwan government and the United States, China has become more tough to Taiwan.</text:p>
      <text:p text:style-name="P4">
Beijing strongly opposed the U.S. military support for Taiwan, and criticized Taiwan after the US State Department approved $ 440 million on Wednesday. "To the abyss."</text:p>
      <text:p text:style-name="P4">
Xi Jinping last November (in the picture) inspecting the Joint Combat Command Center of the Military Commission (data photo)</text:p>
      <text:h text:style-name="P12" text:outline-level="3">
<text:span text:style-name="T4">
Xi Jinping inspect the army</text:span>
</text:h>
      <text:p text:style-name="P4">
On the same day when Yellen arrived in Beijing, Xi Jinping, a Chinese leader and chairman of the CPC Central Military Commission, inspected the Eastern theater of the People's Liberation Army earlier on Thursday. The jurisdiction of the theater directly faces Taiwan on the opposite side of the Strait. According to the Chinese military media "The PLA Daily", Xi Jinping said in an inspection in the eastern theater authority: "The world has entered a new turbulent change period, and the unstable situation of security situation in my country has increased uncertainty." Combat planning, Jianqiang Theater's joint combat command system, greatly focus on military training, and accelerate the improvement of winning. "</text:p>
      <text:p text:style-name="P4">
Saturday is the third day of Yellen's visit to China.(https://www.dw.com/zh/zh/耶伦美国寻求良性竞争-李强两国关系风雨过后定见彩虹/a-66153705)This morning Yellen then held a round table with Chinese government officials and climate experts. It is said that Yellen will not meet with Xi Jinping.</text:p>
      <text:p text:style-name="P4">
At the round table of the climate expert on Saturday, Yellen said: Washington and Beijing continue to cooperate in climatic financing issues. She emphasized that, as the world's largest greenhouse gas emissions and renewable energy investment countries in the world, the United States and China must work together to deal with the "survival threat" brought by climate change. Johinkerry, a U.S. climate, is expected to be the next US government representative to visit China to discuss climate change in China next week.</text:p>
      <text:p text:style-name="P4">
Yellen (second from left) met with the Vice Premier of the State Council of the State Council of the State Council of the State Council of the Chinese State Council.</text:p>
      <text:h text:style-name="P12" text:outline-level="3">
<text:span text:style-name="T4">
Yellen: Midea and China need to communicate more and misunderstand</text:span>
</text:h>
      <text:p text:style-name="P4">
<text:a xlink:type="simple" xlink:href="https://www.dw.com/zh/zh/耶伦与中国女性经济学家共进午餐促决策层性别多元/a-66164057" text:style-name="Internet_20_link" text:visited-style-name="Visited_20_Internet_20_Link">
After lunch with six Chinese female economists</text:a>
Yellen then met He Lifeng, Deputy Prime Minister of the State Council of the State Council of China on Saturday afternoon. Yellen mentioned at the meeting that the US -China trade record in 2022 still has a record high. This fact shows that "Although the situation is tight in the near future, our companies have enough space to participate in trade and investment." She reiterated that the United States and China were not "winners", but in a benign competition under fair rules, and at the same time emphasized the importance of direct communication.</text:p>
      <text:p text:style-name="P4">
Yellen told China that don't let any differences "cause misunderstandings, especially those misunderstandings caused by lack of communication, which will not need to worsen bilateral economic and financial relations." He Lifeng also said that he regretted the "accident" that hurt Sino -US relations: "Unfortunately, due to some emergencies, <text:a xlink:type="simple" xlink:href="https://www.dw.com/zh/zh/五角大楼称中国气球没有收集情报/a-66066375" text:style-name="Internet_20_link" text:visited-style-name="Visited_20_Internet_20_Link">
such as an event involved in airship, the consensus reached by the heads of the two countries at a summit last year was executed. There are some problems on it.</text:a>
 」</text:p>
      <ul>
        <li>
##### "Balloon" incident exacerbates the tension between the United States and China</li>
      </ul>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中国军机再越台海中线-耶伦吁美中多沟通/a-66164366" text:style-name="Internet_20_link" text:visited-style-name="Visited_20_Internet_20_Link">
https://www.dw.com/zh/中国军机再越台海中线-耶伦吁美中多沟通/a-66164366?maca=chi-rss-chi-all-1127-rdf</text:a>
</text:p>
      <!--NEWS-->
      <text:h text:style-name="P10" text:outline-level="1">
<text:span text:style-name="T4">
Biden reminds Xi Jinping: China still depends on Western investment</text:span>
</text:h>
      <text:p text:style-name="P4">
Author: None</text:p>
      <text:p text:style-name="P4">
Publisher: Radio Free Asia (Organization)</text:p>
      <text:p text:style-name="P4">
Published Time: 2023-07-08T11:39:00-04:00</text:p>
      <text:p text:style-name="P4">
Modified Time: 2023-07-09T09:55: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 text:anchor-type="as-char" svg:width="6.9236in" svg:height="4.612011in" draw:z-index="0">
<draw:image xlink:href="../Images/rfamandarin/2023-07-08T11-39-00-04-00/000000.png" xlink:type="simple" xlink:show="embed" xlink:actuate="onLoad" draw:mime-type="image/png"/>
</draw:frame>
US President Biden <text:a xlink:type="simple" xlink:href="https://www.rfa.org/mandarin/Xinwen/1-07082023113718.html/@@images/image" text:style-name="Internet_20_link" text:visited-style-name="Visited_20_Internet_20_Link">
</text:a>
Reuters pictures</text:p>
      <text:p text:style-name="P4">
According to the United States CNN (CNN), after the Russian President Putin met with Chinese President Xi Jinping, US President Biden warned Xi Jinping to be "careful" because Beijing relied on Western investment.</text:p>
      <text:p text:style-name="P4">
Biden said: "I mean: This is not a threat, but an observation."</text:p>
      <text:p text:style-name="P4">
According to Reuters, Biden said: "Since Russia has attacked Ukraine, 600 American companies have withdrawn from Russia. You told me that your economy depends on investment in Europe and the United States. So be careful, be careful."</text:p>
      <text:p text:style-name="P4">
When asked about Xi Jinping's response, Biden said, "He is listening and not argued. If everyone noticed, he did not attack Russia."</text:p>
      <text:p text:style-name="P4">
"So I think we can find a way to solve this problem."</text:p>
      <text:p text:style-name="P4">
Vladimir Putin and Xi Jinping held a two -day talks in March this year. The two sides showed each other's friendship and criticized the West at same time. However, there were no signs of diplomatic breakthroughs in Ukraine issues.</text:p>
      <text:p text:style-name="P4">
Putin and Xi Jinping also participated in the Shanghai Cooperation Organization Summit held by the video this week.</text:p>
      <text:p text:style-name="P4">
According to reports from foreign news, US -China relations have become tense and pessimistic due to national security issues. These issues include Taiwan, Russia and Ukraine War, increasingly increasing the ban on advanced technology exports, and China's industrial policy led by the country. And US Treasury Secretary Janetyellen is still going on her visit to China.</text:p>
      <text:p text:style-name="P4">
(Responsible editor: (：)</text:p>
      <text:p text:style-name="P4">
News Source: <text:a xlink:type="simple" xlink:href="https://www.rfa.org/mandarin/Xinwen/1-07082023113718.html" text:style-name="Internet_20_link" text:visited-style-name="Visited_20_Internet_20_Link">
https://www.rfa.org/mandarin/Xinwen/1-07082023113718.html</text:a>
</text:p>
      <!--NEWS-->
      <text:h text:style-name="P10" text:outline-level="1">
<text:span text:style-name="T4">
During the visiting China Military Warship in Yellen, the Chinese Military Warship continued to get close to intimidation around Taiwan</text:span>
</text:h>
      <text:p text:style-name="P4">
Author: None</text:p>
      <text:p text:style-name="P4">
Publisher: Radio Free Asia (Organization)</text:p>
      <text:p text:style-name="P4">
Published Time: 2023-07-08T16:43:00-04:00</text:p>
      <text:p text:style-name="P4">
Modified Time: 2023-07-09T09:5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5.1927in" draw:z-index="0">
<draw:image xlink:href="../Images/rfamandarin/2023-07-08T16-43-00-04-00/000000.png" xlink:type="simple" xlink:show="embed" xlink:actuate="onLoad" draw:mime-type="image/png"/>
</draw:frame>
The Chinese People's Liberation Army enters the schematic diagram of the airspace activities around Taiwan <text:a xlink:type="simple" xlink:href="https://www.rfa.org/mandarin/Xinwen/6-07082023162913.html/@@images/image" text:style-name="Internet_20_link" text:visited-style-name="Visited_20_Internet_20_Link">
</text:a>
Network screenshot/Taiwan's Ministry of National Defense</text:p>
      <text:p text:style-name="P4">
According to international media on the 8th, the Chinese PLA sent 13 aircraft and six warships in the airspace and waters around Taiwan within the past 24 hours of Saturday morning. At this time, US Finance Minister Yellen was visiting Beijing.</text:p>
      <text:p text:style-name="P4">
The Taiwan Ministry of National Defense said that from the development of air and maritime surveillance, the land -based missile system has been prepared. According to a press release of the Ministry of National Defense, the four Chinese aircraft-two SU-30 fighters, a BZK-005 reconnaissance aircraft, and a Y-8 anti-submarine fighter-cross the midline of the Taiwan Strait and enter the Southwest Air Defense identification zone in Taiwan. The Taiwan Strait midline was once regarded as the de facto line of the two sides, but China said it did not recognize the so -called midline.</text:p>
      <text:p text:style-name="P4">
China claims that Taiwan is part of its territory. If necessary, it can be annexed force, and the Air Force and the Navy are sent to perform so -called tasks around Taiwan almost every day to try to weaken Taiwan's defense capabilities and intimidate 23 million people in Taiwan. However, so far, the people of Taiwan seem to be basically not affected by the Armiculi of the Communist Party of China.</text:p>
      <text:p text:style-name="P4">
It is expected that Xi Jinping will not meet her while visiting China.</text:p>
      <text:p text:style-name="P4">
(Responsible editor: (：)</text:p>
      <text:p text:style-name="P4">
News Source: <text:a xlink:type="simple" xlink:href="https://www.rfa.org/mandarin/Xinwen/6-07082023162913.html" text:style-name="Internet_20_link" text:visited-style-name="Visited_20_Internet_20_Link">
https://www.rfa.org/mandarin/Xinwen/6-07082023162913.html</text:a>
</text:p>
      <!--NEWS-->
      <text:h text:style-name="P10" text:outline-level="1">
<text:span text:style-name="T4">
The US -Korea Nuclear Consulting Group Meeting will be held in Seoul</text:span>
</text:h>
      <text:p text:style-name="P4">
Author: None</text:p>
      <text:p text:style-name="P4">
Publisher: Radio Free Asia (Organization)</text:p>
      <text:p text:style-name="P4">
Published Time: 2023-07-08T16:50:00-04:00</text:p>
      <text:p text:style-name="P4">
Modified Time: 2023-07-09T09:5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4.612011in" draw:z-index="0">
<draw:image xlink:href="../Images/rfamandarin/2023-07-08T16-50-00-04-00/000000.png" xlink:type="simple" xlink:show="embed" xlink:actuate="onLoad" draw:mime-type="image/png"/>
</draw:frame>
South Korean President Yin Xiyue visited the United States and US President Biden at the White House and took the shoot on April 26, 2023. <text:a xlink:type="simple" xlink:href="https://www.rfa.org/mandarin/Xinwen/7-07082023164359.html/@@images/image" text:style-name="Internet_20_link" text:visited-style-name="Visited_20_Internet_20_Link">
</text:a>
Associated Press Picture</text:p>
      <text:p text:style-name="P4">
The Office of the Presidential Palace of South Korea said on the 8th that the first "Nuclear Counseling Group" (NCG) meeting held by South Korea and the United States will be held in Seoul on the 18th.</text:p>
      <text:p text:style-name="P4">
According to Reuters, this meeting will "discuss sharing information, negotiation mechanisms, joint planning and implementation plans in order to strengthen the deterrent of North Korea's nuclear."</text:p>
      <text:p text:style-name="P4">
South Korean President Yin Xiyue visited the United States in April this year and jointly issued a Washington Declaration with US President Biden, and the two sides set up a nuclear consulting team. The Washington Declaration also includes South Korea reiterated not to seek self -made nuclear weapons, although polls recently showed that South Korean people hope to support their nuclear.</text:p>
      <text:p text:style-name="P4">
Liu Xiaoming, a representative of the Special Affairs of the Korean Peninsula in China, said in a Twitter that "China has expressed concern about the execution of the United States and South Korea to improve the execution of the United States '" extended deterrence'. The issue of the Korean Peninsula is essentially a political security issue. Do not take the right way to promote the establishment of a peace mechanism for the Peninsula, but obsessed with the change of military deterrence, it is difficult to relieve the security dilemma of tension and opposition. "</text:p>
      <text:p text:style-name="P4">
Yin Xiyue once said that the nuclear counseling team will improve the alliance between South Korea and the United States.</text:p>
      <text:p text:style-name="P4">
It is reported that the first meeting of the Nuclear Consulting Group will be co -chaired by Kurt Campbell, the US Presidential Assistant and Indo -Pacific Affairs Coordinator, the United States Presidential Assistant and Indo -Pacific Affairs Coordinator.</text:p>
      <text:p text:style-name="P4">
According to the Yonhap News Agency, the nuclear consulting team holds four meetings every year, and the results of the meeting will be reported to the presidents of the two countries.</text:p>
      <text:p text:style-name="P4">
(Responsible editor: (：)</text:p>
      <text:p text:style-name="P4">
News Source: <text:a xlink:type="simple" xlink:href="https://www.rfa.org/mandarin/Xinwen/7-07082023164359.html" text:style-name="Internet_20_link" text:visited-style-name="Visited_20_Internet_20_Link">
https://www.rfa.org/mandarin/Xinwen/7-07082023164359.html</text:a>
</text:p>
      <!--NEWS-->
      <text:h text:style-name="P10" text:outline-level="1">
<text:span text:style-name="T4">
The Dalai Lama said that Beijing was interested in contacting him without any problem with him.</text:span>
</text:h>
      <text:p text:style-name="P4">
Author: None</text:p>
      <text:p text:style-name="P4">
Publisher: Radio Free Asia (Organization)</text:p>
      <text:p text:style-name="P4">
Published Time: 2023-07-08T17:02:00-04:00</text:p>
      <text:p text:style-name="P4">
Modified Time: 2023-07-09T10:03: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4.612011in" draw:z-index="0">
<draw:image xlink:href="../Images/rfamandarin/2023-07-08T17-02-00-04-00/000000.png" xlink:type="simple" xlink:show="embed" xlink:actuate="onLoad" draw:mime-type="image/png"/>
</draw:frame>
Tibet spiritual leader Dalai Lama <text:a xlink:type="simple" xlink:href="https://www.rfa.org/mandarin/Xinwen/10-07082023165840.html/@@images/image" text:style-name="Internet_20_link" text:visited-style-name="Visited_20_Internet_20_Link">
</text:a>
Agence France -Presse Pictures</text:p>
      <text:p text:style-name="P4">
The Tibetan spiritual leader Dalai Lama recently told the outside world that China is changing, and China expresses his willingness to contact him through formal and informal methods. He also said that he hoped that he would live a hundred years old and do more work for Tibet and human beings.</text:p>
      <text:p text:style-name="P4">
According to the Indian media Indian Stan Times reported on the 8th, the Dalai Lama told the media to the media before visiting Derry and Ladakhs in India and Ladaka. The meaning of contact with him.</text:p>
      <text:p text:style-name="P4">
However, this report did not explain the specific date of the Dalai Lama speech.</text:p>
      <text:p text:style-name="P4">
The Dalai Lama on Thursday in the northern India Himacharbon(Himachal Pradesh)The residence of the mountain city Dhasaland spent his 88th birthday. Hundreds of supporters and exile Tibetans participated in the birthday event. The Dalai Lama himself served as the host of the birthday banquet.</text:p>
      <text:p text:style-name="P4">
The Peninsula TV quoted the Dalai Lama, "We celebrate my 88th birthday, but you see, I look only 50 years old."</text:p>
      <text:p text:style-name="P4">
The Dalai Lama said, "I pray to bring peace to the world through the understanding of human integration."</text:p>
      <text:p text:style-name="P4">
According to the Indian Stan Times, in the latest conversation, the Dalai Lama answered the questioner when the reporter had a willingness to recover with Beijing, "We do not seek independence, and we decided to stay in China many years ago to stay in China many years ago. In the People's Republic of China. "</text:p>
      <text:p text:style-name="P4">
"Now that China is changing," said the Dalai Lama, "China expresses willing to contact me through formal or informal methods."</text:p>
      <text:p text:style-name="P4">
The Dalai Lama made it clear, "I never refuse to talk. Now China also realize that the spirit of the Tibetan people is very firm. In order to solve the Tibetan issue, they want to contact me. I have no problem here."</text:p>
      <text:p text:style-name="P4">
The Dalai Lama said that Tibet's culture and religious knowledge can bring benefits to the world. However, he also emphasized that he also respects all other religious traditions, because "those religious encouragement and cultivation of them must have love and sympathy."</text:p>
      <text:p text:style-name="P4">
(Responsible editor: (：)</text:p>
      <text:p text:style-name="P4">
News Source: <text:a xlink:type="simple" xlink:href="https://www.rfa.org/mandarin/Xinwen/10-07082023165840.html" text:style-name="Internet_20_link" text:visited-style-name="Visited_20_Internet_20_Link">
https://www.rfa.org/mandarin/Xinwen/10-07082023165840.html</text:a>
</text:p>
      <!--NEWS-->
      <text:h text:style-name="P10" text:outline-level="1">
<text:span text:style-name="T4">
China's J-20 suspected replacement of turbofan-15 and successful first flight observer: chase the US military 30 years ago technology</text:span>
</text:h>
      <text:p text:style-name="P4">
Author: chinese@voanews.com (陈筠)</text:p>
      <text:p text:style-name="P4">
Publisher: 美国之音中文网 (Type: NewsMediaOrganization)</text:p>
      <text:p text:style-name="P4">
Published Time: 2023-07-08T21:35:17+08:00</text:p>
      <text:p text:style-name="P4">
Modified Time: 2023-07-09 16:49:51Z</text:p>
      <text:p text:style-name="P4">
Description: Recently, there have been signs that China's most advanced fifth-generation stealth fighter J-20 suspected to have been put on the long-awaited domestic turbofan-15 engine and successfully flew for the first time. Essence Analysts said that the significance of the Chinese Air Force is a big leap in terms of technology. It seems that it can be up with the engine F-119 of the US F-22 fighter, but it will take at least 5 years from the conservative estimation of mass production and service. Moreover, China has chased the United States 30 years ago, that is, in terms of technology or the overall combat power of the Air Force, China is actually quite different from the United States.</text:p>
      <text:p text:style-name="P4">
Videos: []</text:p>
      <text:p text:style-name="P4">
Images: []</text:p>
      <text:p text:style-name="P4">
Categories: ['中国', '军事']</text:p>
      <text:p text:style-name="P4">
Type: None</text:p>
      <!--METADATA-->
      <text:p text:style-name="P4">
Nonenone</text:p>
      <text:p text:style-name="P4">
News Source: <text:a xlink:type="simple" xlink:href="https://www.voachinese.com/a/china-s-ws-15-engine-may-have-installed-on-the-j-20-fighter-flying-successfully-20230708/7172466.html" text:style-name="Internet_20_link" text:visited-style-name="Visited_20_Internet_20_Link">
https://www.voachinese.com/a/china-s-ws-15-engine-may-have-installed-on-the-j-20-fighter-flying-successfully-20230708/7172466.html</text:a>
</text:p>
      <!--NEWS-->
      <text:h text:style-name="P10" text:outline-level="1">
<text:span text:style-name="T4">
The heat wave invades the Texas Prison to change the oven</text:span>
</text:h>
      <text:p text:style-name="P4">
Publisher: 法新社</text:p>
      <text:p text:style-name="P4">
Published Time: 2023-07-09T-11:32:07+00:00</text:p>
      <text:p text:style-name="P4">
Modified Time: 2023-07-09T07:20:05+00:00</text:p>
      <text:p text:style-name="P4">
Description: (Agence France -Presse Houston 8th) In recent days, most parts of the southern United States are hot and unbearable. On the afternoon of July 4th, when the Americans met with carefully produced fireworks, a name was Joseph (Joseph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7-09T-11-32-07-00-00/000000.png" xlink:type="simple" xlink:show="embed" xlink:actuate="onLoad" draw:mime-type="image/png"/>
</draw:frame>
In concrete, brick and metal prisons, industrial electric fans blew the heat and did not really cool the air.</text:p>
      <text:p text:style-name="P4">
Most prisons do not have air conditioners. When the outdoor temperature exceeds 40 degrees Celsius, it will feel hotter in the cell.</text:p>
      <text:p text:style-name="P4">
The prisoners, prisoners, and family members interviewed by AFP said that some prisoners destroyed the toilet of the cell and overflowed the water, and they slept on it. Some people will wet clothes to keep it cool.</text:p>
      <text:p text:style-name="P4">
In recent weeks, Matrle, 35, has served 16 years in Huntsville Esteel Prison prisons and 35 years old. He has experienced high temperature -related health problems at 4 degrees.</text:p>
      <text:p text:style-name="P4">
He called his family, "I just fainted, and the medical staff refused to see me. I didn't know what to do." The family immediately called the prison manager to seek help.</text:p>
      <text:p text:style-name="P4">
Mattill said that when the prisoner realized that someone was fainting in the nearby cell, they shouted to attract the guard's attention, but because of the shortage of manpower, they often delayed handling.</text:p>
      <text:p text:style-name="P4">
The hot prisoners will be taken to the prison's administrative division with air -conditioning to "breathe", and the prisoners will try to stretch the stay.</text:p>
      <text:p text:style-name="P4">
"Texas Tribune" reported that at least 9 people died in state prisons in June due to heart disease or other possible reasons.</text:p>
      <text:p text:style-name="P4">
News Source: <text:a xlink:type="simple" xlink:href="https://www.rfi.fr/cn/%E7%BC%A4%E7%BA%B7%E4%B8%96%E7%95%8C/20230709-%E7%83%AD%E6%B5%AA%E4%BE%B5%E8%A2%AD-%E5%BE%B7%E5%B7%9E%E7%9B%91%E7%8B%B1%E5%8F%98%E7%83%A4%E7%AE%B1" text:style-name="Internet_20_link" text:visited-style-name="Visited_20_Internet_20_Link">
https://www.rfi.fr/cn/%E7%BC%A4%E7%BA%B7%E4%B8%96%E7%95%8C/20230709-%E7%83%AD%E6%B5%AA%E4%BE%B5%E8%A2%AD-%E5%BE%B7%E5%B7%9E%E7%9B%91%E7%8B%B1%E5%8F%98%E7%83%A4%E7%AE%B1</text:a>
</text:p>
      <!--NEWS-->
      <text:h text:style-name="P10" text:outline-level="1">
<text:span text:style-name="T4">
The number of victims of illegal occupation of apartment buildings in Brazil has increased to 14</text:span>
</text:h>
      <text:p text:style-name="P4">
Publisher: 法新社</text:p>
      <text:p text:style-name="P4">
Published Time: 2023-07-09T03:02:08+00:00</text:p>
      <text:p text:style-name="P4">
Modified Time: 2023-07-09T02:35:02+00:00</text:p>
      <text:p text:style-name="P4">
Description: (AFP, St. Paul, 8th) A apartment building in northeastern Brazil collapsed on the 7th in the early morning of the 7th. When the authorities ended the search and rescue operation today, the authorities said that some illegal occupied buildings collapsed, and the number of deaths had increased to 14.</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7-09T03-02-08-00-00/000000.png" xlink:type="simple" xlink:show="embed" xlink:actuate="onLoad" draw:mime-type="image/png"/>
</draw:frame>
Agence France -Presse reported that the accident occurred in a community in Paulista, Pernambuco, northeast of Brazil. It was found in the body of a woman and two children.</text:p>
      <text:p text:style-name="P4">
The civil defense unit of Peinpocha stated that the deceased includes men, women and children, aged 5 to 45. Three of them were rescued, namely a 65 -year -old woman and two teenagers; the authorities did not provide information about their current situation.</text:p>
      <text:p text:style-name="P4">
The authorities said that the building of this three -story building belongs to a large residential community and has been closed in 2010 due to the risk of collapse, but has been illegally occupied since then. In April of this year, Olinda, which is also located in Bonobo, also collapsed, and 6 people were killed.</text:p>
      <text:p text:style-name="P4">
The collapse of Brazilian buildings often occurs in poor communities in illegal buildings. In 2020, two illegal buildings in a poor community in Rio de Janeiro collapsed after a day of rain, causing 24 people to be killed. (Translator: Ji Jinling)</text:p>
      <text:p text:style-name="P4">
News Source: <text:a xlink:type="simple" xlink:href="https://www.rfi.fr/cn/%E5%9B%BD%E9%99%85%E6%8A%A5%E9%81%93/20230709-%E5%B7%B4%E8%A5%BF%E9%9D%9E%E6%B3%95%E5%8D%A0%E7%94%A8%E5%85%AC%E5%AF%93%E5%BB%BA%E7%AD%91%E5%80%92%E5%A1%8C-%E7%BD%B9%E9%9A%BE%E4%BA%BA%E6%95%B0%E5%A2%9E%E8%87%B314%E4%BA%BA" text:style-name="Internet_20_link" text:visited-style-name="Visited_20_Internet_20_Link">
https://www.rfi.fr/cn/%E5%9B%BD%E9%99%85%E6%8A%A5%E9%81%93/20230709-%E5%B7%B4%E8%A5%BF%E9%9D%9E%E6%B3%95%E5%8D%A0%E7%94%A8%E5%85%AC%E5%AF%93%E5%BB%BA%E7%AD%91%E5%80%92%E5%A1%8C-%E7%BD%B9%E9%9A%BE%E4%BA%BA%E6%95%B0%E5%A2%9E%E8%87%B314%E4%BA%BA</text:a>
</text:p>
      <!--NEWS-->
      <text:h text:style-name="P10" text:outline-level="1">
<text:span text:style-name="T4">
Mexico Newspaper: Missing reporters have died</text:span>
</text:h>
      <text:p text:style-name="P4">
Publisher: 法新社</text:p>
      <text:p text:style-name="P4">
Published Time: 2023-07-09T05:32:07+00:00</text:p>
      <text:p text:style-name="P4">
Modified Time: 2023-07-09T05:05:01+00:00</text:p>
      <text:p text:style-name="P4">
Description: (Agence France -Presse Mexico, 8th) La Jornada, the main media in Mexico, pointed out that Sanjes, a local reporter who was missing in Nayarit in the west, was found to have di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7-09T05-32-07-00-00/000000.png" xlink:type="simple" xlink:show="embed" xlink:actuate="onLoad" draw:mime-type="image/png"/>
</draw:frame>
Agence France -Presse reported that the Daily News reported on the website: "The body discovered by the village of Huachnes in TEPIC has confirmed that the 59 -year -old Daily News reporter Luismartin Sanchez Iniguez). "</text:p>
      <text:p text:style-name="P4">
Daily News quoted local authorities reports that Sanjes's wife CeCilia Lopez told investigators that she did not know the whereabouts of her husband after the evening of the 5th.</text:p>
      <text:p text:style-name="P4">
Some unproven local media reports said that Sanjes's body was discovered in the villages near the capital of Tabik, Nayri, and the corpse was wrapped in a plastic bag, and his chest had a message.</text:p>
      <text:p text:style-name="P4">
In the past, many daily news reporters have become a lock target and have been murdered, including Miroslavabreach, who was killed in Chihuahua in March 2017, and May in May of the same year in Sinaoa (in May of the same year ( Sinaloa) Javier Valdez, who was killed, also wrote for AFP.</text:p>
      <text:p text:style-name="P4">
For news practitioners, Mexico is one of the most dangerous countries in the world. According to RSFs (RSF), more than 150 journalists have been murdered since 2000.</text:p>
      <text:p text:style-name="P4">
According to government information, there were 13 reporters in 2022. Most of the criminals for reporters have not been punished so far. (Translator: Ji Jinling)</text:p>
      <text:p text:style-name="P4">
News Source: <text:a xlink:type="simple" xlink:href="https://www.rfi.fr/cn/%E5%9B%BD%E9%99%85%E6%8A%A5%E9%81%93/20230709-%E5%A2%A8%E8%A5%BF%E5%93%A5%E6%8A%A5%E7%BA%B8-%E5%A4%B1%E8%B8%AA%E8%AE%B0%E8%80%85%E5%B7%B2%E8%BA%AB%E4%BA%A1" text:style-name="Internet_20_link" text:visited-style-name="Visited_20_Internet_20_Link">
https://www.rfi.fr/cn/%E5%9B%BD%E9%99%85%E6%8A%A5%E9%81%93/20230709-%E5%A2%A8%E8%A5%BF%E5%93%A5%E6%8A%A5%E7%BA%B8-%E5%A4%B1%E8%B8%AA%E8%AE%B0%E8%80%85%E5%B7%B2%E8%BA%AB%E4%BA%A1</text:a>
</text:p>
      <!--NEWS-->
      <text:h text:style-name="P10" text:outline-level="1">
<text:span text:style-name="T4">
The key proposal of the Division will vote on the streets to protest on the street</text:span>
</text:h>
      <text:p text:style-name="P4">
Publisher: 法新社</text:p>
      <text:p text:style-name="P4">
Published Time: 2023-07-09T06:02:07+00:00</text:p>
      <text:p text:style-name="P4">
Modified Time: 2023-07-09T05:50:01+00:00</text:p>
      <text:p text:style-name="P4">
Description: (France -France -France -France -France -Finals, 8th) Israeli demonstrators believe that judicial reforms in government research may mean that there will be a more authoritarian government, so today Tel Aviv (Tel ... T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7-09T06-02-07-00-00/000000.png" xlink:type="simple" xlink:show="embed" xlink:actuate="onLoad" draw:mime-type="image/png"/>
</draw:frame>
Through weekly protests, the masses continued to pressure the government of Prime Minister Benjaminnetanyahu. Nitaniah led LIKUD and extremely right-handed party last year to form an alliance with the Ultra-Orthodox party. After the election, he returned to the pot and became the most right-wing government leader in Israeli history.</text:p>
      <text:p text:style-name="P4">
The Israeli parliament will vote on an important proposal of the Division on the 10th. Today's protest in Tel Aviv is the 27th of the government's announcement in January, and the media estimates that it will attract 150,000 people to participate.</text:p>
      <text:p text:style-name="P4">
The police did not disclose the number of people participating in the demonstration.</text:p>
      <text:p text:style-name="P4">
Historian, Yuval Noah Harari, said in the rally: "We must take action to protest what the Nitania government has done to our country and Israel's dream."</text:p>
      <text:p text:style-name="P4">
He said, "If the government of the Nitana Hu will not stop, they will soon know the consequences of the people's anger."</text:p>
      <text:p text:style-name="P4">
This judicial reform will give politicians higher than the court's power, and the government of the Nitaniah advocates that it is necessary to ensure better power balance.</text:p>
      <text:p text:style-name="P4">
Nitaniah announced at the end of March that the legislative procedure of "temporarily slowing down" was negotiated with the opposition, but after many negotiations failed, the government once again adopted the offensive.</text:p>
      <text:p text:style-name="P4">
The Israeli Congress is expected to read a proposal in a reform plan on the 10th. The purpose of this proposal is to restrict the judicial department's right to decide the government's "rationality".</text:p>
      <text:p text:style-name="P4">
One of the potential impacts will be a ministerial personnel case. For example, under the intervention of the Supreme Court this year, Nitana Hu Hu had to open Aryehderi, a member of the Cabinet of Crime, but Nitana Hu said at the time that he would find "all legal tools", In the future, Dai Rui's public office will be kept in the future.</text:p>
      <text:p text:style-name="P4">
The organizer has announced that there will be protests on the 11th.</text:p>
      <text:p text:style-name="P4">
News Source: <text:a xlink:type="simple" xlink:href="https://www.rfi.fr/cn/%E5%9B%BD%E9%99%85%E6%8A%A5%E9%81%93/20230709-%E5%8F%B8%E6%94%B9%E5%85%B3%E9%94%AE%E8%AE%AE%E6%A1%88%E5%B0%86%E8%A1%A8%E5%86%B3-%E4%BB%A5%E8%89%B2%E5%88%97%E4%BA%BA%E6%B6%8C%E4%B8%8A%E8%A1%97%E5%A4%B4%E6%8A%97%E8%AE%AE" text:style-name="Internet_20_link" text:visited-style-name="Visited_20_Internet_20_Link">
https://www.rfi.fr/cn/%E5%9B%BD%E9%99%85%E6%8A%A5%E9%81%93/20230709-%E5%8F%B8%E6%94%B9%E5%85%B3%E9%94%AE%E8%AE%AE%E6%A1%88%E5%B0%86%E8%A1%A8%E5%86%B3-%E4%BB%A5%E8%89%B2%E5%88%97%E4%BA%BA%E6%B6%8C%E4%B8%8A%E8%A1%97%E5%A4%B4%E6%8A%97%E8%AE%AE</text:a>
</text:p>
      <!--NEWS-->
      <text:h text:style-name="P10" text:outline-level="1">
<text:span text:style-name="T4">
Syrian control BBC reports bias their reporters' documents</text:span>
</text:h>
      <text:p text:style-name="P4">
Publisher: 法新社</text:p>
      <text:p text:style-name="P4">
Published Time: 2023-07-09T07:02:07+00:00</text:p>
      <text:p text:style-name="P4">
Modified Time: 2023-07-09T06:50:01+00:00</text:p>
      <text:p text:style-name="P4">
Description: (Agence France -Presse Damascus, 8th) Syria rarely made big moves on international media today. The country said that the BBC has a "misleading report" and therefore cancel the company's docum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7-09T07-02-07-00-00/000000.png" xlink:type="simple" xlink:show="embed" xlink:actuate="onLoad" draw:mime-type="image/png"/>
</draw:frame>
The Syrian Information Department said in a statement that "given that the broadcasters failed to comply with professional standards and insisted on providing biased and misleading reports," the headquarters decided to revoke the documents of BBC text and photography reporters.</text:p>
      <text:p text:style-name="P4">
The Ministry of Information added that the document of the BBC Radio (BBC Radio) in Syrian was also revoked.</text:p>
      <text:p text:style-name="P4">
The BBC spokesman did not directly comment on Syria's measures, but called the "BBC News Arabic Edition (BBC Newsarabic) providing fair and independent news reports" and contacted "people in different political factions to establish the truth."</text:p>
      <text:p text:style-name="P4">
The spokesman mentioned in the statement: "We will continue to provide fair news and messages to the audience of the Arabic world."</text:p>
      <text:p text:style-name="P4">
The Syrian Department of Information said that since the outbreak of the Syrian war in 2011, the BBC "provides subjective and false information and reports when reporting the current situation of Syria."</text:p>
      <text:p text:style-name="P4">
The Syrian civil war has killed more than 500,000 people, millions of people were displaced, and most of the country's infrastructure and industry destroyed the country.</text:p>
      <text:p text:style-name="P4">
The Syrian Department of Information added that the BBC had been warned by "more than once", but still "continued to report misleading reports based on the statement of terrorist organizations and Syrian enemies.</text:p>
      <text:p text:style-name="P4">
For the Syrian government, it is rare for the revocation of international media.</text:p>
      <text:p text:style-name="P4">
As the war heats up, many foreign reporters have involved more and more foreign forces and sacred soldiers around the world. Many foreign journalists have left the country.</text:p>
      <text:p text:style-name="P4">
News Source: <text:a xlink:type="simple" xlink:href="https://www.rfi.fr/cn/%E5%9B%BD%E9%99%85%E6%8A%A5%E9%81%93/20230709-%E5%8F%99%E5%88%A9%E4%BA%9A%E6%8E%A7bbc%E6%8A%A5%E5%AF%BC%E5%81%8F%E9%A2%87-%E5%8F%96%E6%B6%88%E5%85%B6%E8%AE%B0%E8%80%85%E8%AF%81%E4%BB%B6" text:style-name="Internet_20_link" text:visited-style-name="Visited_20_Internet_20_Link">
https://www.rfi.fr/cn/%E5%9B%BD%E9%99%85%E6%8A%A5%E9%81%93/20230709-%E5%8F%99%E5%88%A9%E4%BA%9A%E6%8E%A7bbc%E6%8A%A5%E5%AF%BC%E5%81%8F%E9%A2%87-%E5%8F%96%E6%B6%88%E5%85%B6%E8%AE%B0%E8%80%85%E8%AF%81%E4%BB%B6</text:a>
</text:p>
      <!--NEWS-->
      <text:h text:style-name="P10" text:outline-level="1">
<text:span text:style-name="T4">
Is the Fukushima nuclear treatment of water row of water really safe?</text:span>
</text:h>
      <text:p text:style-name="P4">
Author: None (Language: zh)</text:p>
      <text:p text:style-name="P4">
Publisher: None</text:p>
      <text:p text:style-name="P4">
Time: 2023-07-09T07:21:00Z</text:p>
      <text:p text:style-name="P4">
Description: The Japanese government is trying to persuade the nationals and its neighbors. The discharge of sewage discharged by the processed Fukushima first nuclear power plant into the ocean will not endanger human health or natural environment. However, the sound of opposition is still one after another.</text:p>
      <text:p text:style-name="P4">
Videos: []</text:p>
      <text:p text:style-name="P4">
Images: []</text:p>
      <text:p text:style-name="P4">
Subject: 科技环境</text:p>
      <text:p text:style-name="P4">
Subjects: []</text:p>
      <text:p text:style-name="P4">
Keywords: ['伊朗', '绿色和平', '能源转型', '穹顶之下', '环境保护', '福岛']</text:p>
      <text:p text:style-name="P4">
Id: 66156631</text:p>
      <!--METADATA-->
      <text:p text:style-name="P4">
<text:a xlink:type="simple" xlink:href="https://www.dw.com/zh/overlay/image/article/66156631/64968774" text:style-name="Internet_20_link" text:visited-style-name="Visited_20_Internet_20_Link">
 </text:a>
The plan of more than 1.2 million tons of Fukushima First Nuclear Power Station's plan to enter the ocean has caused uneasiness at home and abroad at home and abroad.</text:p>
      <text:p text:style-name="P4">
(Voice of Germany Chinese) on Tuesday (July 4), <text:a xlink:type="simple" xlink:href="https://www.dw.com/zh/zh/福岛废水排海iaea评估为安全-中国反对/a-66111067" text:style-name="Internet_20_link" text:visited-style-name="Visited_20_Internet_20_Link">
International Atomic Energy Agency</text:a>
(IAEA) finally approved a plan to arrange more than 1.2 million tons of Fukushima's first nuclear power plant in Tokyo, saying that its processing method was "consistent" in accordance with international security standards. International Atomic Energy Agency <text:a xlink:type="simple" xlink:href="https://www.dw.com/zh/zh/路透社iaea总干事暗示福岛报告专家组内部存在意见分歧/a-66153690" text:style-name="Internet_20_link" text:visited-style-name="Visited_20_Internet_20_Link">
Report Conclusion</text:a>
It is believed that the "radioactive effects of emission water can be ignored."</text:p>
      <text:p text:style-name="P4">
The Japanese government and TEPCO, a nuclear power plant operator in the 2011 earthquake and tsunami, welcomed the recognition of international atomic energy agencies.</text:p>
      <text:p text:style-name="P4">
Although most Japanese people seem to think that almost all radioactive substances in sewage have been cleared, it is the most suitable action plan to discharge it to the Pacific Ocean, but many people still expressed their objections, especially in Japan's neighbors.</text:p>
      <text:p text:style-name="P4">
The South Korean opposition party joint Democratic Party held a protest on Congress on Thursday (July 6), and plans to hold an assembly outside the parliament building on Saturday.</text:p>
      <text:p text:style-name="P4">
Japan's plan is to remove most of the radioactive nuclein in the sewage with ALPS (advanced liquid treatment system) and discharge it into the ocean after dilution.</text:p>
      <text:h text:style-name="P12" text:outline-level="3">
<text:span text:style-name="T4">
Opposition from China</text:span>
</text:h>
      <text:p text:style-name="P4">
Chinese Ambassador to Japan, Wu Jianghao, emphasized at a press conference on Tuesday <text:a xlink:type="simple" xlink:href="https://www.dw.com/zh/zh/中国海关宣布禁止进口日本福岛等地食品/a-66142401" text:style-name="Internet_20_link" text:visited-style-name="Visited_20_Internet_20_Link">
Beijing's opposition to the plan</text:a>
It is said that "the nuclear pollution water generated by nuclear accidents is discharged to the sea, and this approach has no precedent since the use of nuclear energy in humans."</text:p>
      <text:p text:style-name="P4">
China has prohibited seafood from 10 counties (including Fukushima Prefecture and Capital Tokyo) from 47 counties in Japan since 2011, and prohibit all food and feed from 9 counties from 9 counties. Do radioactive testing.</text:p>
      <text:p text:style-name="P4">
He said: "What actions China will take in the next stage and how to take action depends on the progress of the Japanese emissions plan."</text:p>
      <text:h text:style-name="P12" text:outline-level="3">
<text:span text:style-name="T4">
environmentalist protest</text:span>
</text:h>
      <text:p text:style-name="P4">
Environmental protection organizations also publicly opposed the plan. On Wednesday, the protesters in Seoul demanded that the international atomic energy agency withdraws from the report that supports the Japanese government plan, and the Green Peace Organization has accused Tokyo of violating the United Nations Convention on the Marine Law.</text:p>
      <text:p text:style-name="P4">
Hajimematsukubo, the secretary -general of the Tokyo Citizenship Information Center, also expressed concerns about the drainage plan, and said that there are many feasible alternative to the operator of the Fukushima damaged nuclear power plant (TEPCO) of Fukushima's damaged nuclear power plant (TEPCO) solution.</text:p>
      <text:p text:style-name="P4">
He told Germany: "We strongly oppose this decision and believe that the government has many better choices." He added: "There is no reason to build more water storage tanks at the scene, and we can also build an underground reservoir. You can also introduce a better processing system to remove more radioactive nucleo. "</text:p>
      <text:p text:style-name="P4">
"On the contrary, they chose the simplest and cheapest solutions." He said, "I think the plan has always been, because discharging water into the sea is always lower than other alternatives."</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ose.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ul>
        <li>
#</li>
      </ul>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with Tokyo Power Company: "The ocean is not a trash can." He said in an interview with Reuters and asked, "Why do you put water in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International Atomic Energy Agency</text:span>
</text:h>
      <text:p text:style-name="P4">
Matsuya said that the Japanese government is using the support expressed by international atomic agencies to promote drainage work, and it will almost be discharged before the end of summer, although there is no clear final retirement roadmap at the nuclear power plant.</text:p>
      <text:p text:style-name="P4">
"Tokyo Power has been saying that drainage is important for the entire retirement plan, but there is no detailed timetable for the power station to stabilize and retire. So why is it necessary to do this?" He asked.</text:p>
      <text:p text:style-name="P4">
Songjiu Bao also questioned the independence of the International atomic Energy Agency and pointed out that the agency was funded by nuclear power producers, and its main task was to promote the development of atomic energy. He added that in view of the failure of the Japanese nuclear development department, especially the failure of the Fukushima Nuclear Power Station, people must also question the accuracy of the information provided by the Tokyo Power and the Japanese government.</text:p>
      <text:p text:style-name="P4">
He said: "The government said that the ALPS (advanced liquid treatment system) is removing different radioactive nuclein from the water, diluted it, and discharged it into the ocean. But these water has not been independently tested, so how can we determine it?"</text:p>
      <text:p text:style-name="P4">
A report released by Tokyo Electric Power Corporation in early June shows that even after the ALPS system processing, more than 70%of the water to be discharged does not meet the legal standards of radiation purification. The company claims that the sewage will go through the purification process until the required standards to reduce people's concerns.</text:p>
      <text:p text:style-name="P4">
Nevertheless, after 12 years after the nuclear disaster after the Soviet Chel Nobel accident, the Japanese people hope that sewage discharge can become a sign of the long -lasting retirement process of the nuclear power plant -it is expected that this retirement process will take at least 40 years And need to securely collect and remove nuclear fuel technology, and these technologies have not been developed.</text:p>
      <text:h text:style-name="P12" text:outline-level="3">
<text:span text:style-name="T4">
Opposition of locals</text:span>
</text:h>
      <text:p text:style-name="P4">
Hiromi Murakami, a professor of politics at the Tokyo Campus of Tiantu University, said: "Locals and fishermen in northeast Japan have always opposed the plan because they expect this to seriously affect their business and lifestyle; The feeling of people is that they have the ability to deal with wastewater, and there are no better choices.</text:p>
      <text:p text:style-name="P4">
She pointed out that in order to gain public trust, Tokyo Power still has a lot of work to do. She said: "The close contact between Japanese politics and business circles will always be questioned, but this is what we are facing now. We can only expect that this is indeed the best action plan."</text:p>
      <text:p text:style-name="P4">
*#</text:p>
      <text:h text:style-name="P13" text:outline-level="4">
<text:span text:style-name="T4">
6 -year sacrifice</text:span>
</text:h>
      <text:h text:style-name="P12" text:outline-level="3">
<text:span text:style-name="T4">
Hiroshima atomic bomb more than 500 times</text:span>
</text:h>
      <text:p text:style-name="P4">
The Fukushima nuclear crisis caused by the "March 11" earthquake tsunami 6 years ago brought the biggest disaster to Japan, a country that had to rely on nuclear energy to enter the new century. The three reactor pile cores in the Fukushima Nuclear Power Station were melted, and the four reactors exploded. Before the tragedy, many people thought that such nuclear disasters would not happen in Japan. The radioactive substances emitted in the accident are 500 times more than similar substances released by the Hiroshima atomic bomb.</text:p>
      <text:p text:style-name="P4">
*#</text:p>
      <text:h text:style-name="P13" text:outline-level="4">
<text:span text:style-name="T4">
6 -year sacrifice</text:span>
</text:h>
      <text:h text:style-name="P12" text:outline-level="3">
<text:span text:style-name="T4">
chronic death</text:span>
</text:h>
      <text:p text:style-name="P4">
Disaster brings serious consequences. The tsunami itself caused nearly 19,000 people to be killed or disappeared. Due to radiation pollution due to nuclear leaks, more than 100,000 residents in the disaster area of Fukushima Nuclear Power Station were forced to leave their homes. As for the number of deaths in the Fukushima nuclear disaster, there are different claims. Some say 15 people, some say that the number of people is more, but because many cancer patients may die in the next few years, the number of victims will likely rise to rise. To thousands of.</text:p>
      <text:p text:style-name="P4">
*#</text:p>
      <text:h text:style-name="P13" text:outline-level="4">
<text:span text:style-name="T4">
6 -year sacrifice</text:span>
</text:h>
      <text:h text:style-name="P12" text:outline-level="3">
<text:span text:style-name="T4">
Silent for a minute</text:span>
</text:h>
      <text:p text:style-name="P4">
On Saturday (March 11, 2017), the 6th anniversary of the outbreak of Fukushima Nuclear was coming. Tokyo in Japan and the Northeast of the accident will be held in a series of condolences. At 14:46 pm local time, many Japanese people will mourn for the dead for a minute of disaster 6 years ago.</text:p>
      <text:p text:style-name="P4">
*#</text:p>
      <text:h text:style-name="P13" text:outline-level="4">
<text:span text:style-name="T4">
6 -year sacrifice</text:span>
</text:h>
      <text:h text:style-name="P12" text:outline-level="3">
<text:span text:style-name="T4">
Heavy home</text:span>
</text:h>
      <text:p text:style-name="P4">
The Fukushima Nuclear accident led 160,000 people to be displaced by forced evacuation. Today, six years later, tens of thousands of people still live in temporary homes. A report released by the Green Peace Organization in February this year pointed out that although the radiation index of the "IITE) of the" Ghost Village "(IITE) near the Fukushima nuclear disaster still exceeds international standards, the residents of evacuated residents were still forced to return to their homes.#</text:p>
      <text:h text:style-name="P13" text:outline-level="4">
<text:span text:style-name="T4">
6 -year sacrifice</text:span>
</text:h>
      <text:h text:style-name="P12" text:outline-level="3">
<text:span text:style-name="T4">
Unbearable loss</text:span>
</text:h>
      <text:p text:style-name="P4">
The disaster also brought huge economic losses. The Japanese government claims that the direct economic loss caused by Fukushima Nuclear is about 177 billion euros. The impact and losses caused by radiation on countries in the surrounding areas cannot be accurately estimated.</text:p>
      <text:p text:style-name="P4">
*#</text:p>
      <text:h text:style-name="P13" text:outline-level="4">
<text:span text:style-name="T4">
6 -year sacrifice</text:span>
</text:h>
      <text:h text:style-name="P12" text:outline-level="3">
<text:span text:style-name="T4">
Two major cores</text:span>
</text:h>
      <text:p text:style-name="P4">
After human beings entered the era of atomic energy, two catastrophic nuclear accidents occurred. The most serious is the nuclear power plant accident that occurred in the former Soviet Union in 1986. The second is the nuclear disaster in Fukushima in Japan in 2011. Two The second is level seven and belongs to "catastrophic accidents".</text:p>
      <text:p text:style-name="P4">
*#</text:p>
      <text:h text:style-name="P13" text:outline-level="4">
<text:span text:style-name="T4">
6 -year sacrifice</text:span>
</text:h>
      <text:h text:style-name="P12" text:outline-level="3">
<text:span text:style-name="T4">
radioactive garbage</text:span>
</text:h>
      <text:p text:style-name="P4">
The Fukushima Nuclear Power Station operating Fang Tokyo Electric Power Company was severely criticized after the nuclear disaster in 2011 due to poor crisis treatment. The company is now accused of continuing to cover up the degree of nuclear disaster and has not led the truth to the public and the market. A temporary storage place in Fukushima is filled with plastic bags equipped with radioactive garbage. This is the testimony of the disaster six years ago. The operator Tokyo Electric Power Company later acknowledged that he did not fully prepare for natural disasters. In July 2012, the company was nationalized to avoid the threat of bankruptcy.</text:p>
      <text:p text:style-name="P4">
*#</text:p>
      <text:h text:style-name="P13" text:outline-level="4">
<text:span text:style-name="T4">
6 -year sacrifice</text:span>
</text:h>
      <text:h text:style-name="P12" text:outline-level="3">
<text:span text:style-name="T4">
to increase the risk of cancer?</text:span>
</text:h>
      <text:p text:style-name="P4">
Doctors perform thyroid examinations on children. How long is the long -term risk of nuclear accidents on people's health? According to the predictions of the World Health Organization, the risk of cancer in polluting residents has only increased slightly. A international medical organization predicts that it is because radioactive substance leaks to the external environment, and an additional 80,000 cancer risk is increased.</text:p>
      <text:p text:style-name="P4">
*#</text:p>
      <text:h text:style-name="P13" text:outline-level="4">
<text:span text:style-name="T4">
6 -year sacrifice</text:span>
</text:h>
      <text:h text:style-name="P12" text:outline-level="3">
<text:span text:style-name="T4">
Clean up and continue</text:span>
</text:h>
      <text:p text:style-name="P4">
According to the estimation of Japan's Tokyo Electric Power Company, which operates the Fukushima Nuclear Power Station, it takes at least 30 to 40 years to complete the safety of the nuclear power plant. The company's 1,200 employees and about 7,000 workers from Xie Capital Company cleaned the ruins of the Fukushima Nuclear Power Station every day.</text:p>
      <text:p text:style-name="P4">
*#</text:p>
      <text:h text:style-name="P13" text:outline-level="4">
<text:span text:style-name="T4">
6 -year sacrifice</text:span>
</text:h>
      <text:h text:style-name="P12" text:outline-level="3">
<text:span text:style-name="T4">
Disaster after nuclear difficulty</text:span>
</text:h>
      <text:p text:style-name="P4">
In the nuclear accident area, hundreds of thousands of tons of water have been contaminated by nuclear radiation in the water storage tank. These sewage will be used for cooling after treatment. The problem is that groundwater emerges in the factory area every day, mixed with cooling sewage. The water storage tank collecting radiation sewage also constantly occurs: most of the water storage tanks are composed of steel plates, and cracks are often found. It is speculated that radiation sewage flows into the sewer and enters the sea. In August 2013, people learned that 300 tons of radiation sewage leaked and flowed into the sea in large quantities. This is the worst accident after the melting of the pile core.</text:p>
      <text:p text:style-name="P4">
*#</text:p>
      <text:h text:style-name="P13" text:outline-level="4">
<text:span text:style-name="T4">
6 -year sacrifice</text:span>
</text:h>
      <text:h text:style-name="P12" text:outline-level="3">
<text:span text:style-name="T4">
learn from mistakes?</text:span>
</text:h>
      <text:p text:style-name="P4">
The Fukushima nuclear crisis caused by the "3.11" earthquake tsunami has changed the attitude of many countries in the world to the use of nuclear power. Like Germany, some countries have planned to withdraw from nuclear power, but at the same time, other countries are not moved by Japan's nuclear disasters and adhere to the development of nuclear power, including the United States, China, the United Kingdom and other countries. Shortly before the arrival of the Fukushima Nuclear Nuclear Difficulties this year, the Democratic Progressive Party of Japan passed the "Zero Nuclear Power Basic Act" preparing to submit to Congress.</text:p>
      <text:p text:style-name="P4">
Author: Ren Ch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福岛核处理水排海真的安全吗？/a-66156631" text:style-name="Internet_20_link" text:visited-style-name="Visited_20_Internet_20_Link">
https://www.dw.com/zh/福岛核处理水排海真的安全吗？/a-66156631?maca=chi-rss-chi-all-1127-rdf</text:a>
</text:p>
      <!--NEWS-->
      <text:h text:style-name="P10" text:outline-level="1">
<text:span text:style-name="T4">
The death of the teenager is not eliminated by the French people to show on the streets to demonstrate on the streets regardless of the ban</text:span>
</text:h>
      <text:p text:style-name="P4">
Publisher: 法新社</text:p>
      <text:p text:style-name="P4">
Published Time: 2023-07-09T07:32:07+00:00</text:p>
      <text:p text:style-name="P4">
Modified Time: 2023-07-09T07:20:04+00:00</text:p>
      <text:p text:style-name="P4">
Description: (Agence France -Presse, Paris, 8th) African -American teenager Naer was shot and killed by police officers in the suburbs of Paris. It still saw hundreds of protesters on the streets of Paris in disregard the ban today to protest the violence of poli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7-09T07-32-07-00-00/000000.png" xlink:type="simple" xlink:show="embed" xlink:actuate="onLoad" draw:mime-type="image/png"/>
</draw:frame>
Police disperse the crowd from Place De La Republics in Paris, and hundreds of people were rushed to Boulevardmagenta, where they were peaceful. After the demonstration, Paris Police said two were arrested.</text:p>
      <text:p text:style-name="P4">
The Paris Police Department announced on the website to point out that the arranged demonstration has been banned because the situation is "tight."</text:p>
      <text:p text:style-name="P4">
The cause of the French riots was related to Nahel, a 17 -year -old African -American Youth Nahel who refused to stop inspection on June 27. In the incident, a police officer had been investigated for deliberate homicide; the lawyer of the police officer said that his client had no intention of killing the teenager.</text:p>
      <text:p text:style-name="P4">
The French Ministry of Internal Realities stated that about 5,900 people across the country have taken the street today.</text:p>
      <text:p text:style-name="P4">
There are about 30 anti -police violence demonstrations across France, including Marseille in the southern port of Hong Kong and Strasbourg in the eastern part. In Lille, the authorities have banned the rally.</text:p>
      <text:p text:style-name="P4">
Agence France -Presse reported that official data pointed out that since Naer's death, more than 3,700 people have been detained by the police for protests, of which at least 1,160 are minors. (Translator: Ji Jinling)</text:p>
      <text:p text:style-name="P4">
News Source: <text:a xlink:type="simple" xlink:href="https://www.rfi.fr/cn/%E5%9B%BD%E9%99%85%E6%8A%A5%E9%81%93/20230709-%E5%B0%91%E5%B9%B4%E4%B9%8B%E6%AD%BB%E6%80%92%E6%B0%94%E6%9C%AA%E6%B6%88-%E6%B3%95%E5%9B%BD%E6%B0%91%E4%BC%97%E4%B8%8D%E9%A1%BE%E7%A6%81%E4%BB%A4%E4%B8%8A%E8%A1%97%E5%A4%B4%E7%A4%BA%E5%A8%81" text:style-name="Internet_20_link" text:visited-style-name="Visited_20_Internet_20_Link">
https://www.rfi.fr/cn/%E5%9B%BD%E9%99%85%E6%8A%A5%E9%81%93/20230709-%E5%B0%91%E5%B9%B4%E4%B9%8B%E6%AD%BB%E6%80%92%E6%B0%94%E6%9C%AA%E6%B6%88-%E6%B3%95%E5%9B%BD%E6%B0%91%E4%BC%97%E4%B8%8D%E9%A1%BE%E7%A6%81%E4%BB%A4%E4%B8%8A%E8%A1%97%E5%A4%B4%E7%A4%BA%E5%A8%81</text:a>
</text:p>
      <!--NEWS-->
      <text:h text:style-name="P10" text:outline-level="1">
<text:span text:style-name="T4">
China: More and more young people resist marriage</text:span>
</text:h>
      <text:p text:style-name="P4">
Author: None (Language: zh)</text:p>
      <text:p text:style-name="P4">
Publisher: None</text:p>
      <text:p text:style-name="P4">
Time: 2023-07-09T07:38:00Z</text:p>
      <text:p text:style-name="P4">
Description: Despite the government's incentive measures, the high unemployment rate and economic pressure of young people in the high -level young people are reluctant to choose to get married and form a family.</text:p>
      <text:p text:style-name="P4">
Videos: []</text:p>
      <text:p text:style-name="P4">
Images: []</text:p>
      <text:p text:style-name="P4">
Subject: 时政风云</text:p>
      <text:p text:style-name="P4">
Subjects: []</text:p>
      <text:p text:style-name="P4">
Keywords: ['岛屿主权争端', '专题报道：全景观看“习马会”', '中国', '中共十九大', '亚洲', '德中关系']</text:p>
      <text:p text:style-name="P4">
Id: 66123913</text:p>
      <!--METADATA-->
      <text:p text:style-name="P4">
<text:a xlink:type="simple" xlink:href="https://www.dw.com/zh/overlay/image/article/66123913/62703272" text:style-name="Internet_20_link" text:visited-style-name="Visited_20_Internet_20_Link">
 </text:a>
Is such a scene increasingly rare in China? Studies have shown that more and more people choose to postpone marriage.</text:p>
      <text:p text:style-name="P4">
(Voice of Germany Chinese), for a 29 -year -old teacher in Shanxi Province, northern China, marriage is not the first choice.</text:p>
      <text:p text:style-name="P4">
Although her parents insisted on arranging a blind date for her in the past three years, Jingyi is still single, and she does not feel that she is urgent to find a marriage object.</text:p>
      <text:p text:style-name="P4">
She told Germany's voice: "Marriage is about freedom. Not everyone needs to get married as soon as possible."</text:p>
      <text:p text:style-name="P4">
It's not that Jingyi has this idea alone. According to a report released by the Ministry of Civil Affairs in June, after the number of marriages in the country declined for 8 consecutive years, <text:a xlink:type="simple" xlink:href="https://www.dw.com/zh/zh/去年中国结婚登记人数创下37年来新低/a-65888380" text:style-name="Internet_20_link" text:visited-style-name="Visited_20_Internet_20_Link">
the lowest level in 37 years</text:a>
Essence Only 6.83 million newcomers were registered to get married last year.</text:p>
      <text:p text:style-name="P4">
According to the latest Chinese population census, the average age of first marriage in China in 2020 was 28.6 years, nearly four years older than 2010.</text:p>
      <text:h text:style-name="P12" text:outline-level="3">
<text:span text:style-name="T4">
Marriage de -institutionalization</text:span>
</text:h>
      <text:p text:style-name="P4">
In China, more and more young people, especially post -90s and post -00 women, have become more and more indifferent to the society of early marriage. They have received more education and are more likely to be economical. Therefore, it is unlikely that marriage is regarded as a specification or a security model.</text:p>
      <text:p text:style-name="P4">
On the other hand, the second and third -child policy implemented by China is not friendly to women, and China's labor legislation is not sound to protect the women's fertility power and the equal competitive power of the labor market. This is a huge opportunity cost for women.</text:p>
      <text:p text:style-name="P4">
In addition, in the current economic environment, the post -90s and 00s are facing "degree inflation". Sometimes they must accept some large -scale job opportunities, resulting in no enough income to support real estate purchase.</text:p>
      <text:p text:style-name="P4">
There are all factors that are no wonder that young people resist marriage. This may also be the first time in China to have a chance to institutionalize marriage. Marriage has become a bit institutional- "Everyone accepts marriage" has always been a normal existence. But now it is indeed a watershed that allows marriage to institutionalize.</text:p>
      <text:h text:style-name="P12" text:outline-level="3">
<text:span text:style-name="T4">
Why are Chinese women particularly resisting to get married?</text:span>
</text:h>
      <text:p text:style-name="P4">
A woman with a pseudo -Christa said in an interview with Voice of Germany that "marriage is not necessary."</text:p>
      <text:p text:style-name="P4">
Krisa is 25 years old and serves as a project manager in a manufacturing company in China. She added: "I believe marriage will affect my personal achievements, especially my career."</text:p>
      <text:p text:style-name="P4">
Liu Ye, a senior lecturer in the Chinese Institute of London, told the Voice of Germany that gender inequality is still deeply ingrained in the Chinese workplace, including discriminatory gender quotas and females according to the possibility of pregnancy and maternity demand for maternity and leave. Candidates conduct a screening and evaluation.</text:p>
      <text:p text:style-name="P4">
This has caused many young women to be forced to make choices between career and settlement.</text:p>
      <text:p text:style-name="P4">
Ye said: "The longer women receive education, the age of their marriage and childbirth will naturally be postponed."</text:p>
      <text:h text:style-name="P12" text:outline-level="3">
<text:span text:style-name="T4">
Anti -marriage is a silent revolution</text:span>
</text:h>
      <text:p text:style-name="P4">
This is entirely possible to resist whether marriage will have an impact on Beijing's rule, Ye said that over time. Encouraging people to get married have actually surpassed the social issues itself, and become a political project with the purpose of maintaining and continuing the leading patriarchal society of men.</text:p>
      <text:p text:style-name="P4">
A patriarchal society not only controls its citizens, but also controls their life options and opportunities. So resisting marriage is almost like a silent revolution.</text:p>
      <text:p text:style-name="P4">
In 2023, China's youth unemployment rate(Age between 16 and 24 years old)A record of 20.8%.</text:p>
      <text:h text:style-name="P12" text:outline-level="3">
<text:span text:style-name="T4">
Chinese young people are facing economic pressure</text:span>
</text:h>
      <text:p text:style-name="P4">
China's recent economic decline has also led young people to lack interest in marriage.</text:p>
      <text:p text:style-name="P4">
In 2023, China's youth unemployment rate(Age between 16 and 24 years old)A record of 20.8%.</text:p>
      <text:p text:style-name="P4">
A Chinese woman who was a shan Shan told Germany that it was difficult to make a living in the current employment market. The pressure to find a job made her have no energy to consider marriage.</text:p>
      <text:p text:style-name="P4">
Similarly, a software engineer who was a pseudonym XIAOGANG also told the Voice of Germany that the large -scale layoffs of the technology industry forced him to work often because he was worried about being fired. "When my friend invited me to go out with the girl, I didn't have any energy at all," he said.</text:p>
      <text:h text:style-name="P12" text:outline-level="3">
<text:span text:style-name="T4">
Ferry population problem</text:span>
</text:h>
      <text:p text:style-name="P4">
As more and more young people are unwilling to get married, China's birth rate continues to decline.</text:p>
      <text:p text:style-name="P4">
According to the data of the Human Rights Observation Organization, China's total fertility rate dropped from 2.6 children in each female in the late 1980s to 1.15 children in 2021.</text:p>
      <text:p text:style-name="P4">
In addition, last year was the first time in China that has declined in population in the past 60 years.</text:p>
      <text:p text:style-name="P4">
TEXAS A &amp; M University Honorary Professor of Sociology, Dedeli Batonon(DudleyPoston)Said: "China is caught in a serious population crisis ... becoming an aging country with a population."</text:p>
      <text:p text:style-name="P4">
He added that the current age of China's population is 38 years old. Earlier this year, the United Nations predicts that India will surpass China and become the country with the largest population in the world. The average age of India is 28 years old.</text:p>
      <text:p text:style-name="P4">
In May this year, the China Family Planning Association launched a pilot project in more than 20 cities to provide housing, tax and education subsidies for families with two or more children.</text:p>
      <text:p text:style-name="P4">
However, the government's efforts were generally ridiculed on social media, and few young people thought that these projects could help them.</text:p>
      <text:p text:style-name="P4">
"I think this is ridiculous. Many young people like me are facing difficulties in finding a job. When a person can't take care of himself economically, what to set up a family?"</text:p>
      <text:p text:style-name="P4">
Can China rely on international immigrants to increase their working age?</text:p>
      <text:h text:style-name="P12" text:outline-level="3">
<text:span text:style-name="T4">
Where is the way out?</text:span>
</text:h>
      <text:p text:style-name="P4">
Person believes that the implementation of a three -child policy is not a solution to the problem, but to solve this problem through international immigrants. For decades, the United States and many European countries have relied on international immigrants to increase their labor age. China is rarely born in foreign residents. China has only about 1 million foreign residents, accounting for only about 0.1%of China's population.</text:p>
      <text:p text:style-name="P4">
In contrast, the United States is 15%and Germany is 19%. Even the proportion of foreign -born population in Japan and South Korea is higher, Japan is 2%and South Korea is 3%. China has done little in attracting foreign immigrants, and China must change its immigration policy.International immigrants may be the only way for China to solve serious population problems. The Chinese Communist Party may help real Bevoelkerungswachstum this goal by changing its concept of racial purity.</text:p>
      <text:p text:style-name="P4">
News Source: <text:a xlink:type="simple" xlink:href="https://www.dw.com/zh/中国：越来越多年轻人抗拒结婚/a-66123913" text:style-name="Internet_20_link" text:visited-style-name="Visited_20_Internet_20_Link">
https://www.dw.com/zh/中国：越来越多年轻人抗拒结婚/a-66123913?maca=chi-rss-chi-all-1127-rdf</text:a>
</text:p>
      <!--NEWS-->
      <text:h text:style-name="P10" text:outline-level="1">
<text:span text:style-name="T4">
Institutional forecast: Chinese domestic car brands will occupy more than half of the Chinese market for the first time</text:span>
</text:h>
      <text:p text:style-name="P4">
Author: None (Language: zh)</text:p>
      <text:p text:style-name="P4">
Publisher: None</text:p>
      <text:p text:style-name="P4">
Time: 2023-07-09T07:52:00Z</text:p>
      <text:p text:style-name="P4">
Description: International Commercial Consulting ALIXPARTNERS said that Chinese domestic brands will account for more than 50%of the domestic market in China in 2023. This will be the first time that domestic brands control China's largest world's largest car market. At the same time, the Chinese market is also facing huge overcapacity.</text:p>
      <text:p text:style-name="P4">
Videos: []</text:p>
      <text:p text:style-name="P4">
Images: []</text:p>
      <text:p text:style-name="P4">
Subject: 经济纵横</text:p>
      <text:p text:style-name="P4">
Subjects: ['德国汽车工业', '法兰克福车展']</text:p>
      <text:p text:style-name="P4">
Keywords: ['预测', '国产品牌', '汽车', '中国市场', '份额', '艾睿铂', '产能过剩']</text:p>
      <text:p text:style-name="P4">
Id: 66140455</text:p>
      <!--METADATA-->
      <text:p text:style-name="P4">
<text:a xlink:type="simple" xlink:href="https://www.dw.com/zh/overlay/image/article/66140455/65609330" text:style-name="Internet_20_link" text:visited-style-name="Visited_20_Internet_20_Link">
 </text:a>
The rise of domestic electric vehicle manufacturers such as BYD, Weilai Automobile and Xiaopeng Automobile has changed the status quo of the Chinese automobile market.</text:p>
      <text:p text:style-name="P4">
(Voice of Germany Chinese) International Commercial Consulting ALIXPARTNERS said on Wednesday (July 5) that due to the continuous increase in the leading position in the field of electric vehicles, Chinese domestic brands will occupy 50 auto sales of Chinese markets in 2023 in 2023. More than %, this will be the first time that domestic brands control China's largest car market in the world.</text:p>
      <text:p text:style-name="P4">
In the past 40 years, the Chinese market has been led by joint venture brands such as Volkswagen and Toyota. But competitive prices, faster model updates, and <text:a xlink:type="simple" xlink:href="https://www.dw.com/zh/zh/比亚迪欲在德国市场加速扩张/a-65948560" text:style-name="Internet_20_link" text:visited-style-name="Visited_20_Internet_20_Link">
BYD</text:a>
, <text:a xlink:type="simple" xlink:href="https://www.dw.com/zh/zh/蔚来扩展欧洲业务-匈牙利工厂9月投入运营/a-62674025" text:style-name="Internet_20_link" text:visited-style-name="Visited_20_Internet_20_Link">
Weilai</text:a>
The rise of domestic electric vehicle manufacturers such as cars and Xiaopeng Automobile has changed the status quo of the Chinese automobile market. In the first quarter of this year, China surpassed Japan and became the world's largest car exporter.</text:p>
      <text:p text:style-name="P4">
Ai Rui Po Company predicts that China's total car sales this year will increase by 3%to 24.9 million vehicles, and they will return to <text:a xlink:type="simple" xlink:href="https://www.dw.com/zh/zh/专题报道新冠疫情与疫苗/t-55795902" text:style-name="Internet_20_link" text:visited-style-name="Visited_20_Internet_20_Link">
Xinyegang Epidemic</text:a>
Previous sales level. The company is expected to increase the annual sales of Chinese cars to 30.6 million units by 2030. By then, more than half of the cars sold in China will be electric vehicles.</text:p>
      <text:p text:style-name="P4">
The consulting company said that from 2016 to 2022, China's "new energy vehicle" market, including plug -in hybrid vehicles and pure electric vehicles, benefited from the government equivalent to $ 57 billion subsidies.</text:p>
      <text:p text:style-name="P4">
Ai Ruibao said that the US government provided a subsidy of $ 12 billion in the industry at the same time.</text:p>
      <text:p text:style-name="P4">
More reading: <text:a xlink:type="simple" xlink:href="https://www.dw.com/zh/zh/德国电动车在中国市场步履蹒跚/a-65359971" text:style-name="Internet_20_link" text:visited-style-name="Visited_20_Internet_20_Link">
German electric vehicles have fallen in the Chinese market</text:a>
However, the company said that Chinese electric vehicle manufacturers have also won advantages through the attention of advanced driving assistance systems and manufacturing cheaper cars.</text:p>
      <text:h text:style-name="P12" text:outline-level="3">
<text:span text:style-name="T4">
Shanghai has become a city of electric</text:span>
</text:h>
      <text:p text:style-name="P4">
Stephen Dyer, the director of Asian Automobile Consultation, said that this competitiveness will cause Chinese auto manufacturers to have a disruptive impact like Tesla in the next few years.</text:p>
      <text:p text:style-name="P4">
Dell said at a press conference: "If foreign brands want to survive in China, or to face the disruptive effects of these brands in the country's market, it is best to learn from the newly established electric vehicle startups in China."</text:p>
      <text:p text:style-name="P4">
Dell also predicts that by 2030, the annual sales of Chinese brands in overseas markets will increase to 9 million units, which will make the global share of Chinese brands reaching 30%, of which 15%in the European market share and 19%in South America. Southeast Asia and South Asia are also 19%.</text:p>
      <text:p text:style-name="P4">
The Chinese market is also facing huge overcapacity, and Dell predicts that there will be a wave of integration. He said that by 2030, only 25 to 30 of the existing 167 new energy vehicle brands can survive. He said more than two -thirds of the brands did not have any sales performance last year.</text:p>
      <text:p text:style-name="P4">
"Even if you have first -class operating capabilities, the annual output requires up to 400,000 vehicles to achieve a profit and loss balance," he said.</text:p>
      <text:h text:style-name="P12" text:outline-level="3">
<text:span text:style-name="T4">
Does the Germans buy Chinese electric vehicles?</text:span>
</text:h>
      <text:p text:style-name="P4">
(Reuters)</text:p>
      <text:p text:style-name="P4">
News Source: <text:a xlink:type="simple" xlink:href="https://www.dw.com/zh/机构预测：中国国产汽车品牌将首次占据中国市场过半份额/a-66140455" text:style-name="Internet_20_link" text:visited-style-name="Visited_20_Internet_20_Link">
https://www.dw.com/zh/机构预测：中国国产汽车品牌将首次占据中国市场过半份额/a-66140455?maca=chi-rss-chi-all-1127-rdf</text:a>
</text:p>
      <!--NEWS-->
      <text:h text:style-name="P10" text:outline-level="1">
<text:span text:style-name="T4">
Fact verification: Why do we believe in fake news?</text:span>
</text:h>
      <text:p text:style-name="P4">
Author: None (Language: zh)</text:p>
      <text:p text:style-name="P4">
Publisher: None</text:p>
      <text:p text:style-name="P4">
Time: 2023-07-09T07:59:00Z</text:p>
      <text:p text:style-name="P4">
Description: False news has pose a real threat to society. How can psychological and social factors affect our true and false? In order not to trust the deception, how should we deal with it?</text:p>
      <text:p text:style-name="P4">
Videos: []</text:p>
      <text:p text:style-name="P4">
Images: []</text:p>
      <text:p text:style-name="P4">
Subject: 文化经纬</text:p>
      <text:p text:style-name="P4">
Subjects: []</text:p>
      <text:p text:style-name="P4">
Keywords: ['假新闻', '认知偏差', '事实', '真相', '黑暗人格', '情绪']</text:p>
      <text:p text:style-name="P4">
Id: 66128219</text:p>
      <!--METADATA-->
      <text:p text:style-name="P4">
<text:a xlink:type="simple" xlink:href="https://www.dw.com/zh/overlay/image/article/66128219/64798592" text:style-name="Internet_20_link" text:visited-style-name="Visited_20_Internet_20_Link">
 </text:a>
Is we seeing a fact or a false image? We often overestimate our ability to distinguish between the two</text:p>
      <text:p text:style-name="P4">
(Voice of Germany Chinese) Whether it is about <text:a xlink:type="simple" xlink:href="https://www.dw.com/zh/zh/俄罗斯入侵乌克兰/t-60868685" text:style-name="Internet_20_link" text:visited-style-name="Visited_20_Internet_20_Link">
Ukrainian War</text:a>
, <text:a xlink:type="simple" xlink:href="https://www.dw.com/zh/zh/专题报道新型冠状病毒/t-52123766" text:style-name="Internet_20_link" text:visited-style-name="Visited_20_Internet_20_Link">
coronavirus </text:a>
It is still the issue of gender equality. In recent years, there have been more and more fake news circulating on the Internet, especially when it involves emotional and controversial topics. Sometimes it is difficult to discern. At other times, facts and false news are actually easy to identify.</text:p>
      <text:p text:style-name="P4">
Each person is different. Some Internet users are always easier to believe in fake news and fake news. In this Voice of Germany, we will explore the reasons.</text:p>
      <text:h text:style-name="P12" text:outline-level="3">
<text:span text:style-name="T4">
Cognitive bias makes us believe in deception</text:span>
</text:h>
      <text:p text:style-name="P4">
A frequent term is "Cognitive Bias". It describes the errors that exist in our human thinking that are difficult to get rid of.</text:p>
      <text:p text:style-name="P4">
When we believe in fake news, our existing views and pre -formed world views play an important role in it. Sometimes it also calls it "partisanship" (party prejudice/favoritism) or "ConfirmationBias" (party prejudice/partiality) in some professional articles. Confirmation bias).</text:p>
      <text:p text:style-name="P4">
Cognitive psychologist Stephanlewandowsky is the author of the famous professional literature in this field. He explained: "If I hear something that is consistent with my own political perspective, I want to hear it. When I am, I will believe it more. "We always have prejudice. For example, if a person thinks that Germany accepts too many refugees, then he is more inclined to believe in news reports that believe in the community overweight or hold a negative attitude towards this group.</text:p>
      <text:p text:style-name="P4">
Like sharing without verification -common behavior on the Internet</text:p>
      <text:p text:style-name="P4">
We also have another important "cognitive deviation" to often believe in our intuition prematurely. We are unwilling to check again before internalization, comments, and reposting, as if checking the facts again is redundant and annoying. Many users are just reading the title of the article, not the actual content.</text:p>
      <text:p text:style-name="P4">
The Science Post and the National Public Radio (NPR) tested this by publishing misleading title. After clicking the link, the reader will find that this is actually just a joke experiment, but most people do not even open the link.</text:p>
      <text:h text:style-name="P12" text:outline-level="3">
<text:span text:style-name="T4">
Negative information can trigger us</text:span>
</text:h>
      <text:p text:style-name="P4">
"From the Effect" (or "Follow -up effect" BandwagoneFFECT) will also mislead us: people are usually guided by others, rather than form opinions by themselves. As far as fake news is concerned, this means that we are more likely to believe in information that many others believe.</text:p>
      <text:p text:style-name="P4">
When a social media post is shared and likes a lot, we tend to believe in the so -called "group wisdom". The problem is that others also think so when they like to share, and as mentioned earlier, most of them shared and liked without specific understanding of the content.</text:p>
      <text:p text:style-name="P4">
Our memory is not much helpful for the correct remembers to see or read. This is the so -called "Persistence OFINACCURACY". We often don't remember the authenticity of something. A very common phenomenon is that people still claim that a false information is true -even if it has been corrected by factual verification, it has been corrected as false.</text:p>
      <text:p text:style-name="P4">
In addition to these deviations, the reason why fake news spread is so successful because we are more unconscious, we will let emotions lead ourselves. Levadovski said that false news is six times faster than the transmission of real information. This is due to emotions. "We know that people have a strong response to the information that causes negative emotions (such as anger)." Most likely to be spread quickly.</text:p>
      <text:h text:style-name="P12" text:outline-level="3">
<text:span text:style-name="T4">
The authenticity of information is second, and the most important thing can be used by yourself</text:span>
</text:h>
      <text:p text:style-name="P4">
The University of Verzburg conducted a study last year, which made 600 participants evaluate the authenticity of different statements. The study found that the dark personality traits and the so -called "post -truth epistemology" made us more vulnerable to false news.</text:p>
      <text:p text:style-name="P4">
The chief author and psychologist Jan PhilipprudLoff explained in an interview with the Voice of Germany: "In order to understand the viewers' views on knowledge and facts, we asked them the following questions. : When you encounter information, do you believe in your intuition? How important do you think of evidence? Do you believe in the fact that there is an independent fact? "</text:p>
      <text:p text:style-name="P4">
The evaluation results show that the more those who believe in their own intuition and the more people who do not believe in the facts, the more difficult it is to distinguish the authenticity of information.</text:p>
      <text:p text:style-name="P4">
"Then we also studied the 'Dark Personality' factors', which is the core of all dark personality traits, such as narcissistic or mental abnormalities," Rudlov said. "The reason why it is called‘ dark ’is because these personality traits are related to the behavior that our society is not recognized.”</text:p>
      <text:p text:style-name="P4">
For those who have strong dark personality traits, their own interests are the most important. Everything else, including things that may be facts in some cases, are secondary.</text:p>
      <text:p text:style-name="P4">
"Then the question is not whether the information is true, but whether the information is beneficial to them, can be used by them, or become a reason for a certain behavior." Rudlov said that the dark personality traits and the knowledge of things are not knowledgeable for things. Proper cognition is often coexisted, and it is usually appeared at a very young age.</text:p>
      <text:p text:style-name="P4">
What is driven by us on the Internet is the desire for social interaction</text:p>
      <text:h text:style-name="P12" text:outline-level="3">
<text:span text:style-name="T4">
The desire for attention and recognition</text:span>
</text:h>
      <text:p text:style-name="P4">
Joewalther, a researcher at the University of California California, pointed out another important factor in promoting fake news communication. He believes that the news of likes, comments and reposting is fundamentally a social interaction: "People are active on social networks to have a sense of participation to gain attention and recognition."</text:p>
      <text:p text:style-name="P4">
Walter said: "For example, I can repost a news for you: Studies have found that it is easier for small people to believe fake news than big people. I do this is not because I believe this is true, but because I think you I will like and be happy, I have sent you such an interesting and crazy story. "</text:p>
      <text:p text:style-name="P4">
This example also clearly shows that sometimes online users share fake news is not because they believe it. On the contrary, they just want to funny themselves or entertain others. Even they will share forward because they don't believe it is true.</text:p>
      <text:h text:style-name="P12" text:outline-level="3">
<text:span text:style-name="T4">
Looking to the future: What can we do?The question is: how do we improve the ability to identify fake news? The first step should be that we can be aware that we are easily affected by manipulation and subjective consciousness. Rudlov advocates impart more meta -knowledge about facts and science from students.</text:span>
</text:h>
      <text:p text:style-name="P4">
"In science, we can only find a consensus, that is, find some common opinions among as many experts as possible. Once new information is added, things that are considered facts or consensus will change." Rudelov said.</text:p>
      <text:p text:style-name="P4">
This is very complicated, and some people think that the facts seem to be arbitrarily set by "elite". Just like during the new crown, it was said that children were unlikely to spread the new crown virus, and then suddenly changed the saying.</text:p>
      <text:p text:style-name="P4">
Another method is the so -called "Prebunking". By providing information about false and error messages in advance, users can improve their cognition and alertness before encountering this information. For example, before the election, many false news is expected to manipulate voters, and publicity activities can be considered in advance.</text:p>
      <text:p text:style-name="P4">
News Source: <text:a xlink:type="simple" xlink:href="https://www.dw.com/zh/事实核查：我们为什么会相信假新闻？/a-66128219" text:style-name="Internet_20_link" text:visited-style-name="Visited_20_Internet_20_Link">
https://www.dw.com/zh/事实核查：我们为什么会相信假新闻？/a-66128219?maca=chi-rss-chi-all-1127-rdf</text:a>
</text:p>
      <!--NEWS-->
      <text:h text:style-name="P10" text:outline-level="1">
<text:span text:style-name="T4">
Ye Lun: The world is enough to make the United States and China prosper together</text:span>
</text:h>
      <text:p text:style-name="P4">
Publisher: 法新社</text:p>
      <text:p text:style-name="P4">
Published Time: 2023-07-09T08:02:10+00:00</text:p>
      <text:p text:style-name="P4">
Modified Time: 2023-07-09T07:35:03+00:00</text:p>
      <text:p text:style-name="P4">
Description: (Agence France -Presse, Beijing, 9th) When the US Finance Minister Ye Lun concluded today, when the Chinese itinerary aims to stabilize the tension between the two major economies in the world today, she said that her talks with Chinese officials "direct" and "effective", so that the two two, so that the two two, let the two make two two, let the two make two two, so that two of them have two, so that two of them have two, so that two of them have two, so that two of them have two, so that two of them have two, so that two of them have two, so that two of them have two, so that two of them have two, so that they can make two two, so that they can make two two, so that two of them have two, so that two of them have two, so that two of them have two, so that two of them have two, so that two of them are allowed to make two. State relations are "more sec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7-09T08-02-10-00-00/000000.png" xlink:type="simple" xlink:show="embed" xlink:actuate="onLoad" draw:mime-type="image/png"/>
</draw:frame>
Janet Yellen was a 4 -day visit after the departure of US Secretary of State Antonyblinken; she emphasized that although there is great observation of the United States and China, it is still necessary to strengthen exchanges and cooperation.</text:p>
      <text:p text:style-name="P4">
Today, she told reporters at the US Embassy in Beijing: "We believe that the world is big enough to make us prosper and develop."</text:p>
      <text:p text:style-name="P4">
"Both countries have the obligation to manage the relationship responsible: find the way the Chinese Communist Party is prosperous and shared in the world."</text:p>
      <text:p text:style-name="P4">
Although this trip has not made a specific breakthrough, the official Xinhua News Agency of China said last night that Ye Lun and the deputy prime minister of the State Council He Lifeng met in depth, frankness, pragmatic, pragmatic in depth, frankness, and pragmatism in responding to the global challenges of the two countries and the world's economic and financial situations and cooperation. The communication and talks are constructive. "</text:p>
      <text:p text:style-name="P4">
Ye Lun said today that although there are "major differences" between the two countries, she held a "direct, substantial and fruitful" talks with Chinese officials.</text:p>
      <text:p text:style-name="P4">
She said: "My bilateral meeting has been in a total of about 10 hours in a total of about 10 hours, so that we have become more steady to consolidate the pace of consolidating US -China relations."</text:p>
      <text:p text:style-name="P4">
News Source: <text:a xlink:type="simple" xlink:href="https://www.rfi.fr/cn/%E5%9B%BD%E9%99%85%E6%8A%A5%E9%81%93/20230709-%E5%8F%B6%E4%BC%A6-%E4%B8%96%E7%95%8C%E5%A4%9F%E5%A4%A7-%E8%83%BD%E8%AE%A9%E7%BE%8E%E4%B8%AD%E4%B8%80%E5%90%8C%E7%B9%81%E8%8D%A3" text:style-name="Internet_20_link" text:visited-style-name="Visited_20_Internet_20_Link">
https://www.rfi.fr/cn/%E5%9B%BD%E9%99%85%E6%8A%A5%E9%81%93/20230709-%E5%8F%B6%E4%BC%A6-%E4%B8%96%E7%95%8C%E5%A4%9F%E5%A4%A7-%E8%83%BD%E8%AE%A9%E7%BE%8E%E4%B8%AD%E4%B8%80%E5%90%8C%E7%B9%81%E8%8D%A3</text:a>
</text:p>
      <!--NEWS-->
      <text:h text:style-name="P10" text:outline-level="1">
<text:span text:style-name="T4">
Greek Miztakis government votes voting through trust</text:span>
</text:h>
      <text:p text:style-name="P4">
Publisher: 法新社</text:p>
      <text:p text:style-name="P4">
Published Time: 2023-07-09T08:02:16+00:00</text:p>
      <text:p text:style-name="P4">
Modified Time: 2023-07-09T07:35:02+00:00</text:p>
      <text:p text:style-name="P4">
Description: (Agence France -Presse Athens 8th) The Greek government has won trusted votes in Congress today to start a second 4 -year term. Two weeks ago, the New Democrat (New ... ... ... led by Conservative Prime Minister Kyriakos Mitsotak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7-09T08-02-16-00-00/000000.png" xlink:type="simple" xlink:show="embed" xlink:actuate="onLoad" draw:mime-type="image/png"/>
</draw:frame>
After 3 days of debate on the second term policy statement of the Mizttikis government, the ruling party received 158 trust votes of 300 members in the voting voting.</text:p>
      <text:p text:style-name="P4">
The New Democratic Party has 158 seats in Congress, and only the New Democratic members of the Parliament voted to support the government.</text:p>
      <text:p text:style-name="P4">
The New Democrats vowed to accelerate systems and economic reforms.</text:p>
      <text:p text:style-name="P4">
The New Democratic Party won the "Syriza" (Syriza "and 11.84%of the Pan -Greek Social Movement Party (PASOK" with a voting rate of 40.56%and 11.84%.</text:p>
      <text:p text:style-name="P4">
After issuing a government policy statement today, Mizotis said: "Elections show that Greece has entered a huge change in the era.</text:p>
      <text:p text:style-name="P4">
News Source: <text:a xlink:type="simple" xlink:href="https://www.rfi.fr/cn/%E5%9B%BD%E9%99%85%E6%8A%A5%E9%81%93/20230709-%E5%B8%8C%E8%85%8A%E7%B1%B3%E4%BD%90%E5%A1%94%E5%9F%BA%E6%96%AF%E6%94%BF%E5%BA%9C%E9%80%9A%E8%BF%87%E4%BF%A1%E4%BB%BB%E6%8A%95%E7%A5%A8" text:style-name="Internet_20_link" text:visited-style-name="Visited_20_Internet_20_Link">
https://www.rfi.fr/cn/%E5%9B%BD%E9%99%85%E6%8A%A5%E9%81%93/20230709-%E5%B8%8C%E8%85%8A%E7%B1%B3%E4%BD%90%E5%A1%94%E5%9F%BA%E6%96%AF%E6%94%BF%E5%BA%9C%E9%80%9A%E8%BF%87%E4%BF%A1%E4%BB%BB%E6%8A%95%E7%A5%A8</text:a>
</text:p>
      <!--NEWS-->
      <text:h text:style-name="P10" text:outline-level="1">
<text:span text:style-name="T4">
Extremely high temperature exacerbates Indian family violence phenomenon</text:span>
</text:h>
      <text:p text:style-name="P4">
Author: None (Language: zh)</text:p>
      <text:p text:style-name="P4">
Publisher: None</text:p>
      <text:p text:style-name="P4">
Time: 2023-07-09T08:05:00Z</text:p>
      <text:p text:style-name="P4">
Description: The latest research found that the crisis caused by climate change has exacerbated the problem of domestic violence. The increase in domestic violence in South Asian countries has a correlation with more and more high -temperature days in the area. This problem is especially serious in India.</text:p>
      <text:p text:style-name="P4">
Videos: []</text:p>
      <text:p text:style-name="P4">
Images: []</text:p>
      <text:p text:style-name="P4">
Subject: 科技环境</text:p>
      <text:p text:style-name="P4">
Subjects: ['气候变化', '印度', '环境保护', '亚洲']</text:p>
      <text:p text:style-name="P4">
Keywords: ['亚洲', '印度', '家庭暴力', '气候变化', '高温天', '女性权益']</text:p>
      <text:p text:style-name="P4">
Id: 66124993</text:p>
      <!--METADATA-->
      <text:p text:style-name="P4">
<text:a xlink:type="simple" xlink:href="https://www.dw.com/zh/overlay/image/article/66124993/65380522" text:style-name="Internet_20_link" text:visited-style-name="Visited_20_Internet_20_Link">
 </text:a>
It is expected that South Asia will experience more extreme high -temperature weather in the next decades.</text:p>
      <text:p text:style-name="P4">
(Voice of Germany Chinese) last week, a study published in the magazine of the American Medical Society (Jamapsychiatry) showed that the increase in domestic violence in women was related to the increase in temperature in South Asia, and India may face the largest <text:a xlink:type="simple" xlink:href="https://www.dw.com/zh/zh/触目惊心全球五万女性死于家暴/a-49513735" text:style-name="Internet_20_link" text:visited-style-name="Visited_20_Internet_20_Link">
Domestic violence</text:a>
Growth.</text:p>
      <text:p text:style-name="P4">
The study investigated the correlation between the "environmental temperature" and "incidence of intimate partners" in India, Nepal, and Pakistan.</text:p>
      <text:p text:style-name="P4">
Researchers tracked women over 19,4800 ages between 15 and 49 to study the incidence of intimate partner violence, including physical abuse, sexual abuse and emotional abuse.</text:p>
      <text:p text:style-name="P4">
Overall, the study found that every time the average annual temperature increases 1 degree Celsius, the violence of intimate partners will increase by 4.5%.</text:p>
      <text:p text:style-name="P4">
Although the study shows that the increase in high temperature and violence is positively related to all income groups, the largest increase is low -income families and rural families.</text:p>
      <text:h text:style-name="P12" text:outline-level="3">
<text:span text:style-name="T4">
India is a high incidence of domestic violence</text:span>
</text:h>
      <text:p text:style-name="P4">
Among the three countries surveyed, India shows the greatest increase in abuse related to rising temperature. Studies have found that in India, every time the temperature rises 1 degree Celsius, physical violence for women will increase by 8%, and sexual violence will increase by 7.3%.</text:p>
      <text:p text:style-name="P4">
The study pointed out: "In the case of unlimited carbon emissions, it is expected that by 2090, the incidence of intimacy in India's close partners has increased the highest, reaching 23.5%, Nepal increased by 14.8%, and Pakistan is 5.9%."</text:p>
      <text:p text:style-name="P4">
In India, unprecedented high -temperature heat waves are becoming the norm every year. In May this year, the hot weather swept most of the country's regions, with a temperature of 45 degrees Celsius.</text:p>
      <text:p text:style-name="P4">
The IPE-GLOBAL climate change and sustainable development department of the International Development Organization, Abinashmohanty, told Germany: "Extreme climate is becoming more and more severe, destroying people's lives and livelihoods. The poverty and vulnerable community has greatly influenced, and has promoted gender violence against girls and women.</text:p>
      <text:p text:style-name="P4">
Climate scientists believe that South Asia is one of the most vulnerable regions in the world.</text:p>
      <text:p text:style-name="P4">
The academic group "world weather attribution" of extreme high -temperature weather sources(World Weather Attribution)A recent study found that climate change has increased the possibility of hot waves in South Asia.</text:p>
      <text:p text:style-name="P4">
Mohanti said that the social welfare plan formulated in response to climate change should consider the correlation between extreme high temperature and gender violence.</text:p>
      <text:p text:style-name="P4">
"Although the limitation of empirical evidence and data still have blind spots in the impact of quantitative climate change and gender violence, for fragile countries such as India, ensuring that climate action plans can integrate and integrate each other, in order to deal with these challenges. "Mo Hami said.</text:p>
      <text:p text:style-name="P4">
"Women in low -income families and communities bear the burden of taking care of their families. When economic recession and employment opportunities are reduced, they are more vulnerable because they have to bear violence from their male partners."</text:p>
      <text:h text:style-name="P12" text:outline-level="3">
<text:span text:style-name="T4">
Connect extreme high temperature with family violence</text:span>
</text:h>
      <text:p text:style-name="P4">
Social organizations also recognize that the crisis caused by climate change has exacerbated the problem of domestic violence.</text:p>
      <text:p text:style-name="P4">
"Judging from the experience of women and girls in the immigration community in northern India, immigration migration caused by climate change will only exacerbate gender violence," Sonar Kaper, the founder of the Indian Foundation Protsahan, who is committed to ending gender violence, (Sonal Kapoor) told Germany.</text:p>
      <text:p text:style-name="P4">
"The fragility caused by climate is not just a problem that urban residents need more air conditioners. It also means that the entire community is not repeated due to excessive affected natural disasters. Said.</text:p>
      <text:p text:style-name="P4">
Studies have found that extreme high temperatures will also reduce the working hours of daily salary workers, thereby reducing income, and forcing family members to spend more time staying at home. In this regard, it has increased the burden on women's housework, and it also makes men who feel that they cannot support their families to have nervousness and anger.</text:p>
      <text:p text:style-name="P4">
"Women in low -income families and communities bear the burden of taking care of their families. When economic recession and employment opportunities are reduced, they are more vulnerable because they must also bear violence from their male partners." Kalpanaviswanath told Germany.</text:p>
      <text:p text:style-name="P4">
Research from the American Medical Association also found that the economic pressure brought about by the decline in agricultural production and labor efficiency, as well as the worsening living environment caused by the damage caused by extreme weather, may also exacerbate domestic violence.</text:p>
      <text:p text:style-name="P4">
"Any form of pressure will cause family violence. Due to the lowest air conditioning rate of South Asia, the pressure brought by high temperature will lead to more domestic violence. I believe that climate crisis will lead to more family discord and social disputes." The international environment, environment, and social environment, and the international environment, and Chandrabhushan, CEO of Sustainable Development and Technical Forum, told Germany.</text:p>
      <text:p text:style-name="P4">
News Source: <text:a xlink:type="simple" xlink:href="https://www.dw.com/zh/极端高温加剧印度家庭暴力现象/a-66124993" text:style-name="Internet_20_link" text:visited-style-name="Visited_20_Internet_20_Link">
https://www.dw.com/zh/极端高温加剧印度家庭暴力现象/a-66124993?maca=chi-rss-chi-all-1127-rdf</text:a>
</text:p>
      <!--NEWS-->
      <text:h text:style-name="P10" text:outline-level="1">
<text:span text:style-name="T4">
The influence of German right -wing populist "Optional Party" expands</text:span>
</text:h>
      <text:p text:style-name="P4">
Author: None (Language: zh)</text:p>
      <text:p text:style-name="P4">
Publisher: None</text:p>
      <text:p text:style-name="P4">
Time: 2023-07-09T08:12:00Z</text:p>
      <text:p text:style-name="P4">
Description: The right of right -wing populism has recently won in the German cities and counties twice. Why does the party's publicly publish racist remarks, why do you get so many voters support?</text:p>
      <text:p text:style-name="P4">
Videos: []</text:p>
      <text:p text:style-name="P4">
Images: []</text:p>
      <text:p text:style-name="P4">
Subject: 德国新闻</text:p>
      <text:p text:style-name="P4">
Subjects: []</text:p>
      <text:p text:style-name="P4">
Keywords: ['刘晓波', '选举', '人权', '零八宪章']</text:p>
      <text:p text:style-name="P4">
Id: 66113667</text:p>
      <!--METADATA-->
      <text:p text:style-name="P4">
<text:a xlink:type="simple" xlink:href="https://www.dw.com/zh/overlay/image/article/66113667/66045718" text:style-name="Internet_20_link" text:visited-style-name="Visited_20_Internet_20_Link">
 </text:a>
(Voice of Germany Chinese website) On Sunday (July 2), it belongs to <text:a xlink:type="simple" xlink:href="https://www.dw.com/zh/zh/调查三分之一的德东居民希望有个领袖/a-66072389" text:style-name="Internet_20_link" text:visited-style-name="Visited_20_Internet_20_Link">
former East Germany</text:a>
Raguhn-Jessnitz, a small city of 8,800 people in the 8,800 people in the population of 8,800 people in the population of the extremely right-wing option party (AFD) candidate Hannesloth defeated the party's competitors without party. Nils Naumann became the first mayor of Germany's options. Just a week ago, <text:a xlink:type="simple" xlink:href="https://www.dw.com/zh/zh/德国极右翼选项党首次赢得区议会选举/a-66033353" text:style-name="Internet_20_link" text:visited-style-name="Visited_20_Internet_20_Link">
Optional Party candidate Saisman</text:a>
(RobertSselmann) Sonneberg was elected county magistrate in the former East Germany area.</text:p>
      <text:p text:style-name="P4">
This seems to reflect the consistency of the results of the German polls. Some polls show that <text:a xlink:type="simple" xlink:href="https://www.dw.com/zh/zh/德国向右转选项党与社民党的支持率齐平/a-65809300" text:style-name="Internet_20_link" text:visited-style-name="Visited_20_Internet_20_Link">
The right -wing populist party has 20%of German voters' support rate, which is comparable to that of Prime Minister Shulz where the Social Party is located</text:a>
Essence</text:p>
      <text:p text:style-name="P4">
But what is the reason? Experts have different opinions. Some people believe that this is related to the new internal conflict of the Government, which is jointly governed by the German three parties, especially in terms of climate protection and heating equipment replacement policies that aim to transform renewable energy. Ursulamünch, the dean of the Political Education School of Political Education in Bavaria, said: "The policy of the governing alliance makes the people feel disturbed. I think, coupled with those who are generally dissatisfied with politics, they are now more encouraged by the option party."</text:p>
      <text:p text:style-name="P4">
(In the picture) Saisman, elected as the county head of Sonbeg</text:p>
      <text:h text:style-name="P12" text:outline-level="3">
<text:span text:style-name="T4">
Investigation and research confirmed that populism looked up</text:span>
</text:h>
      <text:p text:style-name="P4">
A simple but disturbing explanation in a study published by the University of Lepzig last week: Many German voters, especially in the Dedong region, have racist tendencies. Another survey released on June 29 was also vigilant. The study shows that the populist line of the option party is increasingly supported by the middle class of the people. The research on the Sinus Institute of Social Research shows that 56%of the respondents in favor of populist claims, which is 43%two years ago.</text:p>
      <text:p text:style-name="P4">
SILKEBORGSTEDT, director of the Sinus Institute, said to Germany: "What we currently observe is that some young and modern middle class who have been educated have also showed a good impression on the option party. It is not clear whether this is because other parties have not been able to provide a good policy plan, or they consciously make such a choice. "German Chancellor Salz insisted that the rise of the option party cannot be attributed to the existence of the Social Democratic Party in the Social Party of China question. However, the best challenge should be the CIMC. Although the party is also leading in polls, the internal disputes of the joint government have not made the party profitable.</text:p>
      <text:p text:style-name="P4">
The President of the CDU Melz vowed to minimize the voters of the support option party in 2019. Now he has to keep a distance from this statement. Recently, after the option party won twice, he said last week that the main opponent of the CDU was still the Green Party -although 6 of the 16 federal state governments in Germany were jointly governed by the CDU and the Green Party.</text:p>
      <text:p text:style-name="P4">
Expert Mingxi is not sure whether to attack the Green Party is a good strategy for the CDU. But she said that other political parties should not be silent for specific issues such as immigrants. "I think these political parties should try to compete with the Optional Party in terms of policy, rather than retreat, and then say that this is a very right -wing party. We don't want to stick to it."</text:p>
      <text:p text:style-name="P4">
Ursula Münch, Dean of Bavaria, Political Education, Political Education, Political Education</text:p>
      <text:h text:style-name="P12" text:outline-level="3">
<text:span text:style-name="T4">
How to face the Option Party?</text:span>
</text:h>
      <text:p text:style-name="P4">
In Germany, many conservative politicians have different opinions on the party's opinions on what route response. Some people try to avoid emotional words and present themselves as responsible political parties. The conservatives of southern Bavaria and some of the "Liberal Vodes" with populist tendencies have chosen another strategy.</text:p>
      <text:p text:style-name="P4">
Not long ago, Hubertaiwanger, chairman of the little partner "Liberal Vodor Party" jointly governed with the Kyoto Federation, said, said, " Most of the time to regain democracy is here. "</text:p>
      <text:p text:style-name="P4">
This reminiscent of the words of the party's statement that caused him to resign. But Ewan said that he was defending the middle school of democracy: "If it wasn't for me, the polarization here would be more serious." He pointed out that the support rate of the Bavarian options for the party polls is only 10%, which is the average level of Germany, which is the average level of Germany, which is the average level of Germany. Half.</text:p>
      <text:p text:style-name="P4">
The chairman of the CDU Melz is often criticized because he has some remarks and populism.</text:p>
      <text:h text:style-name="P12" text:outline-level="3">
<text:span text:style-name="T4">
'S threat to democracy?</text:span>
</text:h>
      <text:p text:style-name="P4">
For many people, a particularly worrying thing is that although the option party publicly published racist remarks, it still receives the support of so many German voters. The party is also regarded as a threat to the German Constitution order. The German Federal Constitution Protection Agency is responsible for monitoring extremists, <text:a xlink:type="simple" xlink:href="https://www.dw.com/zh/zh/联邦宪法保护局加强对选项党青年组织的监控/a-65450508" text:style-name="Internet_20_link" text:visited-style-name="Visited_20_Internet_20_Link">
Constitution Protection Bureau sets part of the option party as a right -wing extremist</text:a>
The option party is determined as "suspicious situation" as a whole.</text:p>
      <text:p text:style-name="P4">
At a press conference not long ago, Thomashaldenwang, director of the Constitution Protection Bureau, hinted that the Germans should think twice before voting to the option party. Expert Mingxi criticized that this is not the task of the Constitution Protection. "In the eyes of the option party voters, such a position has caused the Constitution Protection Bureau to lose its authority, especially in the Didong region. They will say that we have had enough intercourse with Starci (East German Secret Police) in the past. Tell us what is right and what is wrong. "</text:p>
      <text:p text:style-name="P4">
Bergs of the Sinus Institute believes that traditional German political parties do not need to be panicked due to the current polls. "Some are the right -wing extremists, but some voters responded by the current atmosphere." She believes that this atmosphere may change before the Federal Parliament election in 2025.</text:p>
      <text:p text:style-name="P4">
News Source: <text:a xlink:type="simple" xlink:href="https://www.dw.com/zh/德国右翼民粹-选项党-影响力扩大/a-66113667" text:style-name="Internet_20_link" text:visited-style-name="Visited_20_Internet_20_Link">
https://www.dw.com/zh/德国右翼民粹-选项党-影响力扩大/a-66113667?maca=chi-rss-chi-all-1127-rdf</text:a>
</text:p>
      <!--NEWS-->
      <text:h text:style-name="P10" text:outline-level="1">
<text:span text:style-name="T4">
The NBA mid -season championship group was released on December 9th Las Vegas to fight for the championship</text:span>
</text:h>
      <text:p text:style-name="P4">
Publisher: 法新社</text:p>
      <text:p text:style-name="P4">
Published Time: 2023-07-09T09:02:08+00:00</text:p>
      <text:p text:style-name="P4">
Modified Time: 2023-07-09T08:35:02+00:00</text:p>
      <text:p text:style-name="P4">
Description: (Agence France -Presse Las Vegas, 8th) The US professional basketball NBA officially launched the mid -season championship today and announced the grouping of 30 teams. The game named NBA Cup (NBA Cup) is scheduled to play a championship in Las Vegas on December 9.</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7-09T09-02-08-00-00/000000.png" xlink:type="simple" xlink:show="embed" xlink:actuate="onLoad" draw:mime-type="image/png"/>
</draw:frame>
NBA President Adam Silver said that the alliance has discussed this idea for 15 years, and now it is determined that the game system will be determined to make the game system in the method of imitating the English and Spanish football cups.</text:p>
      <text:p text:style-name="P4">
Xi Fo said: "How perfect this is a global alliance like the NBA; this is a very suitable system for our competition."</text:p>
      <text:p text:style-name="P4">
Xi Fo hopes that fans can be patient before the new competition starts.</text:p>
      <text:p text:style-name="P4">
Xi Fo said: "It takes a little time to build a new tradition. In the entire sports circle, we have seen many new initiatives. Now it's time to host the mid -season championship, so start doing it."</text:p>
      <text:p text:style-name="P4">
The 30 teams randomly selected into 6 groups based on the results of the previous quarter, each with 5 teams. There are three groups in the east and west districts.</text:p>
      <text:p text:style-name="P4">
Each team will play two home games and two away games, and will fight with the opponents of the same group once.</text:p>
      <text:p text:style-name="P4">
The competition will start on November 3 every Tuesday and Friday, but the original routine competition will be held as usual, except for the removal of the US governor, state parliament and mayor election on November 7.</text:p>
      <text:p text:style-name="P4">
The championships of the six groups, as well as the two teams and 2 teams except the 6 teams in the east and and west districts, will be able to play in the top 8. The event time is December 4th and 5th.</text:p>
      <text:p text:style-name="P4">
The promotion team will play in the top 4 in Las Vegas on December 7, and the winner will fight for the championship two days later.</text:p>
      <text:p text:style-name="P4">
Each player of the championship team in the mid -season can receive a $ 500,000 bonus.</text:p>
      <text:p text:style-name="P4">
"I look forward to it. I think this will add the excitement of players, coaches, and fans. This is really a good idea." I think this is really a good idea. "</text:p>
      <text:p text:style-name="P4">
In the two stages of the mid -season championship, there were 67 games, of which only the championship was not included in the regular game record and data calculation. Other competitions were part of the routine match. In the end, each team 2023 to 24 years will still play 82 examples.</text:p>
      <text:p text:style-name="P4">
Group A in the Western District includes Manfis Grizzlies, Phoenix Suns, Los Angeles Lakers, Jazz, and Portland Pioneer.</text:p>
      <text:p text:style-name="P4">
Group B has the Denver gold block that won the championship this season. Homermaid, San Antonio Spurs.</text:p>
      <text:p text:style-name="P4">
Group A in the eastern district includes 76 people in Philadelphia, the Cleveland Cavaliers, Atlanta Eagles, Indiana Slips, and Detroit Pistons; Group B includes Milwaki Deer, New York Nick, Miami Heat, Washington Witcher, and Charlotte Hornet.</text:p>
      <text:p text:style-name="P4">
Group C is Boston Seltik, Brooklyn Nets, Toronto Tyrannosaurus, Chicago Bulls, and Orando Magic.</text:p>
      <text:p text:style-name="P4">
News Source: <text:a xlink:type="simple" xlink:href="https://www.rfi.fr/cn/%E8%BF%90%E5%8A%A8%E5%A4%A9%E5%9C%B0/20230709-nba%E5%AD%A3%E4%B8%AD%E9%94%A6%E6%A0%87%E8%B5%9B%E5%88%86%E7%BB%84%E5%87%BA%E7%82%89-12%E6%9C%889%E6%97%A5%E6%8B%89%E6%96%AF%E7%BB%B4%E5%8A%A0%E6%96%AF%E4%BA%89%E5%86%A0" text:style-name="Internet_20_link" text:visited-style-name="Visited_20_Internet_20_Link">
https://www.rfi.fr/cn/%E8%BF%90%E5%8A%A8%E5%A4%A9%E5%9C%B0/20230709-nba%E5%AD%A3%E4%B8%AD%E9%94%A6%E6%A0%87%E8%B5%9B%E5%88%86%E7%BB%84%E5%87%BA%E7%82%89-12%E6%9C%889%E6%97%A5%E6%8B%89%E6%96%AF%E7%BB%B4%E5%8A%A0%E6%96%AF%E4%BA%89%E5%86%A0</text:a>
</text:p>
      <!--NEWS-->
      <text:h text:style-name="P10" text:outline-level="1">
<text:span text:style-name="T4">
New York street shooting was killed and three injuries 87 -year -old man killed his life</text:span>
</text:h>
      <text:p text:style-name="P4">
Author: 联合早报 (Person)</text:p>
      <text:p text:style-name="P4">
Publisher: 联合早报 (Organization)</text:p>
      <text:p text:style-name="P4">
Published Time: 2023-07-09T09:05</text:p>
      <text:p text:style-name="P4">
Modified Time: 2023-07-09T15:17</text:p>
      <text:p text:style-name="P4">
Description: A random shooting occurred on Saturday (July 8) in New York, USA. A man shot four people in half an hour, causing a 87 -year -old man to be killed and the three were injured. According to the US Broadcasting Corporation (ABC), according to the New York City Police Department's report, the random shooting on Saturday occurred in cloth ...</text:p>
      <text:p text:style-name="P4">
Videos: []</text:p>
      <text:p text:style-name="P4">
Audios: []</text:p>
      <text:p text:style-name="P4">
Images: []</text:p>
      <text:p text:style-name="P4">
Type: NewsArticle</text:p>
      <text:p text:style-name="P4">
Breadcrumbs: ['即时', '国际']</text:p>
      <text:p text:style-name="P4">
Keywords: ['枪击案', '纽约', '美国']</text:p>
      <!--METADATA-->
      <text:p text:style-name="P4">
A random shooting occurred on Saturday (July 8) in New York, USA. A man shot four people in half an hour, causing a 87 -year -old man to be killed and the three were injured.</text:p>
      <text:p text:style-name="P4">
According to the US Broadcasting Corporation (ABC), according to the New York City Police Department's report, a random shooting on Saturday occurred on the streets of Brooklyn and Queen's district, and the gunman was arrested two hours after the first shooting.</text:p>
      <text:p text:style-name="P4">
The first shooting occurred at 11:10 a.m. on Saturday, local time (at 11:10 pm Saturday time on Singapore time). The gunner rode an electric scooter to approach the victim and shot it. The victim was sent to the hospital for treatment and was not in danger of life.</text:p>
      <text:p text:style-name="P4">
After 17 minutes, the gunman hit the back of the second victim in the Queens. The 87 -year -old man was declared dead after he was sent to the hospital.</text:p>
      <text:p text:style-name="P4">
Third victims appeared more than ten minutes later. A 44 -year -old man was shot at the corner of Queens, and his face was in critical condition. Immediately after two minutes, a fourth victim appeared. A 63 -year -old man had a shot in his right shoulder. He is currently inpatted and the situation is stable.</text:p>
      <text:p text:style-name="P4">
Police said many witnesses described the suspects, saying that a man riding an electric scooter shot. The New York police arrested the suspect at the Queen's area at 1:10 pm on the same day, and found a scooter and a nine mm semi -automatic pistol.</text:p>
      <text:p text:style-name="P4">
It is understood that the suspect is a 25 -year -old man and was arrested once in New York City. The New York Police Detective Kenny said the police have not yet mastered the motivation of the man's crime and judge that the gun was random incident.</text:p>
      <text:p text:style-name="P4">
Kenny pointed out that the video showed that the gunner did not target anyone or followed anyone. He rode a scooter on the street and fired at the passers -by. The victim's ethnic identity is also different, including Spain and Asians.</text:p>
      <text:p text:style-name="P4">
There is no license at the scooter rode by the man, and there is no serial number on the pistol he committed in the crime. The police are still identifying whether the pistol is stained or may be a ghost gun.</text:p>
      <text:p text:style-name="P4">
News Source: <text:a xlink:type="simple" xlink:href="https://www.zaobao.com.sg/realtime/world/story20230709-1412087" text:style-name="Internet_20_link" text:visited-style-name="Visited_20_Internet_20_Link">
https://www.zaobao.com.sg/realtime/world/story20230709-1412087</text:a>
</text:p>
      <!--NEWS-->
      <text:h text:style-name="P10" text:outline-level="1">
<text:span text:style-name="T4">
At least 22 people died in the Sudan army launched an air strike</text:span>
</text:h>
      <text:p text:style-name="P4">
Author: 联合早报 (Person)</text:p>
      <text:p text:style-name="P4">
Publisher: 联合早报 (Organization)</text:p>
      <text:p text:style-name="P4">
Published Time: 2023-07-09T09:27</text:p>
      <text:p text:style-name="P4">
Modified Time: 2023-07-09T09:36</text:p>
      <text:p text:style-name="P4">
Description: The Sudan Army launched an air strike on Saturday (July 8) to the western part of Omdurman, causing at least 22 deaths and injuries to dozens of people. Reuters reports that after the clashes of the coup in Sudan on April 15, the quasi -military organization quickly supported the troops (RSF) ...</text:p>
      <text:p text:style-name="P4">
Videos: []</text:p>
      <text:p text:style-name="P4">
Audios: []</text:p>
      <text:p text:style-name="P4">
Images: []</text:p>
      <text:p text:style-name="P4">
Type: NewsArticle</text:p>
      <text:p text:style-name="P4">
Breadcrumbs: ['即时', '国际']</text:p>
      <text:p text:style-name="P4">
Keywords: ['苏丹', '空袭', '冲突', '古特雷斯', '联合国']</text:p>
      <!--METADATA-->
      <text:p text:style-name="P4">
The Sudan Army launched an air strike on Saturday (July 8) to the western part of Omdurman, causing at least 22 deaths and injuries to dozens of people.</text:p>
      <text:p text:style-name="P4">
Reuters reports that <text:a xlink:type="simple" xlink:href="https://www.zaobao.com/realtime/world/story20230415-1383440" text:style-name="Internet_20_link" text:visited-style-name="Visited_20_Internet_20_Link">
Sudan broke out on April 15th Conduction Conflict</text:a>
Later, the quasi -military organization quickly supported the troops (RSF) quickly occupied the capital Kagoum and his sister city Umudulman and Bahri, while the Sudan army launched an air and artillery blow.</text:p>
      <text:p text:style-name="P4">
The conflict has lasted for nearly three months, and the situation is still tight, and the short -term ceasefire agreement reached by many times has not been observed. The Sudan Federal Ministry of Health said that at least 1133 people were killed in the battle, nearly 3 million people were displaced, and nearly 700,000 people fled to neighbors.</text:p>
      <text:p text:style-name="P4">
The conflict broke out in the capital Khatmem, Cordo, and Darfur, which caused racial violence in Sidalfur. Aid agencies said that "amazing" rape and abducted women and girls occurred during the conflict.</text:p>
      <text:p text:style-name="P4">
In recent days, warfires are concentrated in Umudulman. The western part of the city is a key supply route for the rapid support forces to obtain reinforcements from its base Darfur.</text:p>
      <text:p text:style-name="P4">
The Sudan army posted on Facebook that the special forces killed 20 "rebel soldiers" and destroyed their weapons and equipment.</text:p>
      <text:p text:style-name="P4">
The UN Secretary -General Gutres Sunday (9th) condemned the Sudan army's air strikes and shocked the large -scale violence and death injuries in the Darfur area.</text:p>
      <text:p text:style-name="P4">
News Source: <text:a xlink:type="simple" xlink:href="https://www.zaobao.com.sg/realtime/world/story20230709-1412089" text:style-name="Internet_20_link" text:visited-style-name="Visited_20_Internet_20_Link">
https://www.zaobao.com.sg/realtime/world/story20230709-1412089</text:a>
</text:p>
      <!--NEWS-->
      <text:h text:style-name="P10" text:outline-level="1">
<text:span text:style-name="T4">
The current President of Uzbek election is expected to be 3 consecutive hegemony</text:span>
</text:h>
      <text:p text:style-name="P4">
Publisher: 法新社</text:p>
      <text:p text:style-name="P4">
Published Time: 2023-07-09T09:32:09+00:00</text:p>
      <text:p text:style-name="P4">
Modified Time: 2023-07-09T09:20:02+00:00</text:p>
      <text:p text:style-name="P4">
Description: (France -France -France -France -France -Capital, the capital of Uzbek, Tashkeng, 9th) Uzbek held the presidential election today. The current President Milz Yayev has determined to win the third term and continues to lead the Central Asian country rich in natural gas resour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7-09T09-32-09-00-00/000000.png" xlink:type="simple" xlink:show="embed" xlink:actuate="onLoad" draw:mime-type="image/png"/>
</draw:frame>
Uzbek is a former Soviet Union who still has strict control. The 65 -year -old Shavkat Mirziyayev has promised to open up foreign investment and tourists.</text:p>
      <text:p text:style-name="P4">
Milzyev served as the Prime Minister when he was in power in the late President Islam Karimov in the hardships.</text:p>
      <text:p text:style-name="P4">
Earlier this year, the context referendum passed, so that Milzyyev can be two more presidents, and each term has been extended from 5 years to 7 years.</text:p>
      <text:p text:style-name="P4">
Such a change means that he can continue to administration until 2037.</text:p>
      <text:p text:style-name="P4">
All voters who were interviewed by Agence France -Presse before voting said they would vote for Mirchiyev. His opponents are three well -known candidates.</text:p>
      <text:p text:style-name="P4">
Uzbek, an inland country bordering Afghanistan, is the country with the most population in Central Asia. There are about 20 million qualified voters in the country.</text:p>
      <text:p text:style-name="P4">
Milzyev shaped himself as a reformer who created "New Uzbek".</text:p>
      <text:p text:style-name="P4">
He terminated the problem of Hats and sweat -sweat workers in Uzbek cotton fields, and released political prisoners who had been cleared during the long -term administration of Cricimov.</text:p>
      <text:p text:style-name="P4">
News Source: <text:a xlink:type="simple" xlink:href="https://www.rfi.fr/cn/%E5%9B%BD%E9%99%85%E6%8A%A5%E9%81%93/20230709-%E4%B9%8C%E5%85%B9%E5%88%AB%E5%85%8B%E5%A4%A7%E9%80%89%E7%99%BB%E5%9C%BA-%E7%8E%B0%E4%BB%BB%E6%80%BB%E7%BB%9F%E5%8F%AF%E6%9C%9B3%E8%BF%9E%E9%9C%B8" text:style-name="Internet_20_link" text:visited-style-name="Visited_20_Internet_20_Link">
https://www.rfi.fr/cn/%E5%9B%BD%E9%99%85%E6%8A%A5%E9%81%93/20230709-%E4%B9%8C%E5%85%B9%E5%88%AB%E5%85%8B%E5%A4%A7%E9%80%89%E7%99%BB%E5%9C%BA-%E7%8E%B0%E4%BB%BB%E6%80%BB%E7%BB%9F%E5%8F%AF%E6%9C%9B3%E8%BF%9E%E9%9C%B8</text:a>
</text:p>
      <!--NEWS-->
      <text:h text:style-name="P10" text:outline-level="1">
<text:span text:style-name="T4">
President Panan President Elected by President Cai Yingwen, President of the Taiwan Association on the 11th</text:span>
</text:h>
      <text:p text:style-name="P4">
Publisher: 法新社</text:p>
      <text:p text:style-name="P4">
Published Time: 2023-07-09T10:02:09+00:00</text:p>
      <text:p text:style-name="P4">
Modified Time: 2023-07-09T09:35:02+00:00</text:p>
      <text:p text:style-name="P4">
Description: (France -Presse, Taipei 9th) Taiwan ’s Ministry of Foreign Affairs issued a press release pointed out that President AIA President President Pannia was invited by the Republic of China (Taiwan) government to visit Taiwan from July 11th to 15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7-09T10-02-09-00-00/000000.png" xlink:type="simple" xlink:show="embed" xlink:actuate="onLoad" draw:mime-type="image/png"/>
</draw:frame>
Santiago Penapalaos (another translation: Benia) will be able to serve as a number of important cabinets such as Foreign Minister and Finance Minister for 5 days on the 11th. Essence</text:p>
      <text:p text:style-name="P4">
The Ministry of Foreign Affairs stated that Pannia visited a distance before I was in office. It coincided with the 66th anniversary of the Taiwan -Pakistan to build diplomatic relations on July 12, which was of great significance to deepen the traditional friendship between the two countries. In order to demonstrate and pay attention to it, President Tsai and Vice President Lai will receive and set up banquets, and exchange opinions on bilateral cooperation and joint concerns.</text:p>
      <text:p text:style-name="P4">
The Ministry of Foreign Affairs pointed out that Pannia will also meet with Foreign Minister Wu Zhaozheng and accept the banquet during his visit to Taiwan, as well as the Minister of Economy Wang Meihua and Xue Ruiyuan, Minister of Health and Welfare; Industrial symposiums and cultural facilities for economic construction. What's more?</text:p>
      <text:p text:style-name="P4">
News Source: <text:a xlink:type="simple" xlink:href="https://www.rfi.fr/cn/%E5%9B%BD%E9%99%85%E6%8A%A5%E9%81%93/20230709-%E5%B7%B4%E6%8B%89%E5%9C%AD%E6%80%BB%E7%BB%9F%E5%BD%93%E9%80%89%E4%BA%BA11%E6%97%A5%E8%AE%BF%E5%8F%B0-%E4%BC%9A%E6%80%BB%E7%BB%9F%E8%94%A1%E8%8B%B1%E6%96%87" text:style-name="Internet_20_link" text:visited-style-name="Visited_20_Internet_20_Link">
https://www.rfi.fr/cn/%E5%9B%BD%E9%99%85%E6%8A%A5%E9%81%93/20230709-%E5%B7%B4%E6%8B%89%E5%9C%AD%E6%80%BB%E7%BB%9F%E5%BD%93%E9%80%89%E4%BA%BA11%E6%97%A5%E8%AE%BF%E5%8F%B0-%E4%BC%9A%E6%80%BB%E7%BB%9F%E8%94%A1%E8%8B%B1%E6%96%87</text:a>
</text:p>
      <!--NEWS-->
      <text:h text:style-name="P10" text:outline-level="1">
<text:span text:style-name="T4">
South Korea calls IAEA to cooperate with Fukushima's handling of water row safety</text:span>
</text:h>
      <text:p text:style-name="P4">
Author: 联合早报 (Person)</text:p>
      <text:p text:style-name="P4">
Publisher: 联合早报 (Organization)</text:p>
      <text:p text:style-name="P4">
Published Time: 2023-07-09T10:22</text:p>
      <text:p text:style-name="P4">
Modified Time: 2023-07-09T11:28</text:p>
      <text:p text:style-name="P4">
Description: South Korean Foreign Minister Park Zhen, Saturday (July 8), met with Grassis, director of the International Atomic Energy Agency (IAEA) in Seoul, and the Korean side requested that IAEA on the Fukushima nuclear treatment of Water in Japan Provide cooperation. Yonhap News Agency reported that Han ...</text:p>
      <text:p text:style-name="P4">
Videos: []</text:p>
      <text:p text:style-name="P4">
Audios: []</text:p>
      <text:p text:style-name="P4">
Images: []</text:p>
      <text:p text:style-name="P4">
Type: NewsArticle</text:p>
      <text:p text:style-name="P4">
Breadcrumbs: ['即时', '国际']</text:p>
      <text:p text:style-name="P4">
Keywords: ['韩国', '福岛核电站', '国际原子能机构', '朴振']</text:p>
      <!--METADATA-->
      <text:p text:style-name="P4">
South Korean Foreign Minister Park Zhen, Saturday (July 8), met with Grassis, director of the International Atomic Energy Agency (IAEA) in Seoul, and the Korean side requested that IAEA on the Fukushima nuclear treatment of Water in Japan Provide cooperation.</text:p>
      <text:p text:style-name="P4">
The Yonhap News Agency reported that the Ministry of Foreign Affairs of South Korea said that Park Zhen stated to Gross that under the principle of putting national health and safety in the first place, the Korean government has always adhered to the Fukushima nuclear treatment of water. Verification and stance in processing in compliance with international law and international standards.</text:p>
      <text:p text:style-name="P4">
Gronci explained to Park Zhen the content of the comprehensive report of the security report of Japan's nuclear treatment water -rowing plan.</text:p>
      <text:p text:style-name="P4">
In addition, Park Zhen highly evaluated the efforts of IAEA to solve the problem of the North Korean nuclear issue, and said that in the future, it will cooperate closer to IAEA to cope with the North Korean nuclear issue.</text:p>
      <text:p text:style-name="P4">
In an interview with a reporter at the end of the meeting, Park Zhen said that the two sides discussed the safety of scientifically verifying the safety of nuclear pollution water and the cooperation plan that made the people rest assured.</text:p>
      <text:p text:style-name="P4">
The Gronci will post a tweet that it will be more important than the work that has been done in the past. IAEA will continue to stay at the Fukushima Nuclear Power Station in order to ensure the security of all stages.</text:p>
      <text:p text:style-name="P4">
Gronci also accepted an exclusive interview with Yonhap News Agency on Saturday. Talking about Reuters' previous reports on the comprehensive report of the safety report of IAEA experts in the comprehensive report of the water -processed water row plan. There are no differences between international experts.</text:p>
      <text:p text:style-name="P4">
In addition, Groos also met with Liu Guoxi, chairman of the South Korean Atomic Safety Committee that day. Liu Guoxi asked IAEA to continue to verify the nuclear treatment of the water and sea programs, and proposed to hope that Korean experts and professional institutions will continue to participate in related work. Groos responded to this that he would seek feasible solutions.</text:p>
      <text:p text:style-name="P4">
According to Reuters, Gronci pointed out when mentioning the folk's opposition that the Japanese government decided to treat the Fukushima nuclear power station nuclear treatment of water, causing concern to "complete logic" in the region. He understood the concerns of public opinion, but he also added that the evaluation report released by IAEA last week showed that if the nuclear treatment of water rows of water is implemented in accordance with the plan, it is actually "in line with international security standards."</text:p>
      <text:p text:style-name="P4">
On the day of Gronci on Friday (7th), the Korean folk groups protested and held a street rally to criticize the Fukushima nuclear treatment of the Water East Plan on Saturday.</text:p>
      <text:p text:style-name="P4">
Gronci met with South Korea ’s largest opposition officials on Sunday (9th). The latter expressed strong public concern for the Fukushima nuclear treatment water programs and criticized the results of IAEA's investigation.</text:p>
      <text:p text:style-name="P4">
News Source: <text:a xlink:type="simple" xlink:href="https://www.zaobao.com.sg/realtime/world/story20230709-1412092" text:style-name="Internet_20_link" text:visited-style-name="Visited_20_Internet_20_Link">
https://www.zaobao.com.sg/realtime/world/story20230709-1412092</text:a>
</text:p>
      <!--NEWS-->
      <text:h text:style-name="P10" text:outline-level="1">
<text:span text:style-name="T4">
The United States announced to provide a bundle to the European allies to keep the distance from the European allies</text:span>
</text:h>
      <text:p text:style-name="P4">
Author: None (Language: zh)</text:p>
      <text:p text:style-name="P4">
Publisher: None</text:p>
      <text:p text:style-name="P4">
Time: 2023-07-09T10:22:00Z</text:p>
      <text:p text:style-name="P4">
Description: The United States has announced a plan to provide new military assistance to Ukraine, including controversial bombs to assist them. Some NATO members, such as Spain, and the United Kingdom, keep a distance from the United States. Germany also stated that he refused to provide such weapons to Wu. At the same time, the Russian and Ukraine War lasted for 500 days.</text:p>
      <text:p text:style-name="P4">
Videos: []</text:p>
      <text:p text:style-name="P4">
Images: []</text:p>
      <text:p text:style-name="P4">
Subject: 时政风云</text:p>
      <text:p text:style-name="P4">
Subjects: ['德中关系', '奥巴马', '欧债危机', '俄罗斯', '欧盟', '乌克兰', '西班牙', '德国', '留学德国', '留学德国']</text:p>
      <text:p text:style-name="P4">
Keywords: ['乌克兰', '集束炸弹', '德国', '美国', '俄罗斯', '拜登', '西班牙', '战争', '俄乌战争']</text:p>
      <text:p text:style-name="P4">
Id: 66168345</text:p>
      <!--METADATA-->
      <text:p text:style-name="P4">
<text:a xlink:type="simple" xlink:href="https://www.dw.com/zh/overlay/image/article/66168345/66146043" text:style-name="Internet_20_link" text:visited-style-name="Visited_20_Internet_20_Link">
 </text:a>
The explosive dumb bomb rate of the bundle bomb is also very high, which means that thousands of smaller unblied bombs will still remain, and it may continue to cause casualties after decades.</text:p>
      <text:p text:style-name="P4">
(Voice of Germany Chinese) Washington will provide a bundle bomb to Ukraine, which is part of a $ 800 million military assistance plan to help Ukraine repel Russia's invasion. In a statement issued to reporters this Friday (July 7), US Secretary of State Brillin said that the weapons and equipment in this new assistance plan "[<text:a xlink:type="simple" xlink:href="https://www.dw.com/zh/zh/美国防长乌克兰有足够的反攻能力/a-65942860" text:style-name="Internet_20_link" text:visited-style-name="Visited_20_Internet_20_Link">
combat power to strengthen Ukraine</text:a>
It is important to help them regain Ukrainian sovereignty and protect their compatriots. "</text:p>
      <text:p text:style-name="P4">
At the same time, German Foreign Foreign Minister Annalenabaerbock has rejected suggestions for providing such weapons to Ukraine. Belbak said in Vienna that the German government will adhere to the Oslo Convention. Another ally in the United States Spain said it did not support the United States to provide cluster bombs to Ukraine. Non -NATO decision. Spain believes that such weapons should not be used even under "legal defense". British Prime Minister Rishisunak also said that he would not support the use of cluster bombs, emphasizing that Britain is one of the countries that signed the Oslo Convention. He said that Britain will continue to use other weapons (including heavy combat tanks): "Continue to support Ukraine's illegal and unprecedented aggression against Russia."</text:p>
      <text:h text:style-name="P12" text:outline-level="3">
<text:span text:style-name="T4">
American factory overtime to produce ammunition for Ukraine</text:span>
</text:h>
      <text:p text:style-name="P4">
The Oslo Convention is considered a milestone to restrict the controversial cluster bomb. The convention took effect in 2010. So far, 110 countries have signed, and there are 13 countries to be approved. The signing country promises not to produce, store and use such weapons. However, none of the major powers including Russia, the United States, China, and India have not signed the convention. Ukraine is not in its list, and the proportion of member states in Asia, the Middle East, North Africa and Eastern Europe is very low.</text:p>
      <text:p text:style-name="P4">
The bundle bomb is a form of small bombs into a general gap between bombs and shells. The characteristics of the quantity increase the area and the killing range. Each small bomb is also known as the child bomb. According to the International Red Cross, they can be launched through aircraft, artillery and missiles. In addition to the initial damage caused by ammunition during the impact, the explosive dumb bomb rate of the bundle bomb is also very high, as high as 40%in some recent conflicts. This is also one of the reasons why the bundle bomb is controversial. This means that thousands of smaller unblied bombs are still residual, and it may continue to cause casualties after decades.</text:p>
      <text:p text:style-name="P4">
People who oppose the use of cluster bombs believe that this weapon has caused "huge damage" to civilians, and "can still hurt civilians for decades after the conflict." The effects of them are similar to mines, and sometimes they are unable to live in a certain area. For example, after the end of the war, some parts of Laos still cannot live.</text:p>
      <text:p text:style-name="P4">
According to the Human Rights Observation Organization, the Russian army "widely used cluster bombs in Ukraine, leading to many civilian casualties." The international non -governmental organization stated that the Ukrainian army has also used these weapons, leading to "multiple civilians' death and severe injuries."</text:p>
      <text:p text:style-name="P4">
Some military experts believe that cluster bombs can help Ukraine make progress in a counterattack against the Russian troops stationed in trenches. Russia criticized the US decision, arguing that it increased the possibility of nuclear war. The Russian Ministry of Foreign Affairs spokesman Zaharava said on Saturday (July 8) that the decision of the United States was another "blatant display" of its anti -Russian route, which aims to extend Ukraine's conflict to the maximum. She also pointed out that the decision in the United States is a "desperate move."</text:p>
      <text:p text:style-name="P4">
Russia's invasion of Ukraine has entered the 500th day this Saturday (July 8). <text:a xlink:type="simple" xlink:href="https://www.dw.com/zh/zh/乌克兰需要迅速得到西方武器包括弹药/a-64756246" text:style-name="Internet_20_link" text:visited-style-name="Visited_20_Internet_20_Link">
Kiev has been asking for cluster bombs assistance</text:a>
Essence Ukrainian President Zelezki posted a video that did not indicate the date on social media. In this film, he inspected Snake Island, and he said he sincerely thanked every soldier here: "This is our 500th day." He also said: "Today, we are on Snake Island, we are on Snake Island, we are on Snake Island, we are on Snake Island, we are on Snake Island, It will never be conquered by the occupant, just like other parts of Ukraine, because we are the country of bravery. "</text:p>
      <text:p text:style-name="P4">
*#</text:p>
      <text:h text:style-name="P13" text:outline-level="4">
<text:span text:style-name="T4">
What are the "big killers" in Ukraine in Germany?</text:span>
</text:h>
      <text:h text:style-name="P12" text:outline-level="3">
<text:span text:style-name="T4">
1 main battle tank</text:span>
</text:h>
      <text:p text:style-name="P4">
On February 3, the German government issued an export permit for the Leopard 1 main battle tank to Ukraine. The Leopard 1 tank was the first main battle tank developed for the Federal Defense Force after World War II. It was produced in the mid -1960s to the mid -1980s. On February 7, the German Ministry of Economic Affairs approved the provision of 178 Leopard 1A5 tanks to Ukraine.</text:p>
      <text:p text:style-name="P4">
*#</text:p>
      <text:h text:style-name="P13" text:outline-level="4">
<text:span text:style-name="T4">
What are the "big killers" in Ukraine in Germany?</text:span>
</text:h>
      <text:h text:style-name="P12" text:outline-level="3">
<text:span text:style-name="T4">
2 tank</text:span>
</text:h>
      <text:p text:style-name="P4">
Leopard 2 tanks are the main battle tanks that mainly serve in the German Federal Defense Force, with a total of A1 to A7 and other models. It can be used to deal with aircraft and helicopters with a height of up to 3500 meters, and can also be used to deal with light armored ground targets, such as infantry chariot and armored transport vehicles. Therefore, it is both a defensive weapon and an offensive weapon. The German government spokesman Steffenhebestreit confirmed on January 25 that Germany intends to provide 14 Leopard 2A6 main battle tanks from Ukraine from the Federal Defense Army inventory.</text:p>
      <text:p text:style-name="P4">
*#</text:p>
      <text:h text:style-name="P13" text:outline-level="4">
<text:span text:style-name="T4">
What are the "big killers" in Ukraine in Germany?</text:span>
</text:h>
      <text:h text:style-name="P12" text:outline-level="3">
<text:span text:style-name="T4">
"Weasel" infantry chariot</text:span>
</text:h>
      <text:p text:style-name="P4">
The "weasel" infantry chariot is used for battlefield transport and provides firepower support. Sagittarius can shoot from the inside of the chariot and is a multi -purpose weapon system. The chariot can provide space for 6 or 7 shooters to crack down on the ground and air targets. Germany is preparing to provide a total of 40 "weasel" infantry chariot to Ukraine.</text:p>
      <text:p text:style-name="P4">
*#</text:p>
      <text:h text:style-name="P13" text:outline-level="4">
<text:span text:style-name="T4">
What are the "big killers" in Ukraine in Germany?</text:span>
</text:h>
      <text:h text:style-name="P12" text:outline-level="3">
<text:span text:style-name="T4">
land-based air defense system Iris-T SLM</text:span>
</text:h>
      <ul>
        <li>
#</li>
      </ul>
      <text:h text:style-name="P13" text:outline-level="4">
<text:span text:style-name="T4">
What are the "big killers" in Ukraine in Germany?</text:span>
</text:h>
      <text:h text:style-name="P12" text:outline-level="3">
<text:span text:style-name="T4">
Cheetah -style self -propelled cannon</text:span>
</text:h>
      <text:p text:style-name="P4">
Cheetah's self -propelled cannon is the first heavy weapon provided by Germany to Ukraine. This air defense cannon has good off -road performance, which can follow the armored forces to provide low -altitude defense for front -line combat units. So far, Germany has delivered a total of 30 cheetah self -firing guns, and 7 and 7 are about to be delivered.</text:p>
      <text:p text:style-name="P4">
*#</text:p>
      <text:h text:style-name="P13" text:outline-level="4">
<text:span text:style-name="T4">
What are the "big killers" in Ukraine in Germany?</text:span>
</text:h>
      <text:h text:style-name="P12" text:outline-level="3">
<text:span text:style-name="T4">
PZH-2000 self-propelled howitzer (7 units)</text:span>
</text:h>
      <text:p text:style-name="P4">
Panzerhaubitze 2000 self-propelled artillery, referred to as the PZH 2000 self-propelled artillery, is a self-propelled artillery system designed and manufactured by the German Claus-Mari Figman and Rhein Metals. It is one of the most advanced artillery in the world today. The 60 -round cannon bomb loaded in the artillery can be launched at a speed of 3 rounds in 10 seconds. According to the form of artillery shells, targets within 30 to 56 kilometers can be hit. According to the federal government website, Germany has provided Ukraine with 7 such self -propelled artillery.</text:p>
      <text:p text:style-name="P4">
*#</text:p>
      <text:h text:style-name="P13" text:outline-level="4">
<text:span text:style-name="T4">
What are the "big killers" in Ukraine in Germany?</text:span>
</text:h>
      <text:h text:style-name="P12" text:outline-level="3">
<text:span text:style-name="T4">
Mars II multi -tube rocket launch system</text:span>
</text:h>
      <text:p text:style-name="P4">
Germany has provided 5 MARS II multi -tube rocket systems to Ukraine. The system can launch the same missiles as the US "Haimas" system. Mars-II can fire up to 12 missiles per minute, with a range of more than 70 kilometers. Not only that, the missile launcher system can be guided using GPS or mine -launching missiles.</text:p>
      <text:p text:style-name="P4">
*#</text:p>
      <text:h text:style-name="P13" text:outline-level="4">
<text:span text:style-name="T4">
What are the "big killers" in Ukraine in Germany?</text:span>
</text:h>
      <text:h text:style-name="P12" text:outline-level="3">
<text:span text:style-name="T4">
"Beaver" Armored Bridge</text:span>
</text:h>
      <text:p text:style-name="P4">
The armored bridge vehicle is mainly used to quickly set up a bridge, which allows the troops to quickly pass the river and is generally equipped with engineering forces. It is very important for the wartime to restore the damaged infrastructure and provides food and medicine to the people. So far, Germany has delivered three "Beaver" armored vehicles to Ukraine, and 13 will be provided.</text:p>
      <text:p text:style-name="P4">
*#</text:p>
      <text:h text:style-name="P13" text:outline-level="4">
<text:span text:style-name="T4">
What are the "big killers" in Ukraine in Germany?</text:span>
</text:h>
      <text:h text:style-name="P12" text:outline-level="3">
<text:span text:style-name="T4">
Iron fist three -type rocket launcher (3000 pieces)</text:span>
</text:h>
      <text:p text:style-name="P4">
This is a non -recoil rocket launcher developed by the German arms company Dynamit NobelDefence. Germany currently assists 3,000 iron -fist -type rockets with Ukraine, plus 900 supporting controllers. It is launched from the shoulder to deal with fixed targets 400 meters away and mobile targets within 300 meters. Some media analysis believes that the birth of the three types of rocket launchers during the Cold War is to deal with the armored troops of the former Soviet Union. At present, Russia has invested the most on the Ukrainian battlefield is the T72 main battle tank of the former Soviet Union, so it provides this to Ukraine. Rocket launchers are also targeted.</text:p>
      <text:p text:style-name="P4">
*#</text:p>
      <text:h text:style-name="P13" text:outline-level="4">
<text:span text:style-name="T4">
What are the "big killers" in Ukraine in Germany?</text:span>
</text:h>
      <text:h text:style-name="P12" text:outline-level="3">
<text:span text:style-name="T4">
"Poisoning" missile (500 pieces)</text:span>
</text:h>
      <text:p text:style-name="P4">
"Stinger" is a kind of air -to -air missile -to -air -to -air missile. It was developed and made in the United States by Raytheon in 1980. However, it has been produced in many European countries including Germany for many years. And continued so far. Practical experience shows that "poisoning" is a simple and extremely effective weapon. Especially during the Soviet army's occupation of Afghanistan, Afghanistan armed in American equipment had shot down many Soviet fighters and helicopters. Once the target is locked and launched, the missile can automatically track the target within about 4,000 meters.</text:p>
      <text:p text:style-name="P4">
*#</text:p>
      <text:h text:style-name="P13" text:outline-level="4">
<text:span text:style-name="T4">
What are the "big killers" in Ukraine in Germany?</text:span>
</text:h>
      <text:h text:style-name="P12" text:outline-level="3">
<text:span text:style-name="T4">
"Arrow-2" portable air defense missile (2700 pieces)</text:span>
</text:h>
      <text:p text:style-name="P4">
Stream means "arrow" in Russian. This portable air defense missile can be said to be the corresponding version of the Soviet Soviet Union mentioned earlier mentioned. This time, the 2700 9K32 "Arrow-2" portable air defense missile (9K32stRela-2) of the former East Germany inventory was sent to Ukraine. Although the version of the arrow-2 is already outdated, it can still play a effect on the battlefield. Its range is between 500 meters and 4.2 kilometers and can shoot at a high altitude of 2300 meter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Agence France -Presse, Associated Press, German Press)</text:p>
      <text:p text:style-name="P4">
News Source: <text:a xlink:type="simple" xlink:href="https://www.dw.com/zh/美宣布向乌克兰提供集束弹-欧洲盟友保持距离/a-66168345" text:style-name="Internet_20_link" text:visited-style-name="Visited_20_Internet_20_Link">
https://www.dw.com/zh/美宣布向乌克兰提供集束弹-欧洲盟友保持距离/a-66168345?maca=chi-rss-chi-all-1127-rdf</text:a>
</text:p>
      <!--NEWS-->
      <text:h text:style-name="P10" text:outline-level="1">
<text:span text:style-name="T4">
The Prime Minister of the State Visit Safety Partner China focuses on discussing infrastructure construction</text:span>
</text:h>
      <text:p text:style-name="P4">
Author: chinese@voanews.com (美国之音)</text:p>
      <text:p text:style-name="P4">
Publisher: 美国之音中文网 (Type: NewsMediaOrganization)</text:p>
      <text:p text:style-name="P4">
Published Time: 2023-07-09T10:40:37+08:00</text:p>
      <text:p text:style-name="P4">
Modified Time: 2023-07-09 03:31:14Z</text:p>
      <text:p text:style-name="P4">
Description: The Solomon Islands Prime Minister Manasseh Sogavare arrived in China on Sunday, the first visit since the Solomon Islands and China reached a security agreement. Sogovre promised to "maintain neutrality" on the occasion of the upgrading of competition between China and the United States, and preferentially considers the development needs of the country.</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solomon-islands-leader-visits-security-partner-china-with-focus-on-infrastructure-20230708/7173077.html" text:style-name="Internet_20_link" text:visited-style-name="Visited_20_Internet_20_Link">
https://www.voachinese.com/a/solomon-islands-leader-visits-security-partner-china-with-focus-on-infrastructure-20230708/7173077.html</text:a>
</text:p>
      <!--NEWS-->
      <text:h text:style-name="P10" text:outline-level="1">
<text:span text:style-name="T4">
Yellen ends to visit China: Establish an elastic and effective communication channel</text:span>
</text:h>
      <text:p text:style-name="P4">
Author: None (Language: zh)</text:p>
      <text:p text:style-name="P4">
Publisher: None</text:p>
      <text:p text:style-name="P4">
Time: 2023-07-09T11:16:00Z</text:p>
      <text:p text:style-name="P4">
Description: U.S. Treasury Secretary Janet Yellen said before his 4 -day visit to China that a total of 10 hours of bilateral talks is "direct" and "constructive", which helps stabilize "often bumps and bumps". U.S. relations.</text:p>
      <text:p text:style-name="P4">
Videos: []</text:p>
      <text:p text:style-name="P4">
Images: []</text:p>
      <text:p text:style-name="P4">
Subject: 时政风云</text:p>
      <text:p text:style-name="P4">
Subjects: ['南希·佩洛西', '专题报道：习近平访美', '华盛顿']</text:p>
      <text:p text:style-name="P4">
Keywords: ['耶伦', '访华', '中美关系', '华盛顿', '李强']</text:p>
      <text:p text:style-name="P4">
Id: 66168564</text:p>
      <!--METADATA-->
      <text:p text:style-name="P4">
<text:a xlink:type="simple" xlink:href="https://www.dw.com/zh/overlay/image/article/66168564/66166862" text:style-name="Internet_20_link" text:visited-style-name="Visited_20_Internet_20_Link">
 </text:a>
Yellen held a press conference</text:p>
      <text:p text:style-name="P4">
(Voice of Germany Chinese) Before leaving China on Sunday (July 9), Yellen said at a press conference held in the US Embassy in China that <text:a xlink:type="simple" xlink:href="https://www.dw.com/zh/zh/专访美国可能意识到中美关系或许要失控了/a-66162395" text:style-name="Internet_20_link" text:visited-style-name="Visited_20_Internet_20_Link">
there are still differences in the United States and China on a series of issues</text:a>
However, she said that <text:a xlink:type="simple" xlink:href="https://www.dw.com/zh/zh/中国军机再越台海中线-耶伦吁美中多沟通/a-66164366" text:style-name="Internet_20_link" text:visited-style-name="Visited_20_Internet_20_Link">
I believe her visit has strengthened the "more solid" efforts to bring the relationship between the two countries</text:a>
Essence</text:p>
      <text:p text:style-name="P4">
Yellen said that major differences between the United States and China include China's "unfair economic behavior" and the recent punishment measures for US companies.</text:p>
      <text:p text:style-name="P4">
"However, President Biden and I did not look at US -China relations under the framework of the conflict of big powers. We believe that the world is sufficient to make both of us flourish."</text:p>
      <text:p text:style-name="P4">
Reuters pointed out that due to national security, Taiwan issues, the United States' export ban on advanced technology, and many factors led by the Chinese national policy, US -China relations are currently at a trough. The relationship between economies. Last month, U.S. Secretary of State Brills visited Beijing. This was the first visit to China for the highest US diplomats since Bayeng took office. American climate special envoy Kerry also plans to visit Beijing this month. Since Perosi, the Speaker of the House of Representatives in early August last year, visited Taiwan, the climate exchange between China and the United States has been tied up.</text:p>
      <text:h text:style-name="P12" text:outline-level="3">
<text:span text:style-name="T4">
<text:span text:style-name="T4">
 Playing the cushion for this year's harassment will be paved </text:span>
</text:span>
</text:h>
      <text:p text:style-name="P4">
The diplomatic efforts of the United States for a while were interpreted as the pavement of President Biden and President Xi Jinping's possible direct meeting later this year. New Delhi will hold the Gemplary Group 20 Summit in September, and the Asia -Pacific Economic Cooperation Conference will be held in San Francisco in November.</text:p>
      <text:p text:style-name="P4">
Yellen also stated at a press conference that her visit aims to establish and deepen the connection with the new economic team in China, reduce the risk of misunderstanding, and pave the way for cooperation in the areas of climate issues and debt reductions.</text:p>
      <text:p text:style-name="P4">
She said, "I am convinced that we have made some progress. I think we can have a healthy economic relationship that benefits both of us and the world." She expects to increase interaction at the working level and communicate more frequently.</text:p>
      <text:p text:style-name="P4">
Yellen and Chinese government officials and climate experts hold a round table meeting</text:p>
      <text:h text:style-name="P12" text:outline-level="3">
<text:span text:style-name="T4">
<text:span text:style-name="T4">
 Washington will listen to China's complaints on restricting technology exports </text:span>
</text:span>
</text:h>
      <text:p text:style-name="P4">
Yellen said that Chinese officials have expressed concern about the administrative order of foreign investment in a plan to restrict foreign investment, complaining that these measures aims to hurt the technology industry who has just started, but she guarantees that any such measures will be within a small range of small scope. Implementation, promulgated in a transparent manner through public participation.</text:p>
      <text:p text:style-name="P4">
She revealed that Chinese officials have told Chinese officials that they can pay attention to the actions of the United States. Washington will listen to China's complaints on restricting US technology exports, including high -end chip exports and explaining to China. "In some cases, if we, if we are, our where we are, if we are, our where we are, if we are, we can, if we, if we are, we can, if we, if we are, we are our case. The action is not clearly targeted and responds to the consequences of accidents. "But Yellen did not explain how it might change.</text:p>
      <text:p text:style-name="P4">
During this visit to China, Yelun met with the Chinese Communist Party of the State Council Li Qiang, Pan Gongsheng, Vice President of the Central Bank, and Deputy Prime Minister of the State Council. Six female economists have lunch together](https://www.dw.com/zh/zh/耶伦与中国女性经济学家共进午餐促决策层性别多元/a-66164057)Essence At the beginning of the visit, the US Treasury Department had released the wind saying that Yellen would not meet with Chinese President Xi Jinping.</text:p>
      <text:p text:style-name="P4">
Chinese Prime Minister Li Qiang meets the US Treasury Secretary Yelle</text:p>
      <text:h text:style-name="P12" text:outline-level="3">
<text:span text:style-name="T4">
<text:span text:style-name="T4">
 It is impossible to solve all challenges overnight </text:span>
</text:span>
</text:h>
      <text:p text:style-name="P4">
She urged the two parties to cooperate more on economic and climatic issues on various occasions, and at the same time criticized the "punitive action" for the United States in China. She reiterated that <text:a xlink:type="simple" xlink:href="https://www.dw.com/zh/zh/耶伦美国寻求良性竞争-李强两国关系风雨过后定见彩虹/a-66153705" text:style-name="Internet_20_link" text:visited-style-name="Visited_20_Internet_20_Link">
Washington did not seek to decompose with the Chinese economy,</text:a>
Because this will be "disaster to both countries and destroy the stability of the world."</text:p>
      <text:p text:style-name="P4">
When the reporter asked the "BRICS", that is, the "BRICS", that is, Brazil, Russia, India, China, and South Africa created co -trading currencies, Yellen said she expects that the US dollar will continue to maintain the status of leading currencies in international transactions.</text:p>
      <text:p text:style-name="P4">
Regarding Russia's war in Ukraine, she said that during the talks, Chinese companies should avoid providing war supplies to Moscow or supporting sanctions. This is "vital".</text:p>
      <text:p text:style-name="P4">
Yellen said that both sides are reducing the expectations of breakthroughs in the talks, but the United States and China are also pleased to achieve face -to -face diplomatic negotiation opportunities. She said, "No visit can resolve our challenges overnight. But I hope <text:a xlink:type="simple" xlink:href="https://www.dw.com/zh/zh/抵达中国-耶伦避免误会-相互沟通/a-66142735" text:style-name="Internet_20_link" text:visited-style-name="Visited_20_Internet_20_Link">
this trip will help build a flexible and effective communication channel</text:a>
"。</text:p>
      <text:p text:style-name="P4">
(Reuters, Associated Press, etc.)</text:p>
      <text:p text:style-name="P4">
News Source: <text:a xlink:type="simple" xlink:href="https://www.dw.com/zh/耶伦结束访华：建立一个弹性有效的沟通管道/a-66168564" text:style-name="Internet_20_link" text:visited-style-name="Visited_20_Internet_20_Link">
https://www.dw.com/zh/耶伦结束访华：建立一个弹性有效的沟通管道/a-66168564?maca=chi-rss-chi-all-1127-rdf</text:a>
</text:p>
      <!--NEWS-->
      <text:h text:style-name="P10" text:outline-level="1">
<text:span text:style-name="T4">
Yellen visited China: Who did you meet and did not talk about it in four days?</text:span>
</text:h>
      <text:p text:style-name="P4">
Author: https://www.facebook.com/bbcworldservice/</text:p>
      <text:p text:style-name="P4">
Publisher: BBC News 中文</text:p>
      <text:p text:style-name="P4">
Published Time: 2023-07-09T11:20:40.000Z</text:p>
      <text:p text:style-name="P4">
Modified Time: 2023-07-09T11:20:40.000Z</text:p>
      <text:p text:style-name="P4">
Description: Yellen met with Chinese Prime Minister Li Qiang, former Vice Premier Liu He, Yi Gang, President of the People's Bank of China, and Pan Gongsheng, Secretary of the Party Committee of the People's Bank of China, who had just performed, and dinner with Chinese female economists.</text:p>
      <text:p text:style-name="P4">
Images: ["<text:a xlink:type="simple" xlink:href="https://ichef.bbci.co.uk/news/640/cpsprodpb/10F25/production/_130331496_whatsubject.jpg" text:style-name="Internet_20_link" text:visited-style-name="Visited_20_Internet_20_Link">
_130331496_wh...</text:a>
"]</text:p>
      <text:p text:style-name="P4">
Videos: []</text:p>
      <text:p text:style-name="P4">
Tags: ['中美关系', '中國', '经济', '气候变化']</text:p>
      <text:p text:style-name="P4">
Type: Article</text:p>
      <!--METADATA-->
      <text:h text:style-name="P12" text:outline-level="3">
<text:span text:style-name="T4">
Yellen Visit China: Who did you meet and did not talk about it in four days?</text:span>
</text:h>
      <text:p text:style-name="P4">
11:20 am on July 9, 2023![] <text:a xlink:type="simple" xlink:href="Images/BBC Chinese/2023-07-09T11-20-40.000Z/_130331496_whatsubject.jpg" text:style-name="Internet_20_link" text:visited-style-name="Visited_20_Internet_20_Link">
</text:a>
Image source, getty image</text:p>
      <text:p text:style-name="P4">
Image adding text,</text:p>
      <text:p text:style-name="P4">
Yellen and Chinese Deputy Prime Minister He Lifeng, who came in charge of business and finance, had long talks.</text:p>
      <text:p text:style-name="P4">
<text:span text:style-name="T4">
 This Thursday (July 6), US Finance Minister Yellen arrived in China and left this Sunday (9th). This is the first visit to China after she became a financial minister. </text:span>
</text:p>
      <text:p text:style-name="P4">
During the four -day visit, Yellen met with female economists from Chinese Prime Minister Li Qiang to China, and talked about the problems such as "decoupling", regulatory control, and climate cooperation. In the agenda.</text:p>
      <text:p text:style-name="P4">
From the perspective of the overall public opinion, although the US Secretary of State Brillin met with Chinese President Xi Jinping when visiting China, Yellen's visit to China was longer and more abundant. "War" is related to the role of "decoupling".</text:p>
      <text:p text:style-name="P4">
<text:a xlink:type="simple" xlink:href="https://www.bbc.com/zhongwen/simp/business-66118150" text:style-name="Internet_20_link" text:visited-style-name="Visited_20_Internet_20_Link">
"Good Police" Yellen can revise US -China relations? </text:a>
<text:span text:style-name="T5">
 <text:a xlink:type="simple" xlink:href="https://www.bbc.com/zhongwen/simp/world-66118850" text:style-name="Internet_20_link" text:visited-style-name="Visited_20_Internet_20_Link">
Can China restrict export semiconductor raw materials "to teeth with teeth" can shake the global supply chain</text:a>
</text:span>
 <text:a xlink:type="simple" xlink:href="https://www.bbc.com/zhongwen/simp/chinese-news-66117744" text:style-name="Internet_20_link" text:visited-style-name="Visited_20_Internet_20_Link">
From the "decoupling" to "risk" the strategic shift of the US and Europe policies or consensus consensus? </text:a>
</text:p>
      <text:h text:style-name="P12" text:outline-level="3">
<text:span text:style-name="T4">
who met</text:span>
</text:h>
      <text:p text:style-name="P4">
Yellen's itinerary was dense on Friday. He met with Chinese Prime Minister Li Qiang, former Vice Premier Liu He, and Yi Gang, President of the People's Bank of China, and Pan Gongsheng, Secretary of the Party Committee of the People's Bank of China.</text:p>
      <text:p text:style-name="P4">
On Saturday, He Lifeng, the Chinese Deputy Prime Minister in charge of business and finance.</text:p>
      <text:p text:style-name="P4">
Image source, getty image</text:p>
      <text:p text:style-name="P4">
Image adding text,</text:p>
      <text:p text:style-name="P4">
Li Qiang met Yellen.</text:p>
      <text:p text:style-name="P4">
It is worth mentioning that Yellen met with the retired former deputy prime minister Liu He. The latter has led the Chinese negotiating team in the US -China -China trade war and signed the first phase of trade agreement with the White House with Trump.</text:p>
      <text:p text:style-name="P4">
Last month, Hong Kong's "South China Morning Post" quoted five sources that Liu He still participated in the internal meeting of the Chinese government's economic affairs after unloading all his positions and had a high influence. China will cooperate with the United States in some areas, and other areas have to fight back, and Liu He's knowledge reserves and experience are extremely valuable for Beijing.</text:p>
      <text:p text:style-name="P4">
He Lifeng, the deputy prime minister of China, who met with the main meeting on Saturday, entered the ranks of members of the Politburo on the "20th National Congress" of the Communist Party of China. At the age of 68, he became the deputy director of the National Development and Reform Commission of China in 2014. Essence</text:p>
      <text:p text:style-name="P4">
At the non -official level, Yellen discussed with many executives at the Huamei Enterprise on Friday, including Boeing, Bank of America, and agricultural giant Cargill. It is correct to try to reduce the effort to rely on China's supply chain.</text:p>
      <text:p text:style-name="P4">
At noon on Saturday, Yellen, who was born in the college, lunch with six Chinese female economists. The attendees include Golden Carrier. Scholars. Her father, Jin Liqun, used to be the deputy minister of the Ministry of Finance of the Ministry of Finance and the current president of the AIIB.</text:p>
      <text:h text:style-name="P12" text:outline-level="3">
<text:span text:style-name="T4">
The contact of stagnation</text:span>
</text:h>
      <text:p text:style-name="P4">
Sino -US relations began to be in a trough by the Trump era. After Bayeng came to power, it was slowly repaired. Until August last year, NancyPelosi visited Taiwan in August last year. channel. By November last year, after meeting with Xi Jinping, Biden opened the process of slow repair and planned to visit China at the beginning of this year.</text:p>
      <text:p text:style-name="P4">
However, in February this year, the Chinese reconnaissance balloon incident caused the restoration process of Sino -US relations again. Until Brintken visited China last month.</text:p>
      <text:p text:style-name="P4">
However, Brinken had just left the front foot, and in a public event, Xi Jinping said that Xi Jinping was the "dictator", which caused the Chinese to oppose it. Yellen's visit to China is also considered an attempt to continue this repair process.</text:p>
      <text:p text:style-name="P4">
During the meeting, He Lifeng told Yellen that he regretted the "accident" of hurting Sino -US relations. These incidents caused "the consensus reached by the heads of state of the two countries at a summit last year had some problems in implementation."</text:p>
      <text:p text:style-name="P4">
According to the official Chinese media Xinhua News Agency, He Lifeng and Yellen conducted an important consensus on implementing the first Bali meeting in China and the United States, and conducted a "in -depth, frank and pragmatic" exchanges on the situation of the two countries and the world's economic and financial situations and cooperation in the world. The talks are constructive.</text:p>
      <text:p text:style-name="P4">
It can be seen that the work of the two sides at this stage still returns to the results of the implementation of the worship of last November, rather than solve new problems.</text:p>
      <text:p text:style-name="P4">
Image source, getty image</text:p>
      <text:p text:style-name="P4">
Image adding text,</text:p>
      <text:p text:style-name="P4">
Yellen's plane arrived in Beijing. The sky appeared in the sky.</text:p>
      <text:h text:style-name="P12" text:outline-level="3">
<text:span text:style-name="T4">
What did you talk about</text:span>
</text:h>
      <text:p text:style-name="P4">
Although Yellen has a word of criticism of China, she overall continues her tone in the United States, that is, opposition to China and the United States "decoupling".</text:p>
      <text:p text:style-name="P4">
When Yellen flew to Beijing on Thursday, a rainbow appeared in the sky. It was discussed by Chinese public opinion as a good sign. In the meeting with Li Qiang the next day, the latter also mentioned this detail saying, "Why is it that this is not the case in China and the United States. It is not completely storm. After a round of storms, we will definitely see more rainbow ".</text:p>
      <text:p text:style-name="P4">
Yellen told Li Qiang that the United States seeks healthy, not the economic competition of "winners to eat", and hopes that there is a set of fair rules to benefit the two countries in the long run. At present, there are important international challenges, and China and the United States have the responsibility to cooperate and show leadership in their respective countries and the world.</text:p>
      <text:p text:style-name="P4">
At a press conference on Sunday, Yellen also expressed a similar point of view.</text:p>
      <text:p text:style-name="P4">
According to Reuters, Yellen said that Washington does not seek decoupling with the Chinese economy, saying that it is "catastrophic for both countries and unstable to the world."</text:p>
      <text:p text:style-name="P4">
She also summarized that a total of 10 -hour bilateral talks with Chinese officials with Chinese officials were direct, substantial and effective, and said that it helped stable Sino -US relations. The purpose of this visit is to establish and deepen the connection with China's new economic team, reduce the risk of misunderstanding, and pave the way for cooperation in the fields of climate change and debt distress.</text:p>
      <text:p text:style-name="P4">
"Tapping" China has a lot of words, mainly involving three aspects:</text:p>
      <text:p text:style-name="P4">
Increasing China's "unfair economic behavior" and the coercive actions against American companies, we have put forward serious concerns;</text:p>
      <text:p text:style-name="P4">
The two sides discussed the issue of the Russian and Ukraine War. Yellen said that Chinese companies avoid providing material assistance to Russia or assisting them to avoid sanctions;</text:p>
      <text:p text:style-name="P4">
Image source, reuters</text:p>
      <text:p text:style-name="P4">
Image adding text,</text:p>
      <text:p text:style-name="P4">
American Climate Special Environment John Kerry</text:p>
      <text:h text:style-name="P12" text:outline-level="3">
<text:span text:style-name="T4">
The most likely cooperation area</text:span>
</text:h>
      <text:p text:style-name="P4">
Unexpectedly, climate cooperation has become a key point for Yellen to visit China, not a matter of fortune.</text:p>
      <text:p text:style-name="P4">
In a Saturday's speech, she said that the two largest gases of greenhouse gas emissions in China and the United States to lead the climate actions and call on China to support the United States -led Green Climate Fund. The fund is established to help developing countries. Adapt to climate change and reduce its impact.</text:p>
      <text:p text:style-name="P4">
Although China and the United States have invested in new energy fields such as solar energy, carbon emissions in the two countries have risen last year.</text:p>
      <text:p text:style-name="P4">
However, China and the United States are not frank in climatic cooperation. The crux is that China insists that it is still a developing country, so it should be paid by the United States and Europe to pay energy transformation, because Europe and the United States have created most of the carbon emissions in history.</text:p>
      <text:p text:style-name="P4">
It is worth mentioning that when Biden Climate Special Envoy, Kerry said in Yellen that he would go to China next week to restart the global warming negotiations between the two countries.</text:p>
      <text:p text:style-name="P4">
Please refresh the browser</text:p>
      <text:h text:style-name="P12" text:outline-level="3">
<text:span text:style-name="T4">
Nothing to talk about?</text:span>
</text:h>
      <text:p text:style-name="P4">
Yellen's long -term care of tariffs did not occur in public issues.</text:p>
      <text:p text:style-name="P4">
During the Trump era, most of the products between China and the United States have implemented high tariffs and have not been removed in the Bayeng era.</text:p>
      <text:p text:style-name="P4">
Within the U.S. government, the support of the abolition of tariffs on China is the Minister of Finance Yellen and the Minister of Commerce Raymond. They agree with the abolition of tariffs to resist inflation.</text:p>
      <text:p text:style-name="P4">
The opponents are mainly US trade representative Dai Qi. They are unwilling to abandon the important chips of the United States to China, and hope to continue to use tariffs to reshape China's economic behavior, formulate a more strategic China trade strategy to protect the United States Employment.</text:p>
      <text:p text:style-name="P4">
In May last year, US Treasury Secretary Yellen confirmed in a public speech that she was calling to cancel part of the tariffs on Biden because some tariffs were "not strategic" and hurt American consumers and enterprises. She said, "In my opinion, some of these measures seem to cause greater harm to consumers and enterprises, and they are not strategic in solving our actual problems with China."</text:p>
      <text:p text:style-name="P4">
Image source, getty images</text:p>
      <text:p text:style-name="P4">
Image adding text,</text:p>
      <text:p text:style-name="P4">
After the start of the trade war, the export volume of American soybeans fell sharply, and the price fell to the lowest point in 10 years, which caused huge losses to farmers in the central and western regions.</text:p>
      <text:p text:style-name="P4">
Yellen emphasized at a press conference that no visit can solve the challenges between China and the United States overnight. Public opinion generally believes that Yellen's visit to China mainly establishes a tough, effective communication channel with China's new economic team, and paving the way for Cry's climate negotiations, rather than solving specific problems such as trade.</text:p>
      <text:p text:style-name="P4">
News Source: <text:a xlink:type="simple" xlink:href="https://www.bbc.com/zhongwen/simp/chinese-news-66147637" text:style-name="Internet_20_link" text:visited-style-name="Visited_20_Internet_20_Link">
https://www.bbc.com/zhongwen/simp/chinese-news-66147637</text:a>
</text:p>
      <!--NEWS-->
      <text:h text:style-name="P10" text:outline-level="1">
<text:span text:style-name="T4">
Before the end of Yellen, a press conference was held: This trip helps to stabilize US -China relations</text:span>
</text:h>
      <text:p text:style-name="P4">
Author: None</text:p>
      <text:p text:style-name="P4">
Publisher: Radio Free Asia (Organization)</text:p>
      <text:p text:style-name="P4">
Published Time: 2023-07-09T11:23:00-04:00</text:p>
      <text:p text:style-name="P4">
Modified Time: 2023-07-09T11:45: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4.612011in" draw:z-index="0">
<draw:image xlink:href="../Images/rfamandarin/2023-07-09T11-23-00-04-00/000000.png" xlink:type="simple" xlink:show="embed" xlink:actuate="onLoad" draw:mime-type="image/png"/>
</draw:frame>
US Finance Minister Yellen held a press conference at the US Embassy in China on Sunday <text:a xlink:type="simple" xlink:href="https://www.rfa.org/mandarin/Xinwen/1-07092023112130.html/@@images/image" text:style-name="Internet_20_link" text:visited-style-name="Visited_20_Internet_20_Link">
</text:a>
Associated Press Picture</text:p>
      <text:p text:style-name="P4">
U.S. Financial Minister Yellen publicly stated publicly before the end of this Sunday's four -day trip that she had a 10 -hour meeting with senior Chinese officials in recent days. There are still differences in many issues in China, but I believe that this trip will promote the relationship between the two countries "more stable".</text:p>
      <text:p text:style-name="P4">
Yelun reiterated at a press conference held at the US Embassy in China on Sunday that "there are major differences in the United States and China", Washington was worried about the Chinese "unfair economic behavior" and recent punitive actions against US companies. Yellen said: "But President Biden and I do not look at the relationship between the United States and China from the framework of the conflict between the big powers. We believe that the world is big enough to make us prosper and develop."</text:p>
      <text:p text:style-name="P4">
Reuters reported that since the situation of the Taiwan Strait, the export ban in the Taiwan Strait, the U.S. advanced technology export ban, and the official national security issues led by China's official industrial policies, Washington has been working hard to repair the relationship between the two largest economies of the world. U.S. Secretary of State Brillings visited Beijing last month and became the first visit to senior US diplomats during the term of President Biden, and American climate special envoy Kerry is expected to visit China this month.</text:p>
      <text:p text:style-name="P4">
At the same time, whether Yellen's trip can pave the way for Biden's meeting with Xi Jinping has also become a topic of attention from the outside world. It is expected that the 20 -way Group Summit held in New Delhi, India in September this year, and the Asia -Pacific Economic Cooperation Organization Meeting held in San Francisco in November may provide opportunities for the "worship".</text:p>
      <text:p text:style-name="P4">
Yellen said at a press conference on Sunday that the trip aims to establish and deepen the connection with China's new economic team, reduce misunderstandings, and pave the way for climate change and debt distress.</text:p>
      <text:p text:style-name="P4">
Senior officials of the US Treasury Ministry of Finance told the media after Yellen ended in Beijing that this trip is as expected that it does not bring specific policy breakthroughs, but it is "very successful" in "re -establishing contacts" and building US -China relations. Essence</text:p>
      <text:p text:style-name="P4">
Responsible: He Ping</text:p>
      <text:p text:style-name="P4">
News Source: <text:a xlink:type="simple" xlink:href="https://www.rfa.org/mandarin/Xinwen/1-07092023112130.html" text:style-name="Internet_20_link" text:visited-style-name="Visited_20_Internet_20_Link">
https://www.rfa.org/mandarin/Xinwen/1-07092023112130.html</text:a>
</text:p>
      <!--NEWS-->
      <text:h text:style-name="P10" text:outline-level="1">
<text:span text:style-name="T4">
Taiwan Security Officer: China Operation Economy Intests Intervention in the 2024 Election</text:span>
</text:h>
      <text:p text:style-name="P4">
Author: None</text:p>
      <text:p text:style-name="P4">
Publisher: Radio Free Asia (Organization)</text:p>
      <text:p text:style-name="P4">
Published Time: 2023-07-09T11:28:20-04:00</text:p>
      <text:p text:style-name="P4">
Modified Time: 2023-07-09T11:28: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930818in" draw:z-index="0">
<draw:image xlink:href="../Images/rfamandarin/2023-07-09T11-28-20-04-00/000000.png" xlink:type="simple" xlink:show="embed" xlink:actuate="onLoad" draw:mime-type="image/png"/>
</draw:frame>
Profile picture: The Democratic Progressive Party of Taiwan's ruling party held a press conference last year to criticize China to ban the import of ice fresh white band fish imported from Taiwan as Facebook for the Democratic Progressive Party</text:p>
      <text:p text:style-name="P4">
The Taiwan Central News Agency quoted senior Guoan officials on July 9 that China ’s currently operating economic tools to intervene in the 2024 election of the 2024 election in addition to turbulent Taiwan through machine ships and cognitive operations. For example, China has banned some of Taiwan's agricultural and fishery products input, but as the election of Taiwan is approaching, Beijing has recently begun to "from closing to place" in order to create an atmosphere of benefit.</text:p>
      <text:p text:style-name="P4">
This unnamed security official pointed out that China ’s move is to create an atmosphere of“ murderous war ”and shaping panic. At the same time, criticizing the friendship between Taiwan and international friends, making people feel that friends in international visit to Taiwan are for benefits and shaping to shape Taiwan for benefits and shaping. The feeling of "unbelievable". As the election enters the hot season, there will be more and more controversial messages to the internal policy discussion of Taiwan. According to statistics, there were about 1,400 controversial messages from Taiwan from January to June last year. It was 1,600 from July to December last year. From January to June this year, it would increase to about 1,800 pieces. It is expected that there will be more in the second half of the year.</text:p>
      <text:p text:style-name="P4">
This national security senior management also emphasized that Taiwan is a society of democracy. The outside world questioned that the national security incident often "raised heavily and gently". If it is necessary to make up for the weakness, the legal system must be improved, so that it can effectively achieve the obstacles.</text:p>
      <text:p text:style-name="P4">
Responsible: He Ping</text:p>
      <text:p text:style-name="P4">
News Source: <text:a xlink:type="simple" xlink:href="https://www.rfa.org/mandarin/Xinwen/2-07092023112432.html" text:style-name="Internet_20_link" text:visited-style-name="Visited_20_Internet_20_Link">
https://www.rfa.org/mandarin/Xinwen/2-07092023112432.html</text:a>
</text:p>
      <!--NEWS-->
      <text:h text:style-name="P10" text:outline-level="1">
<text:span text:style-name="T4">
Tao Hong, a person in Jiangsu, was forced to miss the truth of the fire of the fire</text:span>
</text:h>
      <text:p text:style-name="P4">
Author: None</text:p>
      <text:p text:style-name="P4">
Publisher: Radio Free Asia (Organization)</text:p>
      <text:p text:style-name="P4">
Published Time: 2023-07-09T11:33:00-04:00</text:p>
      <text:p text:style-name="P4">
Modified Time: 2023-07-09T11:49: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8615in" draw:z-index="0">
<draw:image xlink:href="../Images/rfamandarin/2023-07-09T11-33-00-04-00/000000.png" xlink:type="simple" xlink:show="embed" xlink:actuate="onLoad" draw:mime-type="image/png"/>
</draw:frame>
Tao Hong, a person in Jiangsu <text:a xlink:type="simple" xlink:href="https://www.rfa.org/mandarin/Xinwen/3-07092023112940.html/@@images/image" text:style-name="Internet_20_link" text:visited-style-name="Visited_20_Internet_20_Link">
![] [] [](Images/rfamandarin/2023-07-09T11-33-00-04-00/000001.png)</text:a>
Network screenshot</text:p>
      <text:p text:style-name="P4">
According to the news released by the Rights Resources Network on July 9th, Tao Hong, a person in Zhangjiagang in Jiangsu Province, contacted all circles last year to participate in investigating the investigation of the right of rights protection from Jiangyin City. It has been 10 months on Sunday. Friends in defending rights have been discovered without news, calling on public opinion to pay attention.</text:p>
      <text:p text:style-name="P4">
According to reports, Tao Hong was displaced by the authorities and the land forced by the authorities. Since 2012, Tao Hong and many other villagers have complained to government departments for compensation, but have been repeatedly pushed each other. Because the letters and visits departments at all levels in Jiangsu Province did not act in their complaints, Tao Hong had to petition in Beijing to continue to defend his rights, but he was retaliated and abused by local authorities. Tao Hong's family was also implicated. His university -graduated son was repeatedly worked and threatened, so that he had unemployment several times.</text:p>
      <text:p text:style-name="P4">
The Rights Rights Network disclosed that Tao Hong said in the WeChat circle of friends before being disappeared. "Never commit suicide." But as of now, the outside world has not been able to learn about Tao Hong's detention place.</text:p>
      <text:p text:style-name="P4">
Responsible: He Ping</text:p>
      <text:p text:style-name="P4">
News Source: <text:a xlink:type="simple" xlink:href="https://www.rfa.org/mandarin/Xinwen/3-07092023112940.html" text:style-name="Internet_20_link" text:visited-style-name="Visited_20_Internet_20_Link">
https://www.rfa.org/mandarin/Xinwen/3-07092023112940.html</text:a>
</text:p>
      <!--NEWS-->
      <text:h text:style-name="P10" text:outline-level="1">
<text:span text:style-name="T4">
Hubei Yichang Wufeng Mountain Lirkeling Officer: 1 person died and 7 people lost contact</text:span>
</text:h>
      <text:p text:style-name="P4">
Author: None</text:p>
      <text:p text:style-name="P4">
Publisher: Radio Free Asia (Organization)</text:p>
      <text:p text:style-name="P4">
Published Time: 2023-07-09T11:38:00-04:00</text:p>
      <text:p text:style-name="P4">
Modified Time: 2023-07-09T11:48: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88615in" draw:z-index="0">
<draw:image xlink:href="../Images/rfamandarin/2023-07-09T11-38-00-04-00/000000.png" xlink:type="simple" xlink:show="embed" xlink:actuate="onLoad" draw:mime-type="image/png"/>
</draw:frame>
The landslide accident occurred on Yueshan Village, the Mayor Autonomous County, Yichang City, Yichang City, Hubei Province. <text:a xlink:type="simple" xlink:href="https://www.rfa.org/mandarin/Xinwen/4-07092023113346.html/@@images/image" text:style-name="Internet_20_link" text:visited-style-name="Visited_20_Internet_20_Link">
</text:a>
Cctv via Reuters</text:p>
      <text:p text:style-name="P4">
According to the news that the official China News Network quoted the news of the news office of the Yichang Municipal Government of Hubei Province, as of the early morning of July 9, the Lanzhuang Landscape accident in Yueshan Village, the Mayor Autonomous County, Yichang City, Yichang City, on Saturday afternoon, has now led to one person. Death, 7 people lost contact.</text:p>
      <text:p text:style-name="P4">
The local government stated at a press conference on Sunday that the mountain body in the incident was located at the construction site of the second working area of the first section of the highway highway. The rescue workers rescued 5 people at 4 am on Sunday, and 9 of them lost contact. As a construction site. On Sunday morning, two lost contacts were found at the scene. One of them had no life signs after rescue, and the other was still in the rescue. As of now, 7 people have lost contact.</text:p>
      <text:p text:style-name="P4">
It is reported that it is expected that the location of the incident is cloudy on Sunday and Monday two days of cloudy weather. The landslide is still unstable and the rescue work is difficult. At present, 17 people around 8 households around the incident have been transferred.</text:p>
      <text:p text:style-name="P4">
Responsible: He Ping</text:p>
      <text:p text:style-name="P4">
News Source: <text:a xlink:type="simple" xlink:href="https://www.rfa.org/mandarin/Xinwen/4-07092023113346.html" text:style-name="Internet_20_link" text:visited-style-name="Visited_20_Internet_20_Link">
https://www.rfa.org/mandarin/Xinwen/4-07092023113346.html</text:a>
</text:p>
      <!--NEWS-->
      <text:h text:style-name="P10" text:outline-level="1">
<text:span text:style-name="T4">
The Taiwan military has denied media reports to reiterate the preparation of nuclear biochemical warfare to protect</text:span>
</text:h>
      <text:p text:style-name="P4">
Author: None</text:p>
      <text:p text:style-name="P4">
Publisher: Radio Free Asia (Organization)</text:p>
      <text:p text:style-name="P4">
Published Time: 2023-07-09T11:44:39-04:00</text:p>
      <text:p text:style-name="P4">
Modified Time: 2023-07-09T11:44: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4.980525in" draw:z-index="0">
<draw:image xlink:href="../Images/rfamandarin/2023-07-09T11-44-39-04-00/000000.png" xlink:type="simple" xlink:show="embed" xlink:actuate="onLoad" draw:mime-type="image/png"/>
</draw:frame>
The picture shows Taiwan rescue workers who wear protective equipment to rescue the wounded in the state of the Taipei MRT station. <text:a xlink:type="simple" xlink:href="https://www.rfa.org/mandarin/Xinwen/5-07092023113950.html/@@images/image" text:style-name="Internet_20_link" text:visited-style-name="Visited_20_Internet_20_Link">
</text:a>
Agence France -Presse information picture</text:p>
      <text:p text:style-name="P4">
According to the Taiwan Central News Agency report on July 9, in response to the media disclosure of the news about the United States' request for the development of biological warfares in Taiwan, the Ministry of Defense in Taiwan responded on Sunday, and related reports were not fact.</text:p>
      <text:p text:style-name="P4">
The Ministry of Defense of Taiwan issued a press release on Sunday evening that Taiwan had signed "prohibiting the development, manufacturing, storage, obtaining or retaining biological and toxin weapons and avoiding its possible destruction conventions." Equality is removed from the Anti -Biological Convention Convention, but Taiwan still does not develop, manufacture, store, obtain or maintain microorganism, other biological preparations or toxins for military purposes.</text:p>
      <text:p text:style-name="P4">
According to reports, United News Networks have previously disclosed that the United States requires the Taiwan Military Institute to secretly establish a virus capability and develop biological warfare.</text:p>
      <text:p text:style-name="P4">
The Ministry of Defense of Taiwan emphasized that rumors such as urging Taiwan to "urge Taiwan to develop biological warfare agents" are not fact. The Taiwan military nuclear biochemical operations are based on protective energy as the main axis. The purpose of the pre -medical institute's "Biological Safety Fourth Laboratory" is to detect, protect and treat the pathogenic diseases of infectious diseases. Reagents for biological warfares to strengthen biological combat agent defense detection capabilities. Therefore, related reports are not fact.</text:p>
      <text:p text:style-name="P4">
Responsible: He Ping</text:p>
      <text:p text:style-name="P4">
News Source: <text:a xlink:type="simple" xlink:href="https://www.rfa.org/mandarin/Xinwen/5-07092023113950.html" text:style-name="Internet_20_link" text:visited-style-name="Visited_20_Internet_20_Link">
https://www.rfa.org/mandarin/Xinwen/5-07092023113950.html</text:a>
</text:p>
      <!--NEWS-->
      <text:h text:style-name="P10" text:outline-level="1">
<text:span text:style-name="T4">
Wall foreign striking: Xi Jinping and Putin, a friend of friendship said?</text:span>
</text:h>
      <text:p text:style-name="P4">
Author: None (Language: zh)</text:p>
      <text:p text:style-name="P4">
Publisher: None</text:p>
      <text:p text:style-name="P4">
Time: 2023-07-09T12:02:00Z</text:p>
      <text:p text:style-name="P4">
Description: Some comments believe that after the Wagner incident, Xi Jinping still cannot completely abandon Putin. He has invested too much in this relationship, and Russia is still useful to China. But they have caused so much worried brotherhood in the West.</text:p>
      <text:p text:style-name="P4">
Videos: []</text:p>
      <text:p text:style-name="P4">
Images: []</text:p>
      <text:p text:style-name="P4">
Subject: 评论分析</text:p>
      <text:p text:style-name="P4">
Subjects: ['薄熙来', '专题报道：习近平访美', '乌克兰', '中国共产党', '专题报道：全景观看“习马会”', '中国反腐风暴', '20国集团', '毛泽东', '中国宪法修正案取消国家主席任期限制', '周永康']</text:p>
      <text:p text:style-name="P4">
Keywords: ['中俄关系', '习近平', '普京', '俄罗斯兵变', '攻打台湾', '武统', '乌克兰战争', '台海危机', '王毅', '中国外交', '种族主义']</text:p>
      <text:p text:style-name="P4">
Id: 66168611</text:p>
      <!--METADATA-->
      <text:p text:style-name="P4">
<text:a xlink:type="simple" xlink:href="https://www.dw.com/zh/overlay/image/article/66168611/65051703" text:style-name="Internet_20_link" text:visited-style-name="Visited_20_Internet_20_Link">
 </text:a>
Xi Jinping visited Russia in March 2023</text:p>
      <text:p text:style-name="P4">
(Voice of Germany Chinese Network) The New York Times published an article "The Brothers of Xi Jinping and Putin may have seen the top". The author Ryan Hass believes that the <text:a xlink:type="simple" xlink:href="https://www.dw.com/zh/zh/瓦格纳兵变给习近平敲响了警钟/a-66033766" text:style-name="Internet_20_link" text:visited-style-name="Visited_20_Internet_20_Link">
after the Wagner incident, Xi Jinping's bet on Putin seems to be so stable that it is not so secure. </text:a>
Essence Xi Jinping could not completely abandon Putin. He has invested too much in this relationship, and Russia is still useful to China. But they have caused so much worried brotherhood in the West.</text:p>
      <text:p text:style-name="P4">
The author pointed out that although there have been signs for a long time, Chinese leadership has not fully supported Putin's war, but at the beginning of the conflict, China hopes that it can take the United States from Asia, and China has been seeking to expand the impact in Asia in Asia force. However, this has not become a reality. On the contrary, since the beginning of the Ukraine, the United States and its Asian allies have established a stronger military existence around China, and now they are more united in restricting China's key technologies. Putin is alone.</text:p>
      <text:p text:style-name="P4">
But China is now aware that Ukraine's long -term war may further threaten Russia's partner country and damage China's own foreign policy agenda. China has a reason to go further in the vague expression of the war principles before, and uses its unique influence on Russia to urge the realization of the armistice.</text:p>
      <text:p text:style-name="P4">
The author said that Russia's issue has also made Xi Jinping's plans on the Taiwan issue. The Ukrainian war shows two things: it is not possible to win the battle by relying on military forces; but not winning the battle may lead to the challenge of the power of the leadership. Faced with these situations, through the increasingly fighting moves, the Taiwan Strait War may be disastrous for Xi Jinping.</text:p>
      <text:p text:style-name="P4">
*#</text:p>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saying that the Russian Ministry of Defense launched a missile attack on the rear camps of the Wagner Mercenary Corps, and the Wagner Corps prepared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became an important military asset of the Kremlin in the fierce battle in eastern Ukraine.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Pleigo and the senior officials of the Russian army broke out fierce quarrels. They believed that the Ministry of National Defense did not provide enough ammunition supplies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the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business of the Wagner Legion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European and Americans really can't distinguish between China, Japan and South Korea? </text:span>
</text:p>
      <text:p text:style-name="P4">
Taiwan's "report" published an article "Wang Yi does not know, European and American people can't distinguish between China, Japan and South Korea", author Li Yizhong pointed out that Chinese Foreign Minister Wang Yi in the Qingdao will be in the "2023 China -Korea Cooperation International Forum". Doctrine speech causes uproar](https://www.dw.com/zh/zh/长平观察我们本来是同种同文的弟兄/a-66164004)However, he calls "European and American countries cannot distinguish between China and South Korea." The evaluations of these three countries have their own opinions. Even under the face of China's oppression of Taiwan in recent years, Europeans and Americans have gradually clarified the differences between Chinese and Taiwanese. China, Japan, South Korea, and Taiwan are not as Wang Yi said, because the complexion and similar skin tone, which causes the European and American to confuse.</text:p>
      <text:p text:style-name="P4">
For example, this year, the latest survey of "Americans" of "Americans' favorability for China" was released at the beginning of this year.(https://www.dw.com/zh/zh/从数据看发展美国公众眼里中国形象的变迁/a-65972594)As a result, the reputation of the Chinese people in the United States fell to a new low in 1979 (China -US establishment diplomatic relations), with a favorability of only 15%. And since 2018, a total of 38 percentage points have been reduced. More than 80%of Americans have negative views on China. 45%of the statement is "very negative" and 39%is "negative". At the same time, Americans's favorability of Taiwan reached a high, reaching 77%. Since 1996 (the first Taiwan Strait crisis), the maximum value of the values of the values. Zhong and Taiwan are not just like people, but they are almost the same in language, but their evaluations in Americans are completely different.</text:p>
      <text:p text:style-name="P4">
In addition, according to the "YOUGOV rating" in 2020, "Which countries do Americans like the most?" Investigation, East Asia, at that time, Americans had a positive perception of Japan 58%, 48%of the positive perception of South Korea, and positive possession of China to China. The perception is only 18%, which is similar to the level of Russia (19%) and North Korea (12%). In this survey, not only did Wang Yi say that "European and American people can't tell China, Japan and South Korea", but also are really regarded as a hung up with China. In fact, Russia and North Korea.</text:p>
      <text:p text:style-name="P4">
The author said that many Chinese people immigrate to the United States, and they never want to dye their hair yellow or have a tip nose to become Americans. They hope that after arriving in the United States, they can use the US educational resources, legal guarantees, and social systems With more dignified and human life, they do not have to "become Americans" at all, and they can get human rights, freedom and peace that they do not have in China.</text:p>
      <text:p text:style-name="P4">
Wang Yi: "European and American countries can't distinguish between China, Japan and South Korea"</text:p>
      <text:h text:style-name="P12" text:outline-level="3">
<text:span text:style-name="T4">
<text:span text:style-name="T4">
 Will the CCP's army attack Taiwan? </text:span>
</text:span>
</text:h>
      <text:p text:style-name="P4">
Taiwan's "Wind Media" published an article "The Communist Party of China" punish the Vietnam War "-The future possible use of the military model for Taiwan", the author Li Zhiyao pointed out that the Chinese Communist regime has always had a strong national consciousness. The Battle of the Korean War and the Treasure Island in 1969 confronted the United States and the Soviet Union, respectively; the Battle of Dachen Island in early 1955 was followed by the signing of the military -defense treaty in Taiwan and the United States (December 1954). ; In February 1979, the "punishment of the Vietnam" was followed by the signing of the military alliance Treaty (at the end of 1978) in Vietnam and the Soviet Union, showing that the CCP's attitude towards territorial sovereign disputes was irrational and unpredictable-at the expense of the military greatly greatly rushed The risk of risks is desperate.The author believes that the CCP knows that if the balance of power balances changes in decisiveness, the strange attack is the main option. The large -scale strange attack has always been the usual combat method of the Communist Army in the early days of the war, such as the Korean War in 1950, the 1962 Sino -China -India War, and the Sino -China -India War in 1962. This was the case in 1979. <text:a xlink:type="simple" xlink:href="https://www.dw.com/zh/zh/美国将领习近平尚未决定2027年前武统台湾/a-66090328" text:style-name="Internet_20_link" text:visited-style-name="Visited_20_Internet_20_Link">
If the CCP is determined to move against Taiwan</text:a>
It is likely that it will suddenly launch a strange attack to improve the successful calculation of the military committed.</text:p>
      <text:p text:style-name="P4">
<text:span text:style-name="T5">
Inding the content of other media, does not represent the position or view of the Voice of Germany. _ </text:span>
 _ 吧 _</text:p>
      <text:p text:style-name="P4">
News Source: <text:a xlink:type="simple" xlink:href="https://www.dw.com/zh/墙外文摘：习近平和普京，友谊的小船说翻就翻吗？/a-66168611" text:style-name="Internet_20_link" text:visited-style-name="Visited_20_Internet_20_Link">
https://www.dw.com/zh/墙外文摘：习近平和普京，友谊的小船说翻就翻吗？/a-66168611?maca=chi-rss-chi-all-1127-rdf</text:a>
</text:p>
      <!--NEWS-->
      <text:h text:style-name="P10" text:outline-level="1">
<text:span text:style-name="T4">
IAEA Nujin nuclear treatment water emissions plan safety standard North Korea attack</text:span>
</text:h>
      <text:p text:style-name="P4">
Publisher: 法新社</text:p>
      <text:p text:style-name="P4">
Published Time: 2023-07-09T12:02:09+00:00</text:p>
      <text:p text:style-name="P4">
Modified Time: 2023-07-09T11:35:02+00:00</text:p>
      <text:p text:style-name="P4">
Description: (Report on the 9th of Agence France -Presse)) In response to the UN International Atom Energy General Administration (IAEA) claiming that the nuclear processing water discharge of the Fukushima first nuclear power plant in Japan is generally in line with international security standards, North Korea has attack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7-09T12-02-09-00-00/000000.png" xlink:type="simple" xlink:show="embed" xlink:actuate="onLoad" draw:mime-type="image/png"/>
</draw:frame>
The Japanese government plans to discharge the nuclear treatment water of the Fukushima first nuclear power plant that has been attacked by the tsunami attack in the next decades.</text:p>
      <text:p text:style-name="P4">
This discharge plan has caused concerns from neighboring countries, prompting China to ban some Japanese food imports, and also caused protests in South Korea.</text:p>
      <text:p text:style-name="P4">
North Korea Central Communications (KCNA) published a statement from an official in the province of China Earth Environmental Protection. The official stated in the statement that the emissions of nuclear treatment of water will have a "negative impact of human life, safety, and ecological environment."</text:p>
      <text:p text:style-name="P4">
The statement mentioned: "It is important that the unfair behavior of the International Atomic Energy Agency, which actively supports and promotes the plan to promote the discharge of nuclear pollution water in Japan. This is unimaginable."</text:p>
      <text:p text:style-name="P4">
The tsunami caused by the 311 earthquake in 2011 caused a furnace melting of the three units of Fukushima's first nuclear power plant. In order to cool the melting nuclear fuel rod in the furnace, about 1.33 million cubic meters of groundwater, rain and water, and water. These accumulated accumulated accumulation. The polluting water storage is in the Fukushima first nuclear power plant.</text:p>
      <text:p text:style-name="P4">
The Fukushima First Nuclear Power Plant removes most radiation substances other than polluting water through the purification device, and plans to dilute it after the next decades.</text:p>
      <text:p text:style-name="P4">
News Source: <text:a xlink:type="simple" xlink:href="https://www.rfi.fr/cn/%E5%9B%BD%E9%99%85%E6%8A%A5%E9%81%93/20230709-iaea%E7%A7%B0%E7%A6%8F%E5%B2%9B%E6%A0%B8%E5%A4%84%E7%90%86%E6%B0%B4%E6%8E%92%E6%94%BE%E8%AE%A1%E7%94%BB%E7%AC%A6%E5%AE%89%E5%85%A8%E6%A0%87%E5%87%86-%E5%8C%97%E9%9F%A9%E6%8A%A8%E5%87%BB" text:style-name="Internet_20_link" text:visited-style-name="Visited_20_Internet_20_Link">
https://www.rfi.fr/cn/%E5%9B%BD%E9%99%85%E6%8A%A5%E9%81%93/20230709-iaea%E7%A7%B0%E7%A6%8F%E5%B2%9B%E6%A0%B8%E5%A4%84%E7%90%86%E6%B0%B4%E6%8E%92%E6%94%BE%E8%AE%A1%E7%94%BB%E7%AC%A6%E5%AE%89%E5%85%A8%E6%A0%87%E5%87%86-%E5%8C%97%E9%9F%A9%E6%8A%A8%E5%87%BB</text:a>
</text:p>
      <!--NEWS-->
      <text:h text:style-name="P10" text:outline-level="1">
<text:span text:style-name="T4">
Ukraine admits to detonating the Crimea Bridge</text:span>
</text:h>
      <text:p text:style-name="P4">
Publisher: 法新社</text:p>
      <text:p text:style-name="P4">
Published Time: 2023-07-09T13:02:08+00:00</text:p>
      <text:p text:style-name="P4">
Modified Time: 2023-07-09T12:35:02+00:00</text:p>
      <text:p text:style-name="P4">
Description: (France -France -France -France -France 8th France -New Electric Report) Connecting the Crimea Bridge on the Crimean Peninsula and the Russian local area was severely damaged after the attack last year. Essence The Kiev authorities exposed the truth to commemorate the 500th day of the Russian and Ukraine W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7-09T13-02-08-00-00/000000.png" xlink:type="simple" xlink:show="embed" xlink:actuate="onLoad" draw:mime-type="image/png"/>
</draw:frame>
Hanna Maliar wrote in the post of communication software Telegram that attacking the Kerch Straitbridge (Crimea Bridge) is to cut off the supply line of Moscow. She said that today is the 273th day after the "First Attack" Bridge. At that time, the purpose of the attack was "to destroy the Russians' logistics supplies."</text:p>
      <text:p text:style-name="P4">
Russia's Crimea (Crimea), which was illegal and swallowed in Ukraine in 2014, opened 4 years later.</text:p>
      <text:p text:style-name="P4">
Russia has invaded Ukraine for 500 days today, and Ukraine President Volodymyrzlenskyy visited Snake Island in the Black Sea. At the beginning of the war, the Ukrainian defenders on the island resisted Russian warships with a fierce attitude and became famous in the World War I.</text:p>
      <text:p text:style-name="P4">
Agence France -Presse reported that Zerrenceki said in a film published today in a community media, "Today we came to Snakeisland, where this will never be conquered by the occupant, just like the entire Ukraine. Because we are because of us. It is the country of brave. "</text:p>
      <text:p text:style-name="P4">
News Source: <text:a xlink:type="simple" xlink:href="https://www.rfi.fr/cn/%E5%9B%BD%E9%99%85%E6%8A%A5%E9%81%93/20230709-%E4%B9%8C%E5%85%8B%E5%85%B0%E5%9D%A6%E6%89%BF%E5%BC%95%E7%88%86%E5%85%8B%E9%87%8C%E7%B1%B3%E4%BA%9A%E5%A4%A7%E6%A1%A5" text:style-name="Internet_20_link" text:visited-style-name="Visited_20_Internet_20_Link">
https://www.rfi.fr/cn/%E5%9B%BD%E9%99%85%E6%8A%A5%E9%81%93/20230709-%E4%B9%8C%E5%85%8B%E5%85%B0%E5%9D%A6%E6%89%BF%E5%BC%95%E7%88%86%E5%85%8B%E9%87%8C%E7%B1%B3%E4%BA%9A%E5%A4%A7%E6%A1%A5</text:a>
</text:p>
      <!--NEWS-->
      <text:h text:style-name="P10" text:outline-level="1">
<text:span text:style-name="T4">
Israel's 27th round of large -scale demonstration protest against judicial reform</text:span>
</text:h>
      <text:p text:style-name="P4">
Author: 联合早报 (Person)</text:p>
      <text:p text:style-name="P4">
Publisher: 联合早报 (Organization)</text:p>
      <text:p text:style-name="P4">
Published Time: 2023-07-09T13:17</text:p>
      <text:p text:style-name="P4">
Modified Time: 2023-07-09T13:17</text:p>
      <text:p text:style-name="P4">
Description: Israel erupted a large -scale demonstration in the 27th consecutive week to protest the reform of the judicial system led by the Neihuahu government. Comprehensive Reuters and the United States CNN reported that on Saturday (July 8) local time, about 365,000 people across the country went to the streets ...</text:p>
      <text:p text:style-name="P4">
Videos: []</text:p>
      <text:p text:style-name="P4">
Audios: []</text:p>
      <text:p text:style-name="P4">
Images: []</text:p>
      <text:p text:style-name="P4">
Type: NewsArticle</text:p>
      <text:p text:style-name="P4">
Breadcrumbs: ['即时', '国际']</text:p>
      <text:p text:style-name="P4">
Keywords: ['以色列', '司法', '改革', '内坦亚胡', '示威活动']</text:p>
      <!--METADATA-->
      <text:p text:style-name="P4">
Large -scale demonstrations broke out in Israel in the 27th consecutive week.(https://www.zaobao.com/realtime/world/story20230402-1378693)Essence</text:p>
      <text:p text:style-name="P4">
Comprehensive Reuters and the United States CNN reported that on Saturday (July 8) local time, about 365,000 people across the country went to the streets. There were 180,000 people on the streets on the streets. The largest demonstration parade in recent weeks. A spokesman for protest movements in the country promised to carry out demonstrations "all night".</text:p>
      <text:p text:style-name="P4">
According to videos on social media platforms and Israeli media reports, the Israeli police used a water cannon to dispel a demonstration team on Saturday with a water cannon.</text:p>
      <text:p text:style-name="P4">
<text:a xlink:type="simple" xlink:href="https://www.zaobao.com/news/world/story20230116-1353752" text:style-name="Internet_20_link" text:visited-style-name="Visited_20_Internet_20_Link">
Nei Tanahu Government announced in January that the reform of the judicial system plan</text:a>
It caused a wave of opposition across the country, and large -scale demonstrations broke out. Critics believe that reform will weaken judicial independence, causing the Supreme Court to be subject to politicians and breeding corruption.</text:p>
      <text:p text:style-name="P4">
In the pressure of demonstration, <text:a xlink:type="simple" xlink:href="https://www.zaobao.com/realtime/world/story20230327-1376893" text:style-name="Internet_20_link" text:visited-style-name="Visited_20_Internet_20_Link">
Nei Tanahu announced the suspension of the reform plan in March</text:a>
And strive to reach a wide consensus. The demonstration trend did not stop.</text:p>
      <text:p text:style-name="P4">
Nei Tanahu repeated the reform last month, emphasizing that the new reform suggestions will be gentle. It is expected that the Israeli parliament will vote for the first new bill next week. Demonstration leader stated that it plans to increase demonstration next week.</text:p>
      <text:p text:style-name="P4">
News Source: <text:a xlink:type="simple" xlink:href="https://www.zaobao.com.sg/realtime/world/story20230709-1412107" text:style-name="Internet_20_link" text:visited-style-name="Visited_20_Internet_20_Link">
https://www.zaobao.com.sg/realtime/world/story20230709-1412107</text:a>
</text:p>
      <!--NEWS-->
      <text:h text:style-name="P10" text:outline-level="1">
<text:span text:style-name="T4">
Gorcei: It is absolutely reasonable to focus on Fukushima nuclear treatment water emissions</text:span>
</text:h>
      <text:p text:style-name="P4">
Publisher: 法新社</text:p>
      <text:p text:style-name="P4">
Published Time: 2023-07-09T13:32:08+00:00</text:p>
      <text:p text:style-name="P4">
Modified Time: 2023-07-09T13:20:03+00:00</text:p>
      <text:p text:style-name="P4">
Description: (Agence France -Presse, Seoul, 9th) The Director of the United Nations International Atomic Energy (IAEA) Rafael Grossi said today that Japan's plan to nuclear nuclear treatment of water discharge into the sea has attracted great attention in the region, which is "absolutely reasonable" Essence Gronci also said that the report issued by the International Atom Energy Agency last week found that if it is implemented in accordance with the plan, "international security standard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7-09T13-32-08-00-00/000000.png" xlink:type="simple" xlink:show="embed" xlink:actuate="onLoad" draw:mime-type="image/png"/>
</draw:frame>
Gronci met with a member of the Democratic Party of the South Korea in the Wild Party today.</text:p>
      <text:p text:style-name="P4">
"This issue has attracted much attention today," said Gronci, which is absolutely reasonable, because Japan has taken a major impact on the action and processing method of this matter ... "</text:p>
      <text:p text:style-name="P4">
When Gronci arrived in South Korea on the 7th, he was protested by civil society groups. Civil groups even held street rally criticism yesterday to criticize this plan.</text:p>
      <text:p text:style-name="P4">
The Fukushima First Nuclear Power Plant in Japan suffered a nuclear accident after the tsunami invaded in the 311 earthquake in 2011. The pollutant water produced during the melting nuclear fuel rod in the furnace in the furnace was continuously removed. Water is called "nuclear treatment water".</text:p>
      <text:p text:style-name="P4">
The nuclear treatment water discharged by Japan is equivalent to the water volume of 500 Olympic pools.</text:p>
      <text:p text:style-name="P4">
News Source: <text:a xlink:type="simple" xlink:href="https://www.rfi.fr/cn/%E5%9B%BD%E9%99%85%E6%8A%A5%E9%81%93/20230709-%E8%91%9B%E7%BD%97%E8%A5%BF-%E5%A4%96%E7%95%8C%E5%85%B3%E6%B3%A8%E7%A6%8F%E5%B2%9B%E6%A0%B8%E5%A4%84%E7%90%86%E6%B0%B4%E6%8E%92%E6%94%BE-%E7%BB%9D%E5%AF%B9%E5%90%88%E7%90%86" text:style-name="Internet_20_link" text:visited-style-name="Visited_20_Internet_20_Link">
https://www.rfi.fr/cn/%E5%9B%BD%E9%99%85%E6%8A%A5%E9%81%93/20230709-%E8%91%9B%E7%BD%97%E8%A5%BF-%E5%A4%96%E7%95%8C%E5%85%B3%E6%B3%A8%E7%A6%8F%E5%B2%9B%E6%A0%B8%E5%A4%84%E7%90%86%E6%B0%B4%E6%8E%92%E6%94%BE-%E7%BB%9D%E5%AF%B9%E5%90%88%E7%90%86</text:a>
</text:p>
      <!--NEWS-->
      <text:h text:style-name="P10" text:outline-level="1">
<text:span text:style-name="T4">
German Federation of Industry and Commerce: It is a better choice than abandoning Chinese exchanges</text:span>
</text:h>
      <text:p text:style-name="P4">
Author: None (Language: zh)</text:p>
      <text:p text:style-name="P4">
Publisher: None</text:p>
      <text:p text:style-name="P4">
Time: 2023-07-09T13:52:00Z</text:p>
      <text:p text:style-name="P4">
Description: The German government is trying to reduce the dependence of raw materials in China and other countries. The German economy supports this move, but never wants to lose the Chinese market. The new chairman of the German Federation of Industry and Commerce stated that he should communicate more with the other party than choosing to give up.</text:p>
      <text:p text:style-name="P4">
Videos: []</text:p>
      <text:p text:style-name="P4">
Images: []</text:p>
      <text:p text:style-name="P4">
Subject: 经济纵横</text:p>
      <text:p text:style-name="P4">
Subjects: ['德中关系', '欧债危机', '欧盟', '岛屿主权争端', '专题报道：全景观看“习马会”', '德国', '中国', '留学德国', '中共十九大', '留学德国']</text:p>
      <text:p text:style-name="P4">
Keywords: ['经济', '德国', '中国']</text:p>
      <text:p text:style-name="P4">
Id: 66169191</text:p>
      <!--METADATA-->
      <text:p text:style-name="P4">
<text:a xlink:type="simple" xlink:href="https://www.dw.com/zh/overlay/image/article/66169191/52403658" text:style-name="Internet_20_link" text:visited-style-name="Visited_20_Internet_20_Link">
 </text:a>
Popular Shanghai Factory</text:p>
      <text:p text:style-name="P4">
(Voice of Germany Chinese) The German Federation of Industry and Commerce (DIHK) emphasizes China's importance as the German market. Chairman Peteradrian told Dexin News: "The federal government and the European Union are worried about excessive dependence, otherwise it may have an adverse effect on the economy. This concern is understandable. As a result, companies also hope to further diversify their supply chain. He added that in this regard, political support is important: "At the same time, in Asia, China is Germany and the most important market for European companies to date." In mid -June, <text:a xlink:type="simple" xlink:href="https://www.dw.com/zh/zh/德国出台首份国家安全战略-中国是对手也是伙伴/a-65912004" text:style-name="Internet_20_link" text:visited-style-name="Visited_20_Internet_20_Link">
the German government proposed it A national security strategy</text:a>
Essence The Chinese strategy will be introduced later. In a security strategy, Germany positions China as partners, competitors and institutional rivals. German Chancellor Olafscholz has emphasized that it will not be decoupled with China, <text:a xlink:type="simple" xlink:href="https://www.dw.com/zh/zh/中国管制镓锗出口德国做好准备了吗/a-66136843" text:style-name="Internet_20_link" text:visited-style-name="Visited_20_Internet_20_Link">
but I hope to reduce the risks brought about by strong dependence on raw materials and other aspects</text:a>
 。</text:p>
      <text:p text:style-name="P4">
Earlier last month, Adrian, chairman of the German Federation of Industry and Commerce, led a delegation to China.</text:p>
      <text:p text:style-name="P4">
Adrian, the new chairman of the German Federation of Industry and Commerce, pointed out: "Make sure economic activities in China meet the common interests of both parties in a reasonable framework." He also added that China also rely on maintaining a good economic relationship with Germany: "" Therefore, therefore With the support of the German Federal Prime Minister, we will work hard to ensure that our companies are treated fairly in the Chinese market. Beijing should at least provide the same market access as Chinese companies in Europe. "</text:p>
      <text:h text:style-name="P12" text:outline-level="3">
<text:span text:style-name="T4">
is how to re -position relations with China</text:span>
</text:h>
      <text:p text:style-name="P4">
News Source: <text:a xlink:type="simple" xlink:href="https://www.dw.com/zh/德国工商总会：比起放弃中国-交流是更好的选择/a-66169191" text:style-name="Internet_20_link" text:visited-style-name="Visited_20_Internet_20_Link">
https://www.dw.com/zh/德国工商总会：比起放弃中国-交流是更好的选择/a-66169191?maca=chi-rss-chi-all-1127-rdf</text:a>
</text:p>
      <!--NEWS-->
      <text:h text:style-name="P10" text:outline-level="1">
<text:span text:style-name="T4">
Visit Ukraine before the Polish President's NATO Summit emphasized that the two countries must unite</text:span>
</text:h>
      <text:p text:style-name="P4">
Publisher: 法新社</text:p>
      <text:p text:style-name="P4">
Published Time: 2023-07-09T14:02:10+00:00</text:p>
      <text:p text:style-name="P4">
Modified Time: 2023-07-09T13:50:01+00:00</text:p>
      <text:p text:style-name="P4">
Description: (Agence France -Presse, Kiev, 9th) When Polish President Duda visited Ukraine today, he emphasized that he must be united with Ukraine. As the North Atlantic Convention Organization (NATO) is about to hold a summit, Ukraine hopes that this meeting can get a clear signal of NATO in the fu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7-09T14-02-10-00-00/000000.png" xlink:type="simple" xlink:show="embed" xlink:actuate="onLoad" draw:mime-type="image/png"/>
</draw:frame>
When Andrzej Duda visited the Ukrainian President Volodymyrzlenskyy, Lutsk wrote in the community media: "Unity makes us stronger."</text:p>
      <text:p text:style-name="P4">
Poland is one of the most powerful NATO countries that support Ukraine. He once expressed his hope that other NATO member states will provide Ukraine's "security guarantee".</text:p>
      <text:p text:style-name="P4">
News Source: <text:a xlink:type="simple" xlink:href="https://www.rfi.fr/cn/%E5%9B%BD%E9%99%85%E6%8A%A5%E9%81%93/20230709-%E6%B3%A2%E5%85%B0%E6%80%BB%E7%BB%9F%E5%8C%97%E7%BA%A6%E5%B3%B0%E4%BC%9A%E5%89%8D%E9%80%A0%E8%AE%BF%E4%B9%8C%E5%85%8B%E5%85%B0-%E5%BC%BA%E8%B0%83%E4%B8%A4%E5%9B%BD%E9%A1%BB%E5%9B%A2%E7%BB%93" text:style-name="Internet_20_link" text:visited-style-name="Visited_20_Internet_20_Link">
https://www.rfi.fr/cn/%E5%9B%BD%E9%99%85%E6%8A%A5%E9%81%93/20230709-%E6%B3%A2%E5%85%B0%E6%80%BB%E7%BB%9F%E5%8C%97%E7%BA%A6%E5%B3%B0%E4%BC%9A%E5%89%8D%E9%80%A0%E8%AE%BF%E4%B9%8C%E5%85%8B%E5%85%B0-%E5%BC%BA%E8%B0%83%E4%B8%A4%E5%9B%BD%E9%A1%BB%E5%9B%A2%E7%BB%93</text:a>
</text:p>
      <!--NEWS-->
      <text:h text:style-name="P10" text:outline-level="1">
<text:span text:style-name="T4">
The German domestic violence phenomenon increased by nearly 10% last year</text:span>
</text:h>
      <text:p text:style-name="P4">
Author: None (Language: zh)</text:p>
      <text:p text:style-name="P4">
Publisher: None</text:p>
      <text:p text:style-name="P4">
Time: 2023-07-09T14:06:00Z</text:p>
      <text:p text:style-name="P4">
Description: A survey of not long ago showed that 30 % of German men think that the wife https://cms.dw.com/cma/ is not wrong, and the latest survey confirms that Germany lasts 432 violence every day last year. ? Maca = chi-rss-chi-all-127-radf</text:p>
      <text:p text:style-name="P4">
Videos: []</text:p>
      <text:p text:style-name="P4">
Images: []</text:p>
      <text:p text:style-name="P4">
Subject: 德国新闻</text:p>
      <text:p text:style-name="P4">
Subjects: ['德国之声系列报道：打破藩篱的亚洲女性们']</text:p>
      <text:p text:style-name="P4">
Keywords: ['家暴', '强奸', '性骚扰', '女性']</text:p>
      <text:p text:style-name="P4">
Id: 66169193</text:p>
      <!--METADATA-->
      <text:p text:style-name="P4">
<text:a xlink:type="simple" xlink:href="https://www.dw.com/zh/overlay/image/article/66169193/66098352" text:style-name="Internet_20_link" text:visited-style-name="Visited_20_Internet_20_Link">
 </text:a>
Family violence in Germany is not an individual phenomenon</text:p>
      <text:p text:style-name="P4">
(Voice of Germany Chinese) According to the "Sunday Photo" quoted the German Federal Police, the number of domestic violence recorded in Germany last year increased by 9.4%year -on -year to 157,500. In other words, there are 432 violence every day in Germany. The "domestic violence" report written by the Federal Police Department is expected to be jointly released by the Federal Minister and Federal Family Minister on Tuesday (July 11).</text:p>
      <text:p text:style-name="P4">
According to this report, about 80%of the victims of domestic violence are women; 78%of the suspects of violence are men, 40%are their partners, and 60%are current partners.</text:p>
      <text:p text:style-name="P4">
There were 144,044 domestic violence incidents recorded in Germany in 2021.</text:p>
      <text:p text:style-name="P4">
Last month, another survey showed that <text:a xlink:type="simple" xlink:href="https://www.dw.com/zh/zh/三成德国青年男子认为打老婆理所当然/a-65885221" text:style-name="Internet_20_link" text:visited-style-name="Visited_20_Internet_20_Link">
30 % of the young men in Germany believed that they should be playing their wives at home</text:a>
Essence The group aged 18 to 35 acknowledged that when a spouse was quarreled, "hands -on" was acceptable.</text:p>
      <text:p text:style-name="P4">
In addition to domestic violence, the Federal Police report also pointed out that in last year, rape and sexual harassment incidents also increased by 20%over a year ago. The German Federal Minister of the Interior, NancyFaeser, told the media that "the violence must be revealed that women should not be ashamed of this." She said, "We must try to break the silence" and exerting violence to women is not a problem faced by women alone. It is by no means a personal destiny.</text:p>
      <text:p text:style-name="P4">
She also told the Photo News that "the perpetrators cannot disappear from the public's vision. After the first violence, they must drive out their families and sweep the ground."</text:p>
      <text:h text:style-name="P12" text:outline-level="3">
<text:span text:style-name="T4">
What is the performance of Germany's fight against domestic violence?</text:span>
</text:h>
      <text:p text:style-name="P4">
(Evangelion News Agency, Germany New News Agency, etc.)</text:p>
      <text:p text:style-name="P4">
News Source: <text:a xlink:type="simple" xlink:href="https://www.dw.com/zh/德国家暴现象去年大增近10/a-66169193" text:style-name="Internet_20_link" text:visited-style-name="Visited_20_Internet_20_Link">
https://www.dw.com/zh/德国家暴现象去年大增近10/a-66169193?maca=chi-rss-chi-all-1127-rdf</text:a>
</text:p>
      <!--NEWS-->
      <text:h text:style-name="P10" text:outline-level="1">
<text:span text:style-name="T4">
To prevent children's suicide, it is necessary to pay attention</text:span>
</text:h>
      <text:p text:style-name="P4">
Authors: ['']</text:p>
      <text:p text:style-name="P4">
Publisher: 英国《金融时报》</text:p>
      <text:p text:style-name="P4">
Time: 2023-07-09T16:08:36+00:00</text:p>
      <text:p text:style-name="P4">
Published Time: 2023-07-10T12:00:99+08:00</text:p>
      <text:p text:style-name="P4">
Modified Time: 2023-07-10T12:08:99+08:00</text:p>
      <text:p text:style-name="P4">
Description: Xu Haina: When people talk about "social" from the perspective of education, they always like to say that social ability is a kind of competitiveness required in the future, but it is less to understand the importance of socializing from the perspective of mental health.</text:p>
      <text:p text:style-name="P4">
Images: ["<text:a xlink:type="simple" xlink:href="https://thumbor.ftacademy.cn/unsafe/picture/1/000186981_piclink.jpg" text:style-name="Internet_20_link" text:visited-style-name="Visited_20_Internet_20_Link">
000186981_pic...</text:a>
"]</text:p>
      <text:p text:style-name="P4">
Themes: ['专栏', '心理健康', '关注']</text:p>
      <text:p text:style-name="P4">
Keywords: ['心理健康', '教育', '青少年', '亲子关系', '社交']</text:p>
      <text:p text:style-name="P4">
Type: Article</text:p>
      <!--METADATA-->
      <text:p text:style-name="P4">
<draw:frame draw:style-name="fr1" draw:name="Image111" text:anchor-type="as-char" svg:width="6.9236in" svg:height="4.617987in" draw:z-index="0">
<draw:image xlink:href="../Images/FT Chinese Free Version/2023-07-09T16-08-36-00-00/000186981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Children's suicide is a hearty topic. A few years ago, a school I had attended by a child in my child committed suicide under the age of 12. When the child talked to me, it was raining outside. He said, "Mom, you see, the sky is crying!"</text:p>
      <text:p text:style-name="P4">
Some scholars have studied the "China Health and Health Statistical Yearbook" data pointed out that China's suicide mortality rate in China from 2010 to 2021 decreased significantly, but the suicide mortality rate of children and adolescents from 5 to 14 years old continued to rise. From 2017 to 2021 The death rate of suicide rates of aged and young people 15 to 24 years old is also rising.</text:p>
      <text:p text:style-name="P4">
In Singapore, where I live now, the phenomenon of suicide in children and adolescents has also attracted much attention. On July 1 this year, Samaaritans Offsingapore issued a statement saying that there were 476 suicide deaths in 2022, of which 125 were 10 to 29 years old. The first cause of death.</text:p>
      <text:p text:style-name="P4">
In this school, how much pressure is the children be beginning with grades as the core life? Not long ago, a friend of my friend had just taken the college entrance examination and traveling to Singapore during the holidays. Speaking of the pressure of learning, he said that at their school, sometimes only a month or half a month.</text:p>
      <text:p text:style-name="P4">
I used to think that the high school I had been in myself was "the most abnormal". At that time, the early self -study starting from 7 o'clock, the late self -study ended at 10 o'clock in the evening, and the afternoon of the high three week can only take half a day on Sunday afternoon. Who knows that after decades of education, there is no "most abnormal", only "more abnormal". At that time, we could go home for dinner and a simple break at noon. There were 40 minutes of a long break during the afternoon class, and at least an hour before the evening self -study had dinner. Today's children, especially those who have boarding schools, have almost been squeezed out. It is said that some schools have not even had a half -day break. In this case, I feel that everything seems to be saying "Why not eat meat?" Fortunately, the situation in elementary and junior high school is much better than high school, and the younger students, the more time the time that can be freely controlled.</text:p>
      <text:p text:style-name="P4">
But if we do not want children's mental state to continue to deteriorate, and the topic of children's suicide is often mentioned, we really need to do something. If you cannot change the status quo in a short time, at least you must work hard to give children sufficient attention in the children's emotions and social aspects, and try to give children the time and space for children to develop emotional health and free socialization.</text:p>
      <text:p text:style-name="P4">
<text:span text:style-name="T4">
 Give children "emotional permits" </text:span>
 **</text:p>
      <text:p text:style-name="P4">
First of all, we need to pay more attention to the emotional world of children. We understand what happened in the world through news reports, and emotions are like people's inner news reports, and people understand what happens to themselves and others through emotions. However, many adults, when the children expressed some emotions that are considered negative, always said, "Now the suffering of eating in the student days is not bitter at all." After all, life is the most difficult. Our emotions of children consistently ignore and deny that children are unwilling to continue to express.</text:p>
      <text:p text:style-name="P4">
Professor of the Children's Research Center of the United States, Blanks, said in his book "Learn Emotional Management with Children" (English original name: Permission Tofeel), saying that we need to figure out what happened in the heart through emotions to make wisdom in order to make wisdom decision. Therefore, the first thing we need to learn is "emotional permission". We must give ourselves and children "emotional permission", do not always suppress the feelings of ourselves and children, but be brave to admit and accept it. He said that people may mistakenly think that "emotional permission" is just like trash, vertical, yelling, and impulsive performance, as if it was impossible to control themselves. This vent is often destructive and has no positive significance for our emotional health. The "emotional permit" he said is not unilateral, but more like a cooperation, and there must be a return like a tennis. One person should respond to one person, and one person says that one person listens to it. The people who listen should maintain an open mind and be patient and empathetic. "Through discourse, body language, facial expressions, and eye communication, we will send information to the response to hearing the content: I will be with you here; I will not point you to you; I want to know you, help you help you "I don't know how many parents or educators can do it? The book "Accompanied by Children to Learn Emotional Management" summarizes the results of the 25 years of emotional education research. The book also introduces how to learn emotional management skills through "Ruler skills", which is worth reading.</text:p>
      <text:p text:style-name="P4">
When we learn how to accept emotions and help children regulate our emotions, children will also be more willing to seek help from adults, especially when they feel the pressure and face collapse. But the status quo is that when some children express their emotions, they have repeatedly ate "closed doors", and their emotions are always denied. Then they will be more and more alienated with adults who can help. Staff of Singapore's psychological counseling institutions once said that parents and adolescents must accept psychological counseling. However, some children and adolescents seeking help are unwilling to let parents know that this is a dilemma, making the counselor feel helpless. This also allows people to know from one aspect, how important parents' support is for children.</text:p>
      <text:p text:style-name="P4">
In fact, whether it is parents or educators, adults have the responsibility to take the initiative to establish a connection with the children, and take the initiative to communicate, discover, understand, and support. I remember when my first series of "Children's Mind Healthy Growth Picture Book" was published last year, I once wrote an article "Why do I write a story for children". The connection (ConneCtedWithchildren), I want to let the children know through my book that their feelings and ideas can be understood, accepted and respected. "This year I published 4 other children's books through Singapore Lingzi Media again this year. Completed this series. These books are suitable for children and parents from the low grades of kindergartens to primary schools. I hope that adults can take the initiative to understand, accept, and respect the children from their childhood, so that they have psychological toughness in the process of growing up, so as not to easily lose their trust in people and the world, so as to go On the road.</text:p>
      <text:p text:style-name="P4">
In each guide, I will tell the children that taking the book home to read with my parents. I very much hope that parents can experience and understand their children's emotions and inner worlds by reading children's books with their children. I also hope that these books will be helpful to establish mutual understanding and trust between children and adults. For example, "The Most Well Superman Dad" will reveal that dad can also provide "mental nutrition" for children!The mother in "Family Music Immigration" gave appropriate guidance after discovering the child's emotional changes. "One Day of the Kingdom" inspired children to look at learning and exams from a new perspective. "One Day of the Disappearing Mobile" allows us to enjoy the beauty of family relationships together.</text:p>
      <text:p text:style-name="P4">
<text:span text:style-name="T4">
 Social is the "just need" of growth </text:span>
When people talk about "social" from the perspective of education, they always like to say that social ability is a kind of competitiveness needed in the future, but it is less to understand the importance of social networking from a mental health perspective. Some institutions have released data that during the past epidemic, people have greatly reduced social, anxiety and depression. In terms of our life experience, this is also the case. When a friend can tell our troubles, we will realize that "the joy is doubled, and the trouble is halved once it is shared." This is the most direct feeling of people.</text:p>
      <text:p text:style-name="P4">
For children, social networking is not only very important for maintaining mental health, but also the necessary nutrients in their growth process. In the process of the socialization of a child, we often need to get response and confirmation from their peers, and often need to interact with their peers to establish self -perception. The support of peers is very important for the healthy growth of a child. In their peers, they learned to trust and be trusted. In playing, they exchanged their trust in each other.</text:p>
      <text:p text:style-name="P4">
Children's own emphasis on social networking sometimes exceeds the imagination of adults. Some children will be emotional because of a small out of their peers. Sometimes, we will see some children who are relatively weak in all aspects. In order to be able to get the opportunity to play games with their peers, we will be a "victim" in collective games and play a game role that everyone is unwilling to act. There are also some children, seemingly naughty, but the exceptional actions are often to win the attention of their peers. When dealing with bullying incidents, some schools will establish a support network for the bullies, including friends among their peers. This approach is more professional because the logic behind it is that they attach great importance to the social socialization and are in line with psychological science. My children's book "Why don't they listen to me" and "Family Music Immigration" actually pay attention to social social issues. The book "Why don't they listen to me" won the book award for readers of the Singapore Popular Book Company last year, which reflects that Singapore's parents have paid attention to their children's emotions and social topics.</text:p>
      <text:p text:style-name="P4">
Some children often ask, why do we go to school now? Modern technology and the Internet are so developed, and there is a blessing of artificial intelligence. What knowledge you want to learn, you don't have to rely on schools to do it. But why do we still need a school? I think the answer lies in people, the mutual learning between people, the connection between people, and the interaction between people. Some countries have legal "school at home", but their parents will arrange sufficient social time and occasions for them. After all, simply learning knowledge does not really grow up. I used to "Where is the bottom line of children's diligence? "One article said that diligent learning should be, but there must be a bottom line, and the free and full social interaction is one of the bottom lines.</text:p>
      <text:p text:style-name="P4">
"The study of social and emotional management skills can help students learn how to control emotions, care for others, make responsible decisions, establish good interpersonal relationships, and effectively cope with challenges in life." This is the " Period and citizen education "Course description. In this paragraph, I often review before entering some school lectures. Although we cannot talk directly, we should pay attention to the concept of children's mental health should be buried in the hearts of children. Speaking of the suicide of children and adolescents, some are impulsive, and some are the long -term accumulation of anxiety and depression. Although the reason for suicide is often complicated, it is not no trace. I think if we can do more adults and actively establish and communicate with children, the phenomenon of suicide of children should be reduced accordingly!</text:p>
      <text:p text:style-name="P4">
(This article only represents the author's point of view. Editor: yilin.yuan@ftchinese.com)</text:p>
      <text:p text:style-name="P4">
News Source: <text:a xlink:type="simple" xlink:href="http://www.ftchinese.com/story/001100193" text:style-name="Internet_20_link" text:visited-style-name="Visited_20_Internet_20_Link">
http://www.ftchinese.com/story/001100193</text:a>
</text:p>
      <!--NEWS-->
      <text:h text:style-name="P10" text:outline-level="1">
<text:span text:style-name="T4">
What will AIGC bring to the insurance industry? (Free version)</text:span>
</text:h>
      <text:p text:style-name="P4">
Authors: ['']</text:p>
      <text:p text:style-name="P4">
Publisher: 英国《金融时报》</text:p>
      <text:p text:style-name="P4">
Time: 2023-07-09T16:12:26+00:00</text:p>
      <text:p text:style-name="P4">
Published Time: 2023-07-10T12:00:99+08:00</text:p>
      <text:p text:style-name="P4">
Modified Time: 2023-07-10T12:12:99+08:00</text:p>
      <text:p text:style-name="P4">
Description: Yan Man: While AIGC brings new imagination to the insurance industry, its risks in terms of safety and compliance cannot be underestimated.</text:p>
      <text:p text:style-name="P4">
Images: []</text:p>
      <text:p text:style-name="P4">
Themes: ['专栏', '人工智能', '关注']</text:p>
      <text:p text:style-name="P4">
Keywords: ['人工智能', 'ChatGPT', '保险', '众安保险']</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Under the boom of AIGC, Tencent, bytes, Meituan, HKUST Xunfei ... More and more technology giants have begun to participate in this hot big model competition. Outside of technology companies, traditional industries also Think about whether AIGC can be landed and applied in its original business scenario.</text:p>
      <text:p text:style-name="P4">
The financial industry is naturally no exception. Although the application effect of intelligent investment advisory in the previous financial and technology is not satisfactory, this does not prevent everyone from thinking about the new possibility of AIGC in the financial industry. As a representative of the financial industry, the insurance industry with massive C and data accumulation has begun to discuss and explore extensive discussions on AIGC applications.</text:p>
      <text:p text:style-name="P4">
In May this year, Zhongan Insurance and Zhongan Technology jointly released the first AIGC (generated artificial intelligence technology) applied white paper in the domestic insurance industry, and at the recently held at the 2023 World Artificial Intelligence Conference (WAIC), Zhongan The insurance also released the first "AIGC insurance industry application map" in the insurance industry, and brought Zhongan AIGC Zhongtai Lingxi and the first batch of insurance vertical scenarios AIGC application tools -Yichuang Content Operation Platform and Jizhi Business Analysis Platform</text:p>
      <text:p text:style-name="P4">
From a series of releases of Zhongan Insurance in recent months, it can be seen that its exploration of AIGC is enthusiastic, and at this World Artificial Intelligence Conference, it hosted the theme sub -forum of "New Enthusiastic Digital Infrastructure, New Insurance Ecological New Value" theme sub -forum On the last, AIGC will be the commercial implementation of the business in the financial industry, and what kind of risks that may have become the topic of discussion of the guests.</text:p>
      <text:p text:style-name="P4">
From the perspective of Jiang Xing, general manager of Zhongan Insurance, AIGC's application in the insurance industry has its natural advantages: "Due to its particularity in the financial insurance industry, it has high value, high -gain and high -rich data. Settlement, I believe I should be able to become a natural soil for the development of AIGC applications. "In addition to the accumulation of massive data, Wei Chenyang, deputy dean of the Institute of Finance and Technology of Tsinghua University and director of the China Insurance and Pension Research Center, believes that the rich scene is also the AIGC in the insurance industry in the insurance industry One of the advantages of landing, "from product to marketing, to obtaining customers, to policies and insurance policies, each scene has the empowerment space of artificial intelligence." Obviously, AIGC will bring new imagination to these scenarios.</text:p>
      <text:p text:style-name="P4">
"AIGC can understand what insurance is doing through ChatGPT, which eliminates our insurance company's knowledge asymmetry in this regard." In this regard, Ye Junfeng, head of Taipingjin Insurance Technology Laboratory, believes AIGC means huge changes to the insurance industry, and changes in the insurance sales model will follow. This is a challenge and opportunity for the insurance industry.</text:p>
      <text:p text:style-name="P4">
However, for the specific application of AIGC in the insurance business scenario, there are three practical problems in the industry: Can AIGC bring business incremental value? Is the risk brought by AIGC controllable? How does AIGC combine with existing business processes? Shi Xingtian, the person in charge of Zhongan Insurance Data Science Application Center, said that at this stage, it is necessary to systematically think about how to transform the existing business system process and give full play to the ability of AIGC to bring incremental value through changes in human -machine interaction and content production.</text:p>
      <text:p text:style-name="P4">
However, Shi Xingtian also believes that in terms of the model's ability to see the existing AIGC, its logical reasoning ability is actually lacking, and it is not satisfactory in accuracy. "For some scenarios that are very high in industry applications or are very high in reasoning, we should let it avoid this instead of allowing AIGC to directly participate in very accurate and highly required decisions."</text:p>
      <text:p text:style-name="P4">
For the financial insurance industry, in addition to the lack of logical reasoning and accuracy, practitioners' concerns about AIGC compliance and security are higher.</text:p>
      <text:p text:style-name="P4">
Zhang Chao, the person in charge of the Life Life Information Technology Department, believes that each financial practitioner should consider in advance that while technology is valuable, what are the risks that need to be avoided. How to protect user data privacy, as well as the desensitization and authorization of data, etc. These are the worries of employees in compliance.</text:p>
      <text:p text:style-name="P4">
The establishment of a security guarantee mechanism based on data security and technical security is a solution proposed by Cui Feiting, the head of the volcanic engine insurance industry solution. Based on the analysis of user sensitivity, ensure that sensitive data will not be put into use; second, we need to choose some security mutual trust solutions to achieve data isolation and network isolation to ensure the data security and data security and model user data security and model user The privacy of the model. On the basis of doing a good job of avoiding risks, AIGC can better and more safe in the insurance industry.</text:p>
      <text:p text:style-name="P4">
_ <text:span text:style-name="T5">
 _ 吧 </text:span>
(Author mailbox: man.yan@ftchinese.com)_</text:p>
      <text:p text:style-name="P4">
News Source: <text:a xlink:type="simple" xlink:href="http://www.ftchinese.com/story/001100192" text:style-name="Internet_20_link" text:visited-style-name="Visited_20_Internet_20_Link">
http://www.ftchinese.com/story/001100192</text:a>
</text:p>
      <!--NEWS-->
      <text:h text:style-name="P10" text:outline-level="1">
<text:span text:style-name="T4">
"Global Dialogue" No. 13: Dialogue with Swedish European Parliament, FREE Version</text:span>
</text:h>
      <text:p text:style-name="P4">
Authors: ['宋欣，周掌柜为FT中文网撰稿']</text:p>
      <text:p text:style-name="P4">
Publisher: 英国《金融时报》</text:p>
      <text:p text:style-name="P4">
Time: 2023-07-09T16:21:53+00:00</text:p>
      <text:p text:style-name="P4">
Published Time: 2023-07-10T12:00:99+08:00</text:p>
      <text:p text:style-name="P4">
Modified Time: 2023-07-10T12:21:99+08:00</text:p>
      <text:p text:style-name="P4">
Description: Walberne said that from the perspective of Europe, we have faced huge challenges in the past decade or even two decades. The economic development performance of Europe is actually worse than other parts of the world. We must change this.</text:p>
      <text:p text:style-name="P4">
Images: ["<text:a xlink:type="simple" xlink:href="https://thumbor.ftacademy.cn/unsafe/picture/0/000168250_piclink.jpg" text:style-name="Internet_20_link" text:visited-style-name="Visited_20_Internet_20_Link">
000168250_pic...</text:a>
"]</text:p>
      <text:p text:style-name="P4">
Themes: ['欧盟', '关注']</text:p>
      <text:p text:style-name="P4">
Keywords: ['欧盟', '中欧关系', '美欧关系', '贸易', 'WTO', '保护主义']</text:p>
      <text:p text:style-name="P4">
Type: Article</text:p>
      <!--METADATA-->
      <text:p text:style-name="P4">
<draw:frame draw:style-name="fr1" draw:name="Image112" text:anchor-type="as-char" svg:width="6.9236in" svg:height="4.615733in" draw:z-index="0">
<draw:image xlink:href="../Images/FT Chinese Free Version/2023-07-09T16-21-53-00-00/00016825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When it comes to Sino -European relations, the first country in most people's minds is usually France or Germany, or Britain and Italy. Few people think of the Nordic countries, and few people think of Sweden directly. Sino -Swiss relations seem to be an extremely rare topic. If we look back at history, we will find that Sweden in 1950 was the second Western country that established diplomatic relations with the People's Republic of China after the United Kingdom, 14 years earlier than France, which has established diplomatic relations with China in 1964.</text:p>
      <text:p text:style-name="P4">
Many people may strange the Swedes in that environment at that time to break through various ideological constraints and build diplomatic relations with China? In fact, a large part of the reason is that the essence of Swedish culture is actually the pragmatism of the merchants. This kind of recreational pragmatism can be traced back to the Hansha Alliance with the Rubak as the core of northern Germany in the 12th century. The strong business culture is inherently born to be a supporter of trade liberalism.</text:p>
      <text:p text:style-name="P4">
However, the outbreak of the Russian and Ukraine War can be said to reverse the cognitive foundation of Sweden and the Nordic countries for international relations. Although the prevention of Russia has always been there, a series of war behaviors that Russia will adopt still make them feel a strong sense of survival crisis. This has also promoted Sweden and Finland to eventually choose to join NATO after more than 70 years. At the same time, Sweden's perspective has also changed a lot.</text:p>
      <text:p text:style-name="P4">
In this context, the Xinfu team was fortunate to be at the European visits this year and the European Parliament Member of the European Parliament from Sweden(Jörgen Warborn)A in -depth exchanges and media interviews were conducted, looking forward to understanding China -Swiss and China -Europe relations through more thoroughly. Demonstrate Vorbine comes from the Central Rights of the European People's Party. He was a Swedish entrepreneur before he was elected. Since the 2019 election, he has been a member of the European Parliament. In the parliament, he served as deputy association of the European People's Party in the International Trade Commission, and was once rated as the most supporting politicians in the European Parliament by the media.</text:p>
      <text:p text:style-name="P4">
Interview text:</text:p>
      <text:p text:style-name="P4">
<text:span text:style-name="T4">
 Song Xin </text:span>
: Good morning, Mr. Walbin, a member of the European Parliament. Thank you very much for taking the time. I am glad to have the opportunity to discuss the geopolitical transformation in the past three years on behalf of the "Financial Times" Chinese website today, so as to have its impact on China -EU relations. I also want to ask your views on global economic challenges, and how should Europe be dealt with in the long run?</text:p>
      <text:p text:style-name="P4">
<text:span text:style-name="T4">
 Jonorgen Walbin </text:span>
: Very magnificent, very interesting question.</text:p>
      <text:p text:style-name="P4">
<text:span text:style-name="T4">
 Song Xin </text:span>
: How do you view the great transformation of global geopolitics in the past three years? How do you understand the long -term impact of these changes on Sino -European relations?</text:p>
      <text:p text:style-name="P4">
<text:span text:style-name="T4">
 Jonorgen Volbon </text:span>
: From a European perspective, we have faced huge challenges in the past decade or even twenty years. Because we have been surpassed by other economic powers, especially China. China has always maintained amazing growth, and it has performed very well from an economic perspective. But not only China, many Asian countries have also developed a lot. When I look at the statistical data and try to understand why this is the case, what is happening, and what are the financial changes? I saw that Asia has achieved a large extent, but it is not only Asia, because even the United States is growing, it is surpassing Europe. Our history is similar to the United States, but it is different from Chinese history. Therefore, my understanding of economic development is that European performance is actually worse than other parts of the world, and we must change this. I think we have Swedes. This is very good. I am a Swedish member and now I am the chairman of the EU Council by Sweden. One of the main concerns of Sweden's main concern is competitive. We need to make the European Union re -competitive so that we can achieve growth. In the final analysis, growth means prosperity.</text:p>
      <text:p text:style-name="P4">
<text:span text:style-name="T4">
 Song Xin </text:span>
: Thank you very much. Now that you are now mentioning Sweden as the EU Chairman. Do you have any expectations? How can we improve the competitiveness of European companies worldwide?</text:p>
      <text:p text:style-name="P4">
<text:span text:style-name="T4">
 Jonorgen Volban </text:span>
: The term of the chairman of the EU Council is 6 months. Because we have been in competitiveness in the past 20 years, I think Sweden cannot solve this problem within 6 months. But it is very good to be promoted on the agenda. I hope that from the perspective of Europe, our future discussions on competitiveness are much more than in the past. You may also know that the Swedes are famous for advocating free trade. We want to see rules -based global trade, which is one of my thoughts of challenges in today's world. In my opinion, as the Swedes, we can contribute to the EU, and even some regions of the world return to the right track, so that our final trade exchanges will increase rather than decrease. Unfortunately, I saw that we were a little wrong in international trade.</text:p>
      <text:p text:style-name="P4">
<text:span text:style-name="T4">
 Song Xin </text:span>
: How do you understand the economic crisis or potential crisis facing the recent global or EU level? Because now some banks are facing bankruptcy -do you think it can be resolved in the near future?</text:p>
      <text:p text:style-name="P4">
<text:span text:style-name="T4">
 Jonorgen Volbern </text:span>
: Since the Russian and Ukraine War, we have suffered a long period of economic problems in Europe, and we have seen the crisis of life costs. Inflation is soaring. In particular, we have seen that Europe's energy prices are very high. Speaking of the "Reduction of Aflation", this is a challenge to us in the United States. People are very worried about how this will affect European companies, because their growth in the United States will exceed the growth of EU or EU member states, which will affect European employment and prosperity. These are the problems we are working hard. I hope we can solve it.</text:p>
      <text:p text:style-name="P4">
In my opinion, the United States is obviously different from European companies. If we do have a good dispute solution in the WTO, I think we should use it. Unfortunately, the dispute solution system has no effect. Therefore, we must find other methods to overcome this problem. Negotiations with the United States are ongoing, and I hope it will not end with subsidy competition. Because I think this is not a good policy, this is when politicians choose winners and losers. And our politicians are particularly not good at this kind of business decision, which should be determined by the market. I also want to criticize China, because China is also providing subsidies for their companies, especially state -owned enterprises. From the perspective of Europe, it is also a problem we face.</text:p>
      <text:p text:style-name="P4">
<text:span text:style-name="T4">
 Song Xin </text:span>
: Thank you very much for your analysis. The last question: There are still many Chinese companies willing to invest in Europe or want to expand their business in Europe. Do you have any suggestions?<text:span text:style-name="T4">
 Song Xin </text:span>
: Thank you for your analysis, which is very valuable for Chinese and global readers.</text:p>
      <text:p text:style-name="P4">
<text:span text:style-name="T4">
 Jonorgen Volban </text:span>
: Thank you.</text:p>
      <text:p text:style-name="P4">
(Author introduction: Former EU China policy consultant, Xinfu policy consulting founder, reader WeChat: sinnvollConsultation; Zhou shopkeeper is a business strategic expert, a number of global companies strategic consultants. This article only represents the author's point of view. : Tao.feng@ftchinese.com)</text:p>
      <text:p text:style-name="P4">
News Source: <text:a xlink:type="simple" xlink:href="http://www.ftchinese.com/story/001100187" text:style-name="Internet_20_link" text:visited-style-name="Visited_20_Internet_20_Link">
http://www.ftchinese.com/story/001100187</text:a>
</text:p>
      <!--NEWS-->
      <text:h text:style-name="P10" text:outline-level="1">
<text:span text:style-name="T4">
LeX column: How far can the Threads of Twitter go? (Free version)</text:span>
</text:h>
      <text:p text:style-name="P4">
Authors: ['Lex专栏']</text:p>
      <text:p text:style-name="P4">
Publisher: 英国《金融时报》</text:p>
      <text:p text:style-name="P4">
Time: 2023-07-09T16:23:11+00:00</text:p>
      <text:p text:style-name="P4">
Published Time: 2023-07-06T12:00:99+08:00</text:p>
      <text:p text:style-name="P4">
Modified Time: 2023-07-06T22:01:99+08:00</text:p>
      <text:p text:style-name="P4">
Description: This highly popular social media application will not have much impact on Meta's net profit margin, but it will consolidate Meta as the world's most important social media company.</text:p>
      <text:p text:style-name="P4">
Images: ["<text:a xlink:type="simple" xlink:href="https://thumbor.ftacademy.cn/unsafe/picture/9/000186789_piclink.jpg" text:style-name="Internet_20_link" text:visited-style-name="Visited_20_Internet_20_Link">
000186789_pic...</text:a>
"]</text:p>
      <text:p text:style-name="P4">
Themes: ['社交媒体', '关注']</text:p>
      <text:p text:style-name="P4">
Keywords: ['社交媒体', 'Twitter', 'Meta', 'TikTok', '马斯克', 'Snap', '扎克伯格']</text:p>
      <text:p text:style-name="P4">
Type: Article</text:p>
      <!--METADATA-->
      <text:p text:style-name="P4">
<draw:frame draw:style-name="fr1" draw:name="Image113" text:anchor-type="as-char" svg:width="6.9236in" svg:height="4.638271in" draw:z-index="0">
<draw:image xlink:href="../Images/FT Chinese Free Version/2023-07-09T16-23-11-00-00/000186789_piclink.jpg" xlink:type="simple" xlink:show="embed" xlink:actuate="onLoad" draw:mime-type="image/jpeg"/>
</draw:frame>
In just one day, THRADS's new social media application of Meta has become the most popular Twitter substitute. Mastodon's registration volume took nearly seven years to reach the same threshold of 10 million. The number of users who are invited to register, Blusky, are only one of the total number of users. POST, TruthSocial, Hive, T2 and other competitors.</text:p>
      <text:p text:style-name="P4">
For Meta, Threads represents the fruit that is easy to pick. This application is associated with the existing Instagram account, so that it has more than 100 million potential user bases in the United States. The interface is quite simple. This release coincides with Twitter in the owner Elon Musk(ElonMusk)Under the leadership, there are some very unprepared measures, including the ridiculous limit of setting up the number of views of tweets.</text:p>
      <text:p text:style-name="P4">
News Source: <text:a xlink:type="simple" xlink:href="http://www.ftchinese.com/story/001100184" text:style-name="Internet_20_link" text:visited-style-name="Visited_20_Internet_20_Link">
http://www.ftchinese.com/story/001100184</text:a>
</text:p>
      <!--NEWS-->
      <text:h text:style-name="P10" text:outline-level="1">
<text:span text:style-name="T4">
Roman Catholic Pope Francis appointed 21 Cardinal Cardinal Bishop, including Zhou Shouren, Hong Kong,</text:span>
</text:h>
      <text:p text:style-name="P4">
Author: None</text:p>
      <text:p text:style-name="P4">
Publisher: Radio Free Asia (Organization)</text:p>
      <text:p text:style-name="P4">
Published Time: 2023-07-09T17:15:14-04:00</text:p>
      <text:p text:style-name="P4">
Modified Time: 2023-07-09T17:15: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5.1927in" draw:z-index="0">
<draw:image xlink:href="../Images/rfamandarin/2023-07-09T17-15-14-04-00/000000.png" xlink:type="simple" xlink:show="embed" xlink:actuate="onLoad" draw:mime-type="image/png"/>
</draw:frame>
Catholic Hong Kong Diocese Zhou Shouren Catholic Hong Kong Diocese Information Picture</text:p>
      <text:p text:style-name="P4">
Roman Catholic Pope Francis appointed 21 Cardinals on Sunday, including Hong Kong Bishop Zhou Shouren. The 86 -year -old Fang Ji announced on the same day when praying for pilgrims at the San Plaza of Vatican, and the relevant ceremony was scheduled to be held on September 30 this year.</text:p>
      <text:p text:style-name="P4">
Reuters reported that the Roman Catholic Church, which chose its successor, left a historical mark. It is reported that the newly appointed Cardinals come from the United States, Italy, Argentina, Switzerland, South Africa, Spain, Colombia, South Sudan, Hong Kong, Poland, Malaysia, Tanzania and Portugal. The 18 of the 21 people are under 80 years old, and after the Cardinal Cardinal meeting in September, 137 cardinal elections will eventually participate in the selection of the next pope. Of the 137 cardinal elections, more than 70%were appointed by Fang Ji.</text:p>
      <text:p text:style-name="P4">
It is reported that Fang Ji's newly appointed cardinal bishop, especially the most interesting of Bishop of the Hong Kong Zhou Shouren. Zhou Shouren is one of the main contacts of the Chinese Catholic Church led by the Communist Party, and the Vatican is currently trying to improve the situation of Catholic believers in China.</text:p>
      <text:p text:style-name="P4">
Responsible: He Ping</text:p>
      <text:p text:style-name="P4">
News Source: <text:a xlink:type="simple" xlink:href="https://www.rfa.org/mandarin/Xinwen/6-07092023171349.html" text:style-name="Internet_20_link" text:visited-style-name="Visited_20_Internet_20_Link">
https://www.rfa.org/mandarin/Xinwen/6-07092023171349.html</text:a>
</text:p>
      <!--NEWS-->
      <text:h text:style-name="P10" text:outline-level="1">
<text:span text:style-name="T4">
709 Human Rights Organization of the 8th Anniversary of the Great Capture: Exposure of the authoritarian essence of the Chinese Communist Party's hostile to the rule of law</text:span>
</text:h>
      <text:p text:style-name="P4">
Author: None</text:p>
      <text:p text:style-name="P4">
Publisher: Radio Free Asia (Organization)</text:p>
      <text:p text:style-name="P4">
Published Time: 2023-07-09T17:17:00-04:00</text:p>
      <text:p text:style-name="P4">
Modified Time: 2023-07-09T17:35: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897317in" draw:z-index="0">
<draw:image xlink:href="../Images/rfamandarin/2023-07-09T17-17-00-04-00/000000.png" xlink:type="simple" xlink:show="embed" xlink:actuate="onLoad" draw:mime-type="image/png"/>
</draw:frame>
China's 709 incident lawyer group portrait <text:a xlink:type="simple" xlink:href="https://www.rfa.org/mandarin/Xinwen/7-07092023171607.html/@@images/image" text:style-name="Internet_20_link" text:visited-style-name="Visited_20_Internet_20_Link">
![] [] [](Images/rfamandarin/2023-07-09T17-17-00-04-00/000001.png)</text:a>
Screenshot of Minsheng Observation official website</text:p>
      <text:p text:style-name="P4">
July 9th is the eighth anniversary of the "709 Capture Incident" for the Chinese authorities to protect lawyers and human rights defenders. The Chinese folk rights organization "Livelihood Observation" issued a statement on the same day, condemning the incident to be supported by the CCP's senior management, and exposed the authoritarian nature of the authorities to host the rule of law.</text:p>
      <text:p text:style-name="P4">
The statement pointed out that although the "709 arrest" was directly the head of the public security department, Fu Zhenghua and Sun Lijun, the two people were made and launch for their personal political purposes, but such a large arrest was obviously supported by the Communist Party of China. The approval of the Secretary of the Political and Legal Committee Meng Jianzhu and the then Minister of Public Security Guo Shengzhang was difficult to implement. The "709" lawyer and citizens have made arduous and effective struggle for several months of imprisonment, the surveillance and isolatedness of the surveillance and residence of the designated place, and won the respect of all walks of life at home and abroad. But at the same time, the "709 Incident" is the same as the June 4th slaughter, becoming a lingering nightmare and long -term negative assets of the authorities.</text:p>
      <text:p text:style-name="P4">
As the direct difficulty of the 709 arrest, Wu Yan and Hu Shigen were finally released from prison. However, the 709 -Mongolian lawyer Xie Yang was a second time, and lawyer Yu Wensheng, who played an important role in the 709 major arrest and rescue, was arrested again. Lawyer Li Yuhan was dragged for a long time.</text:p>
      <text:p text:style-name="P4">
The statement emphasized that the "709 arrest" fully exposed the essence of the Chinese Communist Party's hostile to the rule of law and hatred of lawyers, and also directly challenged the European and American constitutional government and the democratic world. It is also the crowd of lawyers and citizens who pursue the status of citizens' subjects as the Red Guards. The private world of the party and state on the government's private world is a stubborn resistance to the real people's supremacy, and it is the crushing of the people's willingness to the people's willingness to the people.</text:p>
      <text:p text:style-name="P4">
Minsheng observation pointed out that the 709 cases and the "eight -nine" tide reflected the contest between China's emerging democratic forces and the stubborn communist autocracy. The CCP authorities use the so -called Chinese characteristics to resist constitutional government and democracy, the purpose is just to defend the world of the Communist Party.</text:p>
      <text:p text:style-name="P4">
Responsible: He Ping</text:p>
      <text:p text:style-name="P4">
News Source: <text:a xlink:type="simple" xlink:href="https://www.rfa.org/mandarin/Xinwen/7-07092023171607.html" text:style-name="Internet_20_link" text:visited-style-name="Visited_20_Internet_20_Link">
https://www.rfa.org/mandarin/Xinwen/7-07092023171607.html</text:a>
</text:p>
      <!--NEWS-->
      <text:h text:style-name="P10" text:outline-level="1">
<text:span text:style-name="T4">
Jilin villagers Huang Deyi was sentenced to retrial for 18 family members of the Floating Bridge in Jianfuqiao</text:span>
</text:h>
      <text:p text:style-name="P4">
Author: None</text:p>
      <text:p text:style-name="P4">
Publisher: Radio Free Asia (Organization)</text:p>
      <text:p text:style-name="P4">
Published Time: 2023-07-09T17:25:15-04:00</text:p>
      <text:p text:style-name="P4">
Modified Time: 2023-07-09T17:2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897317in" draw:z-index="0">
<draw:image xlink:href="../Images/rfamandarin/2023-07-09T17-25-15-04-00/000000.png" xlink:type="simple" xlink:show="embed" xlink:actuate="onLoad" draw:mime-type="image/png"/>
</draw:frame>
Jilin villagers Huang Deyi's self -built Floating Bridge was sentenced to not accepting the acceptance notice of the complaint <text:a xlink:type="simple" xlink:href="https://www.rfa.org/mandarin/Xinwen/8-07092023171905.html/@@images/image" text:style-name="Internet_20_link" text:visited-style-name="Visited_20_Internet_20_Link">
</text:a>
Network screenshot</text:p>
      <text:p text:style-name="P4">
Recently, the news of Jilin villagers Huang Deyi's self -built Floating Bridge has aroused widespread attention from public opinion. At present, Jilin Baicheng Intermediate Court has reviewed Huang Deyi's appeal.</text:p>
      <text:p text:style-name="P4">
According to the report of Henan's "Dahe Daily" and Qiaobao.com, Huang Deyi welded 13 iron skin boats along the coast of Zhe'er River, where he lived in Zhenlin Village, where his relatives and friends lived, and a total investment of more than 130,000 yuan. In order to recover the cost, Huang Deyi asked the villagers and passersby to pay the charges voluntarily. However, after the construction of the Pont Bridge, Huang Deyi was punished by the local water conservancy bureau on the grounds that the bridge was illegally built and forced him to dismantle the bridge. Later, it was sentenced to two years in prison and two years in prison for "provoking trouble" for building a bridge charges. Huang Deyi said, "In addition to a five -year -old child at home and children who are in school, others have been sentenced."</text:p>
      <text:p text:style-name="P4">
According to reports, Huang Deyi used to be a famous teacher. "Now that work is gone, he can only go outside to work." He had submitted the Criminal Remaining Application to the Baicheng Intermediate People's Court, but the first appeal was rejected.</text:p>
      <text:p text:style-name="P4">
After the incident attracted attention from public opinion on the Internet, Huang Deyi submitted the Criminal Remaining Application again and received the court's "Acceptance Notice" on July 2, with the end of the payment on June 26. At present, Huang Deyi is still waiting for further processing results.</text:p>
      <text:p text:style-name="P4">
Responsible: He Ping</text:p>
      <text:p text:style-name="P4">
News Source: <text:a xlink:type="simple" xlink:href="https://www.rfa.org/mandarin/Xinwen/8-07092023171905.html" text:style-name="Internet_20_link" text:visited-style-name="Visited_20_Internet_20_Link">
https://www.rfa.org/mandarin/Xinwen/8-07092023171905.html</text:a>
</text:p>
      <!--NEWS-->
      <text:h text:style-name="P10" text:outline-level="1">
<text:span text:style-name="T4">
Jiangsu Rightsman Wang Mo Wang Mo has been detained and has been released after the detention period expires</text:span>
</text:h>
      <text:p text:style-name="P4">
Author: None</text:p>
      <text:p text:style-name="P4">
Publisher: Radio Free Asia (Organization)</text:p>
      <text:p text:style-name="P4">
Published Time: 2023-07-09T17:27:38-04:00</text:p>
      <text:p text:style-name="P4">
Modified Time: 2023-07-09T17:27: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88615in" draw:z-index="0">
<draw:image xlink:href="../Images/rfamandarin/2023-07-09T17-27-38-04-00/000000.png" xlink:type="simple" xlink:show="embed" xlink:actuate="onLoad" draw:mime-type="image/png"/>
</draw:frame>
Screenshot</text:p>
      <text:p text:style-name="P4">
According to the news released by the Rights Rights Network on July 9, Jiangsu Rightsman Wang Mo was detained by the authorities for 10 days by the authorities for his hometown of his hometown. On July 4, the administrative detention period expired, but he was detained by the authorities for many days. At present, Wang Mo has been released home.</text:p>
      <text:p text:style-name="P4">
According to reports, Wang Mo, who is the "Reform Party" of Sina.com for many years, is well known to the people because of his publicly publish democratic remarks on the streets of the south, and has participated in the "Qufu Xue Fushun non -normal death incident" and "Xinyu Liu Ping and other three people. "," Zhengzhou Ten Gentlemen Scholars' Senate Sound "," Jiao Zuo Zhang Xiaoyu Incident Investigation "and other large -scale folk resistance activities were suppressed by the police.</text:p>
      <text:p text:style-name="P4">
On October 3, 2014, Wang Mo was detained by the police for his "true universal election" in Hong Kong's democratic struggle for democratic fighting in many places in Guangzhou. Suspected of "inciting the crime of subverting the state power" was officially approved. On April 8, 2016, Wang Mo was sentenced to 4 years and 6 months in prison by the Guangzhou Intermediate Court for the same charges, and deprived of political rights for 3 years. However, only one month after being released, Wang Mo was once again sentenced by the police of Huai'an City, Jiangsu Province on May 14, 2019, and was sentenced to 3 years in prison for suspected "provocation".</text:p>
      <text:p text:style-name="P4">
The Rights Resources Network disclosed that Wang Mo went to Guangzhou on May 18 this year to support Wang Aizhong's case. He was released by the Guangzhou police after criminal detention. However, on June 25, Wang Mo was detained by the police for 10 days because of his voice of his hometown of his hometown who was forcibly deprived of the land. After the detention period expired, because Wang Mo continued to be detained in the hotel, the outside world had not had no information after his release.</text:p>
      <text:p text:style-name="P4">
Responsible: He Ping</text:p>
      <text:p text:style-name="P4">
News Source: <text:a xlink:type="simple" xlink:href="https://www.rfa.org/mandarin/Xinwen/9-07092023172624.html" text:style-name="Internet_20_link" text:visited-style-name="Visited_20_Internet_20_Link">
https://www.rfa.org/mandarin/Xinwen/9-07092023172624.html</text:a>
</text:p>
      <!--NEWS-->
      <text:h text:style-name="P10" text:outline-level="1">
<text:span text:style-name="T4">
The 2024 election of the United States: Republican candidate De Santis supports the cancellation of China's trade status</text:span>
</text:h>
      <text:p text:style-name="P4">
Author: None</text:p>
      <text:p text:style-name="P4">
Publisher: Radio Free Asia (Organization)</text:p>
      <text:p text:style-name="P4">
Published Time: 2023-07-09T17:30:06-04:00</text:p>
      <text:p text:style-name="P4">
Modified Time: 2023-07-09T17:30: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4.612011in" draw:z-index="0">
<draw:image xlink:href="../Images/rfamandarin/2023-07-09T17-30-06-04-00/000000.png" xlink:type="simple" xlink:show="embed" xlink:actuate="onLoad" draw:mime-type="image/png"/>
</draw:frame>
Republican candidate in the 2024 Presidential election, De Santis, Governor of Florida <text:a xlink:type="simple" xlink:href="https://www.rfa.org/mandarin/Xinwen/10-07092023172832.html/@@images/image" text:style-name="Internet_20_link" text:visited-style-name="Visited_20_Internet_20_Link">
</text:a>
Associated Press Picture</text:p>
      <text:p text:style-name="P4">
According to Reuters reported on July 9, the Republican candidate of the Presidential Election in the United States and Governor of Florida in the 2024 presidential election said that if he won the election, he would take measures to cancel China's permanent normal trade relationship.</text:p>
      <text:p text:style-name="P4">
In an interview with Fox News on Sunday, De Santis said, "I agree with this. I think we may need Congress (support), but I will take administrative actions as appropriate to promote our development in this direction."</text:p>
      <text:p text:style-name="P4">
It is reported that the status of permanent normal trade relations is a legal guide for free trade with foreign countries. When the U.S. Senate is preparing to join the World Trade Organization in 2000, it votes to vote to give China the status. Therefore, any change steps also need to be approved by Congress.</text:p>
      <text:p text:style-name="P4">
Over the years, due to the situation of the Taiwan Strait, the export of advanced technology in the United States, the official industrial policy led by China, the origin of human rights issues, the origin of the new crown epidemic, and a series of issues involving national security, US -China relations have been nervous. U.S. Financial Minister Yelun said on Sunday that her meeting with senior Chinese officials in recent days was "direct" and "effective". Her four -day trip to Beijing would help stabilize the relationship between the two countries.</text:p>
      <text:p text:style-name="P4">
Desanis emphasized in the above interview that China is the United States "the largest political threat to the United States."</text:p>
      <text:p text:style-name="P4">
Responsible: He Ping</text:p>
      <text:p text:style-name="P4">
News Source: <text:a xlink:type="simple" xlink:href="https://www.rfa.org/mandarin/Xinwen/10-07092023172832.html" text:style-name="Internet_20_link" text:visited-style-name="Visited_20_Internet_20_Link">
https://www.rfa.org/mandarin/Xinwen/10-07092023172832.html</text:a>
</text:p>
      <!--NEWS-->
      <text:h text:style-name="P10" text:outline-level="1">
<text:span text:style-name="T4">
India will hold a trade agreement negotiation with the British and European trade representatives</text:span>
</text:h>
      <text:p text:style-name="P4">
Author: 联合早报 (Person)</text:p>
      <text:p text:style-name="P4">
Publisher: 联合早报 (Organization)</text:p>
      <text:p text:style-name="P4">
Published Time: 2023-07-09T19:43</text:p>
      <text:p text:style-name="P4">
Modified Time: 2023-07-09T19:43</text:p>
      <text:p text:style-name="P4">
Description: The Indian Minister of Trade Gorial plans to visit the UK for two days from July 10th to 11th to negotiate on the free trade agreement between India and Britain. At the same time, it also plans to meet with European trade representatives. The Ministry of Commerce and Industry of India issued a statement on Sunday (July 9) that Gauer (PI ...</text:p>
      <text:p text:style-name="P4">
Videos: []</text:p>
      <text:p text:style-name="P4">
Audios: []</text:p>
      <text:p text:style-name="P4">
Images: []</text:p>
      <text:p text:style-name="P4">
Type: NewsArticle</text:p>
      <text:p text:style-name="P4">
Breadcrumbs: ['即时', '国际']</text:p>
      <text:p text:style-name="P4">
Keywords: ['印度', '欧洲', '英国', '贸易']</text:p>
      <!--METADATA-->
      <text:p text:style-name="P4">
The Indian Minister of Trade Gorial plans to visit the UK for two days from July 10th to 11th to negotiate on the free trade agreement between India and Britain. At the same time, it also plans to meet with European trade representatives.</text:p>
      <text:p text:style-name="P4">
The Indian Ministry of Commerce and Industry issued a statement on Sunday (July 9) that Piyush Goyal will be with the British Business and Trade State Secretary Kemibadnoch and Britain in the two -day visit to Britain. Representatives of the industry.</text:p>
      <text:p text:style-name="P4">
The statement said that the talks provided the two parties with the opportunity to discuss the main priority of the free trade agreement. The two parties will "focus on (between the two countries) trade barriers and promote investment, and promote bilateral sides in the fields of technology, innovation and intellectual property rights. cooperate".</text:p>
      <text:p text:style-name="P4">
It is reported that there are differences in some key tariff items and investment protection rules, including India's preferential tariff policies for imports of cars and alcohol imports.</text:p>
      <text:p text:style-name="P4">
Gial will also meet with official officials of the European Free Trade Alliance in Switzerland, Norway, Iceland, and Liechtenstein to evaluate the progress of the trade and economic partnership agreement between India and the alliance.</text:p>
      <text:p text:style-name="P4">
News Source: <text:a xlink:type="simple" xlink:href="https://www.zaobao.com.sg/realtime/world/story20230709-1412262" text:style-name="Internet_20_link" text:visited-style-name="Visited_20_Internet_20_Link">
https://www.zaobao.com.sg/realtime/world/story20230709-1412262</text:a>
</text:p>
      <!--NEWS-->
      <text:h text:style-name="P10" text:outline-level="1">
<text:span text:style-name="T4">
Zerorenski hopes to obtain a clear signal in the NATO summit</text:span>
</text:h>
      <text:p text:style-name="P4">
Publisher: 法新社</text:p>
      <text:p text:style-name="P4">
Published Time: 2023-07-09T20:02:07+00:00</text:p>
      <text:p text:style-name="P4">
Modified Time: 2023-07-09T19:50:02+00:00</text:p>
      <text:p text:style-name="P4">
Description: (France -France -France -France, Kiev, 9th) Ukraine President Zeroski said today that he hopes to be "possible" for the NATO Summit of the Northern Atlantic Treaty (NATO) summit. The Kiev authorities expect the summit to issue a clear signal, promising that Ukraine can join one 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7-09T20-02-07-00-00/000000.png" xlink:type="simple" xlink:show="embed" xlink:actuate="onLoad" draw:mime-type="image/png"/>
</draw:frame>
Volodymyr ZELENSKYY said with a talks with the visiting Polish President Andrzejduda that the two sides discussed the NATO summit held in Lithuania's capital Vilnius on the 11th and agreed Possible best results. "</text:p>
      <text:p text:style-name="P4">
Poland is one of the most powerful NATO countries that support Ukraine. He once expressed his hope that other NATO member states will provide Ukraine's "security guarantee".</text:p>
      <text:p text:style-name="P4">
Zerrenceki said that before the end of the war between Russia and Ukraine, he did not expect Ukraine to join NATO, but he hoped that the summit would invite Ukraine to join NATO's intention to issue a "clear signal".</text:p>
      <text:p text:style-name="P4">
U.S. President Biden said in an interview with CNN (CNN) that it must be prudently to the NATO in Ukraine, because it is now that Ukraine's joining will mean that NATO will start war with Russia.</text:p>
      <text:p text:style-name="P4">
He said: "I think during the current war, NATO now has not reached an agreement on whether Ukraine has not reached Ukraine."</text:p>
      <text:p text:style-name="P4">
News Source: <text:a xlink:type="simple" xlink:href="https://www.rfi.fr/cn/%E5%9B%BD%E9%99%85%E6%8A%A5%E9%81%93/20230709-%E6%B3%BD%E4%BC%A6%E6%96%AF%E5%9F%BA%E7%9B%BC%E5%9C%A8%E5%8C%97%E7%BA%A6%E5%B3%B0%E4%BC%9A%E8%8E%B7%E5%BE%97%E5%85%A5%E7%9B%9F%E6%98%8E%E7%A1%AE%E8%AE%AF%E5%8F%B7" text:style-name="Internet_20_link" text:visited-style-name="Visited_20_Internet_20_Link">
https://www.rfi.fr/cn/%E5%9B%BD%E9%99%85%E6%8A%A5%E9%81%93/20230709-%E6%B3%BD%E4%BC%A6%E6%96%AF%E5%9F%BA%E7%9B%BC%E5%9C%A8%E5%8C%97%E7%BA%A6%E5%B3%B0%E4%BC%9A%E8%8E%B7%E5%BE%97%E5%85%A5%E7%9B%9F%E6%98%8E%E7%A1%AE%E8%AE%AF%E5%8F%B7</text:a>
</text:p>
      <!--NEWS-->
      <text:h text:style-name="P10" text:outline-level="1">
<text:span text:style-name="T4">
Yellen: It is still too early to exclude the risk of economic recession in the United States</text:span>
</text:h>
      <text:p text:style-name="P4">
Author: 联合早报 (Person)</text:p>
      <text:p text:style-name="P4">
Publisher: 联合早报 (Organization)</text:p>
      <text:p text:style-name="P4">
Published Time: 2023-07-09T20:26</text:p>
      <text:p text:style-name="P4">
Modified Time: 2023-07-09T20:26</text:p>
      <text:p text:style-name="P4">
Description: US Treasury Minister Yellen said that the inflation rate in the United States is still high. Although the slowdown in economic growth is appropriate and normal, it still cannot completely rule out the possibility of the United States or face economic recession. Bloomberg reported that Yellen had previously interviewed the Columbia Broadcasting Corporation (CBS) ...</text:p>
      <text:p text:style-name="P4">
Videos: []</text:p>
      <text:p text:style-name="P4">
Audios: []</text:p>
      <text:p text:style-name="P4">
Images: []</text:p>
      <text:p text:style-name="P4">
Type: NewsArticle</text:p>
      <text:p text:style-name="P4">
Breadcrumbs: ['即时', '国际']</text:p>
      <text:p text:style-name="P4">
Keywords: ['美国', '耶伦', '经济增长', '美国联邦储备局', '通货膨胀']</text:p>
      <!--METADATA-->
      <text:p text:style-name="P4">
US Treasury Minister Yellen said that the inflation rate in the United States is still high. Although the slowdown in economic growth is appropriate and normal, it still cannot completely rule out the possibility of the United States or face economic recession.</text:p>
      <text:p text:style-name="P4">
Bloomberg reported that Yellen had previously interviewed the Columbia Broadcasting Corporation (CBS) that the risk of economic recession in the United States "does not exist at all." The interview record will be broadcast on Sunday (July 9) CBS's "Facethe National" program.</text:p>
      <text:p text:style-name="P4">
Yellen said: "We have a healthy economy and a great labor market. Although Americans are worried about the high inflation rate, the inflation problem will eventually decline over time. I hope and believe that in the healthy labor market In the context, there will be a way to reduce inflation. The data I see shows that we are walking on this road. "</text:p>
      <text:p text:style-name="P4">
The inflation rate in the United States in June may continue to decline, but a key indicator of potential price pressure is still running at an unreasonable speed, making the Fed's tendency to restore interest rates in July.</text:p>
      <text:p text:style-name="P4">
The US government's recent report predicts that the consumer price index (CPI) will increase by 3.1%year -on -year, which is the lowest annual rate since March 2021. However, if unstable energy and food costs can be removed, the core CPI will rise by 5%year -on -year. Although this will be the smallest annual increase since the end of 2021, according to different inflation indicators, it is still more than twice the Fed's goal.</text:p>
      <text:p text:style-name="P4">
Yellen is launching a four -day visit to China in Beijing. With the continued heating up in US -China relations, it has achieved the goal of deepening communication between the two countries and striving to establish a "stable and constructive relationship".</text:p>
      <text:p text:style-name="P4">
Yellen told CBS that although the Biden government is considering strengthening control over overseas investment, the goals of these controls are "very narrow" and will not have a significant impact on China's bilateral investment.</text:p>
      <text:p text:style-name="P4">
News Source: <text:a xlink:type="simple" xlink:href="https://www.zaobao.com.sg/realtime/world/story20230709-1412274" text:style-name="Internet_20_link" text:visited-style-name="Visited_20_Internet_20_Link">
https://www.zaobao.com.sg/realtime/world/story20230709-1412274</text:a>
</text:p>
      <!--NEWS-->
      <text:h text:style-name="P10" text:outline-level="1">
<text:span text:style-name="T4">
The 709 incident has been eight years, and Beijing has continued to persecute human rights lawyers accused of highlighting guilty and panic</text:span>
</text:h>
      <text:p text:style-name="P4">
Author: chinese@voanews.com (叶兵)</text:p>
      <text:p text:style-name="P4">
Publisher: 美国之音中文网 (Type: NewsMediaOrganization)</text:p>
      <text:p text:style-name="P4">
Published Time: 2023-07-09T20:49:02+08:00</text:p>
      <text:p text:style-name="P4">
Modified Time: 2023-07-09 15:46:44Z</text:p>
      <text:p text:style-name="P4">
Description: July 9th is the eighth anniversary of the 709 incident, that is, the CCP ’s stability maintenance authorities arrested, summoned, warn, sentenced the rights to lawyers and activists and activists. Although Li Yuhan, who has been seventy -year -old female lawyer, has been released from prison in prison, and the main planner and responsible person of the 709 incident were put into Qincheng Prison for corruption and political issues for the 709 incident. However, some 709 lawyers are still being severely persecuted and suppressed, including forced relocation, water -breaking power, power and restrictions, and other lawyers and rights protection people are still being prison disaster, or they are restricted to freedom, monitoring and loud voice.</text:p>
      <text:p text:style-name="P4">
Videos: []</text:p>
      <text:p text:style-name="P4">
Images: []</text:p>
      <text:p text:style-name="P4">
Categories: ['人权', '港澳', '中国', '编辑推荐']</text:p>
      <text:p text:style-name="P4">
Type: None</text:p>
      <!--METADATA-->
      <text:p text:style-name="P4">
Nonenone</text:p>
      <text:p text:style-name="P4">
News Source: <text:a xlink:type="simple" xlink:href="https://www.voachinese.com/a/rights-defenders-face-much-worsened-suppression-in-china-prior-to-anniversary-of-massive-crack-down-on-lawyers-20230709/7173156.html" text:style-name="Internet_20_link" text:visited-style-name="Visited_20_Internet_20_Link">
https://www.voachinese.com/a/rights-defenders-face-much-worsened-suppression-in-china-prior-to-anniversary-of-massive-crack-down-on-lawyers-20230709/7173156.html</text:a>
</text:p>
      <!--NEWS-->
      <text:h text:style-name="P10" text:outline-level="1">
<text:span text:style-name="T4">
After the ball, Swelyt Lickengi was promoted to the top 8 Wimbledon for the first time</text:span>
</text:h>
      <text:p text:style-name="P4">
Publisher: 法新社</text:p>
      <text:p text:style-name="P4">
Published Time: 2023-07-09T21:32:07+00:00</text:p>
      <text:p text:style-name="P4">
Modified Time: 2023-07-09T21:20:02+00:00</text:p>
      <text:p text:style-name="P4">
Description: (Agence France -Presse, London, 9th) After the world of Poland, Swateti has lost a strong counterattack after losing one game today, saved the last two games, and later ranked 6-7 (4-7), 7 to 6 (7 to 2) and 6-3 defeated Swiss good players Ban Xiqi, and advanced to the top 8 of the Webaton Tennis Championship for the first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7-09T21-32-07-00-00/000000.png" xlink:type="simple" xlink:show="embed" xlink:actuate="onLoad" draw:mime-type="image/png"/>
</draw:frame>
Agence France -Presse reported that Iga Swiatek, the number one seed, did not lose a lot of advance in the fourth round, but today he was facing hard battles in the Central Stadium, Belindabencic. Banxiqi, who had won the Olympic champion, performed bravely in the first set. After fighting for seven situations, she quickly achieved a 6-1 advantage and successfully went to the city first.</text:p>
      <text:p text:style-name="P4">
Swateti frequently demonstrated the help of the coaching team, and once took the laptop to disappear the side, it seemed to go to find a feasible combat plan. However, after she returned to the field, it was still difficult to fight against Banxiqi's violent offensive. When the second game arrived in the 12th game, the opponent had two opportunities at the end of the game, and it seemed to be eliminated.</text:p>
      <text:p text:style-name="P4">
However, Swateti rescued these two end points to enable the game to enter the seven situation again.</text:p>
      <text:p text:style-name="P4">
Entering the third set of winning, Swajiti, who won the Grand Slam championship at 4 degrees, played the winner of the Grand Slam. Winning the final victory, in the top 8, he will encounter Ukraine's good player Elinasvitolina.</text:p>
      <text:p text:style-name="P4">
News Source: <text:a xlink:type="simple" xlink:href="https://www.rfi.fr/cn/%E8%BF%90%E5%8A%A8%E5%A4%A9%E5%9C%B0/20230709-%E7%90%83%E5%90%8E%E6%96%AF%E5%A8%81%E9%9B%85%E8%92%82%E5%8A%9B%E5%85%8B%E7%8F%AD%E8%A5%BF%E7%90%AA%E9%A6%96%E5%BA%A6%E6%99%8B%E7%BA%A7%E6%B8%A9%E7%BD%918%E5%BC%BA" text:style-name="Internet_20_link" text:visited-style-name="Visited_20_Internet_20_Link">
https://www.rfi.fr/cn/%E8%BF%90%E5%8A%A8%E5%A4%A9%E5%9C%B0/20230709-%E7%90%83%E5%90%8E%E6%96%AF%E5%A8%81%E9%9B%85%E8%92%82%E5%8A%9B%E5%85%8B%E7%8F%AD%E8%A5%BF%E7%90%AA%E9%A6%96%E5%BA%A6%E6%99%8B%E7%BA%A7%E6%B8%A9%E7%BD%918%E5%BC%BA</text:a>
</text:p>
      <!--NEWS-->
      <text:h text:style-name="P10" text:outline-level="1">
<text:span text:style-name="T4">
Ukraine admits to attacking the Crimea Bridge</text:span>
</text:h>
      <text:p text:style-name="P4">
Author: 联合早报 (Person)</text:p>
      <text:p text:style-name="P4">
Publisher: 联合早报 (Organization)</text:p>
      <text:p text:style-name="P4">
Published Time: 2023-07-09T21:51</text:p>
      <text:p text:style-name="P4">
Modified Time: 2023-07-09T22:26</text:p>
      <text:p text:style-name="P4">
Description: Mariar, deputy minister of the Ministry of Defense of Ukraine, acknowledged the implementation of the 2022 fall against the Crimea Bridge. French International Broadcasting Station (RFI) reported that Hanna Maliar (July 8th) on Saturday (July 8) on the real -time communication platform Tele ...</text:p>
      <text:p text:style-name="P4">
Videos: []</text:p>
      <text:p text:style-name="P4">
Audios: []</text:p>
      <text:p text:style-name="P4">
Images: []</text:p>
      <text:p text:style-name="P4">
Type: NewsArticle</text:p>
      <text:p text:style-name="P4">
Breadcrumbs: ['即时', '国际']</text:p>
      <text:p text:style-name="P4">
Keywords: ['俄乌战争', '克里米亚', '乌克兰', '俄罗斯']</text:p>
      <!--METADATA-->
      <text:p text:style-name="P4">
Mariar, deputy minister of the Ministry of Defense of Ukraine, acknowledged the implementation of the 2022 fall against the Crimea Bridge.</text:p>
      <text:p text:style-name="P4">
French International Broadcasting Station (RFI) reported that Saturday (July 8th), Hannamalia, posted a post on the instant communication platform Telegram: "273 days ago, we first implemented a blow to the Crimea Bridge. The purpose of attack is to destroy the Russians' logistics supplies. "</text:p>
      <text:p text:style-name="P4">
Russia seized Crimea in 2014 and opened the bridge four years later. After the Russian and Ukraine War started in 2022, a loaded car exploded on the Crimean bridge in October of the same year, resulting in seven oil tanks on a cargo train on the railway bridge with the bridge. Collapse, the accident caused four people to die.</text:p>
      <text:p text:style-name="P4">
Moscow attributed the attack on Ukraine Security Forces, but Kiev repeatedly denied the charges. Russian President Putin has publicly accused that the bridge explosion is the "terrorist act" carefully planned by Ukraine.</text:p>
      <text:p text:style-name="P4">
The 18 -kilometer Crimean Bridge is also known as the Red Strait Bridge. It is a two -purpose railway and highway bridge and a key channel connecting the Russian and Crimean Peninsula.</text:p>
      <text:p text:style-name="P4">
News Source: <text:a xlink:type="simple" xlink:href="https://www.zaobao.com.sg/realtime/world/story20230709-1412295" text:style-name="Internet_20_link" text:visited-style-name="Visited_20_Internet_20_Link">
https://www.zaobao.com.sg/realtime/world/story20230709-1412295</text:a>
</text:p>
      <!--NEWS-->
      <text:h text:style-name="P10" text:outline-level="1">
<text:span text:style-name="T4">
The Ministry of Finance said that Pan Gongsheng is the person in charge of the people that Pan will be promoted to President's expectations</text:span>
</text:h>
      <text:p text:style-name="P4">
Author: chinese@voanews.com (美国之音)</text:p>
      <text:p text:style-name="P4">
Publisher: 美国之音中文网 (Type: NewsMediaOrganization)</text:p>
      <text:p text:style-name="P4">
Published Time: 2023-07-09T22:20:07+08:00</text:p>
      <text:p text:style-name="P4">
Modified Time: 2023-07-09 14:52:39Z</text:p>
      <text:p text:style-name="P4">
Description: U.S. Treasury Minister Yellen recently said several times during his visit to Beijing several times that Pan Gongsheng, deputy president of the People's Bank of China, who had just been appointed as the Party Committee of the Central Bank on July 1st as the supervisor or agent director of the People's Bank of China, obviously he was promoted to Pan Gongsheng to be promoted to the president. Expectation.</text:p>
      <text:p text:style-name="P4">
Videos: []</text:p>
      <text:p text:style-name="P4">
Images: []</text:p>
      <text:p text:style-name="P4">
Categories: ['中国', '经济·金融·贸易', '美中关系']</text:p>
      <text:p text:style-name="P4">
Type: None</text:p>
      <!--METADATA-->
      <text:p text:style-name="P4">
Nonenone</text:p>
      <text:p text:style-name="P4">
News Source: <text:a xlink:type="simple" xlink:href="https://www.voachinese.com/a/u-s-calls-pan-gongsheng-china-s-central-bank-head-20230709/7173266.html" text:style-name="Internet_20_link" text:visited-style-name="Visited_20_Internet_20_Link">
https://www.voachinese.com/a/u-s-calls-pan-gongsheng-china-s-central-bank-head-20230709/7173266.html</text:a>
</text:p>
      <!--NEWS-->
      <text:h text:style-name="P10" text:outline-level="1">
<text:span text:style-name="T4">
The Central Command of the United States said that the ISIS leader was killed in eastern Syria</text:span>
</text:h>
      <text:p text:style-name="P4">
Author: 联合早报 (Person)</text:p>
      <text:p text:style-name="P4">
Publisher: 联合早报 (Organization)</text:p>
      <text:p text:style-name="P4">
Published Time: 2023-07-09T22:24</text:p>
      <text:p text:style-name="P4">
Modified Time: 2023-07-09T22:24</text:p>
      <text:p text:style-name="P4">
Description: The Central Command of the United States said that the authorities killed an extreme organization "Islamic State" (ISIS) head in eastern Syria on Friday (July 7). Reuters reported that the US Central Command issued a statement on Sunday (9th) stating that the authorities made a blow in Syria, ...</text:p>
      <text:p text:style-name="P4">
Videos: []</text:p>
      <text:p text:style-name="P4">
Audios: []</text:p>
      <text:p text:style-name="P4">
Images: []</text:p>
      <text:p text:style-name="P4">
Type: NewsArticle</text:p>
      <text:p text:style-name="P4">
Breadcrumbs: ['即时', '国际']</text:p>
      <text:p text:style-name="P4">
Keywords: ['美国', '叙利亚', '伊斯兰国组织', '恐怖组织']</text:p>
      <!--METADATA-->
      <text:p text:style-name="P4">
The Central Command of the United States said that the authorities killed an extreme organization "Islamic State" (ISIS) head in eastern Syria on Friday (July 7).</text:p>
      <text:p text:style-name="P4">
Reuters reported that the US Central Command issued a statement on Sunday (9th) stating that the authorities had a blow in Syria, causing the ISIS leader of Eastern Syria to die.</text:p>
      <text:p text:style-name="P4">
However, the U.S. authorities have not announced more information about Muhagill.</text:p>
      <text:p text:style-name="P4">
The statement added that the authorities dispatched the MQ-9 drone in the attack, saying that these drones were "harassed by Russian fighters earlier that day, and the two armies continued to confront for nearly two hours."</text:p>
      <text:p text:style-name="P4">
In 2022, Washington strengthened the raids and actions of ISIS suspects in Syria, and killed and arrested many leaders of the organization. After ISIS lost the last territory of Syria in 2019, ISIS has been hidden in the rebel control zone supported by Turkey.</text:p>
      <text:p text:style-name="P4">
However, US military commanders have shown that although ISIS's terrorist attack ability has declined and the ability to rebuild the network is weakened, ISIS is still an important threat in the region.</text:p>
      <text:p text:style-name="P4">
News Source: <text:a xlink:type="simple" xlink:href="https://www.zaobao.com.sg/realtime/world/story20230709-1412302" text:style-name="Internet_20_link" text:visited-style-name="Visited_20_Internet_20_Link">
https://www.zaobao.com.sg/realtime/world/story20230709-1412302</text:a>
</text:p>
      <!--NEWS-->
      <text:h text:style-name="P10" text:outline-level="1">
<text:span text:style-name="T4">
The El section will worship on the side of the NATO summit</text:span>
</text:h>
      <text:p text:style-name="P4">
Publisher: 法新社</text:p>
      <text:p text:style-name="P4">
Published Time: 2023-07-09T22:32:09+00:00</text:p>
      <text:p text:style-name="P4">
Modified Time: 2023-07-09T22:20:04+00:00</text:p>
      <text:p text:style-name="P4">
Description: (AFP Istanbul, 9th) Turkish Presidential Palace said today that Turkish President El section went to Lithuania to attend the Northern Atlantic Convention Organization (NATO) summit on the 11th, and will talk to the US President Biden on the sidelines. It is expected that both parties will discuss issues such as Sweden joining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7-09T22-32-09-00-00/000000.png" xlink:type="simple" xlink:show="embed" xlink:actuate="onLoad" draw:mime-type="image/png"/>
</draw:frame>
The Presidential Palace issued a statement saying that the talks between Recep Tayyiperdogan and Biden will focus on issues such as "Ukraine's position in NATO, Sweden joining NATO, and F-16" fighters. Türkiye hopes to buy an F-16 fighter from the United States.</text:p>
      <text:p text:style-name="P4">
The statement did not explain when the talks will be held.</text:p>
      <text:p text:style-name="P4">
NATO organizes a two -day summit at Vilnius, the capital of Lithuania on the 11th. The El section will talk to Swedish Prime Minister of ULFKRISTESSON tomorrow. Kristeson hopes to persuade the El section and no longer oppose Sweden as the 32nd member of the United States as the head of NATO.</text:p>
      <text:p text:style-name="P4">
The White House said today that Biden had called with El section to discuss Sweden's joining NATO. Biden expressed his hope that he hoped to see Sweden joining NATO as soon as possible.</text:p>
      <text:p text:style-name="P4">
News Source: <text:a xlink:type="simple" xlink:href="https://www.rfi.fr/cn/%E5%9B%BD%E9%99%85%E6%8A%A5%E9%81%93/20230709-%E8%89%BE%E5%B0%94%E6%AE%B5%E5%B0%86%E5%9C%A8%E5%8C%97%E7%BA%A6%E5%B3%B0%E4%BC%9A%E5%9C%BA%E8%BE%B9%E4%BC%9A%E6%8B%9C%E7%99%BB" text:style-name="Internet_20_link" text:visited-style-name="Visited_20_Internet_20_Link">
https://www.rfi.fr/cn/%E5%9B%BD%E9%99%85%E6%8A%A5%E9%81%93/20230709-%E8%89%BE%E5%B0%94%E6%AE%B5%E5%B0%86%E5%9C%A8%E5%8C%97%E7%BA%A6%E5%B3%B0%E4%BC%9A%E5%9C%BA%E8%BE%B9%E4%BC%9A%E6%8B%9C%E7%99%BB</text:a>
</text:p>
      <!--NEWS-->
      <text:h text:style-name="P10" text:outline-level="1">
<text:span text:style-name="T4">
Soromon Islands Prime Minister visit China</text:span>
</text:h>
      <text:p text:style-name="P4">
Publisher: 法新社</text:p>
      <text:p text:style-name="P4">
Published Time: 2023-07-09T4:02:08+00:00</text:p>
      <text:p text:style-name="P4">
Modified Time: 2023-07-09T12:35:01+00:00</text:p>
      <text:p text:style-name="P4">
Description: (Agence France -Presse, Sydney, 9th) The Prime Minister of the Solomon Islands, Manasseh Sogavare, arrived in China today. This is his first visit since the two countries reached a security agre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7-09T4-02-08-00-00/000000.png" xlink:type="simple" xlink:show="embed" xlink:actuate="onLoad" draw:mime-type="image/png"/>
</draw:frame>
Su Jiawari said that under the heating of Sino -US relations, "maintains neutrality" and take priority priority with the development needs of the Solomon Islands.</text:p>
      <text:p text:style-name="P4">
Su Jiawari broke diplomatic relations with Taiwan in 2019 and established diplomatic relations with Beijing. In April 2022, a security agreement with China was signed with China, causing the United States to concern for the concern of Australia and New Zealand, neighboring countries in the Soviet Union, and worried that China would strengthen its military deployment in the Pacific region.</text:p>
      <text:p text:style-name="P4">
News Source: <text:a xlink:type="simple" xlink:href="https://www.rfi.fr/cn/%E5%9B%BD%E9%99%85%E6%8A%A5%E9%81%93/20230709-%E7%B4%A2%E7%BD%97%E9%97%A8%E7%BE%A4%E5%B2%9B%E6%80%BB%E7%90%86%E8%AE%BF%E9%97%AE%E4%B8%AD%E5%9B%BD" text:style-name="Internet_20_link" text:visited-style-name="Visited_20_Internet_20_Link">
https://www.rfi.fr/cn/%E5%9B%BD%E9%99%85%E6%8A%A5%E9%81%93/20230709-%E7%B4%A2%E7%BD%97%E9%97%A8%E7%BE%A4%E5%B2%9B%E6%80%BB%E7%90%86%E8%AE%BF%E9%97%AE%E4%B8%AD%E5%9B%BD</text:a>
</text:p>
      <!--NEWS-->
      <text:h text:style-name="P10" text:outline-level="1">
<text:span text:style-name="T4">
Avoid riots from the French government: the sale of fireworks for the National Day weekend</text:span>
</text:h>
      <text:p text:style-name="P4">
Publisher: 法新社</text:p>
      <text:p text:style-name="P4">
Published Time: 2023-07-09T9:02:10+00:00</text:p>
      <text:p text:style-name="P4">
Modified Time: 2023-07-09T13:35:01+00:00</text:p>
      <text:p text:style-name="P4">
Description: (Agence France -Presse, Paris, 9th) After the French policeman shot a teenager to cause turmoil across the country, the French government said today that it is forbidden to sell, hold, and transport fireworks on the weekend of the National Day holiday on July 14.</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7-09T9-02-10-00-00/000000.png" xlink:type="simple" xlink:show="embed" xlink:actuate="onLoad" draw:mime-type="image/png"/>
</draw:frame>
A police officer shot a 17 -year -old African -American teenager when he conducted a roadside inspection on the suburbs of Paris on June 27. This incident has re -ignited the long -term dissatisfaction and accusations of the French police department's systemic racism. It caused a lot of unusual turmoil in France, and fireworks were one of the first weapons in the riots.</text:p>
      <text:p text:style-name="P4">
The French bulletin issued today announced a government law: "In order to prevent serious interference caused by public order during the National Day celebrations on July 14, And use fireworks products and fireworks. "</text:p>
      <text:p text:style-name="P4">
The government law pointed out that the ban does not include professional units and municipal authorities that organize traditional fireworks performances for Bastille Day (National Day).</text:p>
      <text:p text:style-name="P4">
Due to worrying about the riot, French Chancellor Elisabeth Borne told the Parisian Daily yesterday that the government will deploy "large -scale measures to protect the French people during the National Day holiday."</text:p>
      <text:p text:style-name="P4">
Fireworks performance is the annual characteristic of the buses. Fireworks often appear in French protests.</text:p>
      <text:p text:style-name="P4">
Nahel M., who owned Algerian descent, was shot and killed by the police in Nanterre, the suburbs of Paris, causing France's worst urban violence since 2005.</text:p>
      <text:p text:style-name="P4">
According to official data, more than 3700 people were arrested in protests related to Nair's death, including at least 1,160 minors.</text:p>
      <text:p text:style-name="P4">
News Source: <text:a xlink:type="simple" xlink:href="https://www.rfi.fr/cn/%E5%9B%BD%E9%99%85%E6%8A%A5%E9%81%93/20230709-%E9%81%BF%E5%85%8D%E9%AA%9A%E4%B9%B1%E5%86%8D%E8%B5%B7-%E6%B3%95%E5%9B%BD%E6%94%BF%E5%BA%9C-%E5%9B%BD%E5%BA%86%E5%91%A8%E6%9C%AB%E7%A6%81%E5%94%AE%E7%83%9F%E7%81%AB" text:style-name="Internet_20_link" text:visited-style-name="Visited_20_Internet_20_Link">
https://www.rfi.fr/cn/%E5%9B%BD%E9%99%85%E6%8A%A5%E9%81%93/20230709-%E9%81%BF%E5%85%8D%E9%AA%9A%E4%B9%B1%E5%86%8D%E8%B5%B7-%E6%B3%95%E5%9B%BD%E6%94%BF%E5%BA%9C-%E5%9B%BD%E5%BA%86%E5%91%A8%E6%9C%AB%E7%A6%81%E5%94%AE%E7%83%9F%E7%81%AB</text:a>
</text:p>
      <!--NEWS-->
      <text:h text:style-name="P10" text:outline-level="1">
<text:span text:style-name="T4">
Huangpu Jiangfeng: Peace or war? Yellen visit China to explore the possibility of economic peace in the United States and China</text:span>
</text:h>
      <text:p text:style-name="P4">
Author: chinese@voanews.com (江枫)</text:p>
      <text:p text:style-name="P4">
Publisher: 美国之音中文网 (Type: NewsMediaOrganization)</text:p>
      <text:p text:style-name="P4">
Published Time: 2023-07-10T01:02:42+08:00</text:p>
      <text:p text:style-name="P4">
Modified Time: 2023-07-09 17:13:31Z</text:p>
      <text:p text:style-name="P4">
Description: With the end of the US Treasury Secretary Yellen's visit to China, US -China relations have also officially restored official exchanges. However, this kind of recovery is normalized, and at best, it has only climbed out of the lowest valley of US -China relations in the past 50 years to avoid further decline or even conflict. While performing military confrontation over the Taiwan Strait, Yellen showed the possibility of economic peace with a gentle attitude and pragmatism.</text:p>
      <text:p text:style-name="P4">
Videos: []</text:p>
      <text:p text:style-name="P4">
Images: []</text:p>
      <text:p text:style-name="P4">
Categories: ['特约时评', '美国', '经济·金融·贸易', '中国']</text:p>
      <text:p text:style-name="P4">
Type: None</text:p>
      <!--METADATA-->
      <text:p text:style-name="P4">
Nonenone</text:p>
      <text:p text:style-name="P4">
News Source: <text:a xlink:type="simple" xlink:href="https://www.voachinese.com/a/yellen-china-pax-economica-20230709/7173363.html" text:style-name="Internet_20_link" text:visited-style-name="Visited_20_Internet_20_Link">
https://www.voachinese.com/a/yellen-china-pax-economica-20230709/7173363.html</text:a>
</text:p>
      <!--NEWS-->
      <text:h text:style-name="P10" text:outline-level="1">
<text:span text:style-name="T4">
After the prisoner of war was exchanged, the Asian Camp commanders who returned to Ukraine vowed to return to the front</text:span>
</text:h>
      <text:p text:style-name="P4">
Author: chinese@voanews.com (美国之音)</text:p>
      <text:p text:style-name="P4">
Publisher: 美国之音中文网 (Type: NewsMediaOrganization)</text:p>
      <text:p text:style-name="P4">
Published Time: 2023-07-10T01:54:59+08:00</text:p>
      <text:p text:style-name="P4">
Modified Time: 2023-07-09 17:54:59Z</text:p>
      <text:p text:style-name="P4">
Description: Several commanders who had stubbornly fought against the Russian attack in the underground engineering of the Steel Factory of Mary, Ukraine, and vowed to return to the front after returning to Ukraine after being captured by the prisoners of war after being captured.</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latest-development-in-russian-invasion-of-ukraine-20230709/7173401.html" text:style-name="Internet_20_link" text:visited-style-name="Visited_20_Internet_20_Link">
https://www.voachinese.com/a/latest-development-in-russian-invasion-of-ukraine-20230709/7173401.html</text:a>
</text:p>
      <!--NEWS-->
      <text:h text:style-name="P10" text:outline-level="1">
<text:span text:style-name="T4">
Pope appoints 21 bishop Hong Kong and Jerusalem.</text:span>
</text:h>
      <text:p text:style-name="P4">
Author: chinese@voanews.com (美国之音)</text:p>
      <text:p text:style-name="P4">
Publisher: 美国之音中文网 (Type: NewsMediaOrganization)</text:p>
      <text:p text:style-name="P4">
Published Time: 2023-07-10T02:46:16+08:00</text:p>
      <text:p text:style-name="P4">
Modified Time: 2023-07-09 19:00:38Z</text:p>
      <text:p text:style-name="P4">
Description: The Roman Catholic Pope Francis announced on Sunday (July 9) that he chose 21 new red bishops, including senior priests from Jerusalem and Hong Kong. As the Pope continues to affect the global Catholic clergy, these senior priests will choose his successor.</text:p>
      <text:p text:style-name="P4">
Videos: []</text:p>
      <text:p text:style-name="P4">
Images: []</text:p>
      <text:p text:style-name="P4">
Categories: ['宗教', '港澳', '中国']</text:p>
      <text:p text:style-name="P4">
Type: None</text:p>
      <!--METADATA-->
      <text:p text:style-name="P4">
Nonenone</text:p>
      <text:p text:style-name="P4">
News Source: <text:a xlink:type="simple" xlink:href="https://www.voachinese.com/a/pope-names-21-new-cardinals-20230709/7173440.html" text:style-name="Internet_20_link" text:visited-style-name="Visited_20_Internet_20_Link">
https://www.voachinese.com/a/pope-names-21-new-cardinals-20230709/7173440.html</text:a>
</text:p>
      <!--NEWS-->
      <text:h text:style-name="P10" text:outline-level="1">
<text:span text:style-name="T4">
Biden said that Ukraine has not yet prepared to join NATO</text:span>
</text:h>
      <text:p text:style-name="P4">
Author: chinese@voanews.com (美国之音)</text:p>
      <text:p text:style-name="P4">
Publisher: 美国之音中文网 (Type: NewsMediaOrganization)</text:p>
      <text:p text:style-name="P4">
Published Time: 2023-07-10T04:25:15+08:00</text:p>
      <text:p text:style-name="P4">
Modified Time: 2023-07-09 20:25:15Z</text:p>
      <text:p text:style-name="P4">
Description: U.S. President Joe Bedden said Ukraine was not ready to join NATO before the end of the war. In an interview broadcast on Sunday, he told the United States Cable TV News Network that if Ukraine joined the alliance during the war, "if this is the case, we will fight with Russia", which means that the NATO will be dragged into the conflict.</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biden-says-ukraine-not-ready-for-nato-membership-/7173504.html" text:style-name="Internet_20_link" text:visited-style-name="Visited_20_Internet_20_Link">
https://www.voachinese.com/a/biden-says-ukraine-not-ready-for-nato-membership-/7173504.html</text:a>
</text:p>
      <!--NEWS-->
      <text:h text:style-name="P10" text:outline-level="1">
<text:span text:style-name="T4">
Oklahoma judges of the United States rejected the lawsuit of the Talza Massacre in 1921</text:span>
</text:h>
      <text:p text:style-name="P4">
Author: chinese@voanews.com (美国之音)</text:p>
      <text:p text:style-name="P4">
Publisher: 美国之音中文网 (Type: NewsMediaOrganization)</text:p>
      <text:p text:style-name="P4">
Published Time: 2023-07-10T05:11:47+08:00</text:p>
      <text:p text:style-name="P4">
Modified Time: 2023-07-09 21:11:47Z</text:p>
      <text:p text:style-name="P4">
Description: A judge of Oklahoma rejected a lawsuit request for compensation for the 1921 Talza Massacre, which defeated the survivor of this fatal racist atrocities to obtain a certain degree of legal justice. effort.</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judge-dismisses-lawsuit-seeking-reparations-for-1921-tulsa-race-massacre/7173525.html" text:style-name="Internet_20_link" text:visited-style-name="Visited_20_Internet_20_Link">
https://www.voachinese.com/a/judge-dismisses-lawsuit-seeking-reparations-for-1921-tulsa-race-massacre/7173525.html</text:a>
</text:p>
      <!--NEWS-->
      <text:h text:style-name="P10" text:outline-level="1">
<text:span text:style-name="T4">
Biden arrived in Europe for a trip to the Three Kingdoms</text:span>
</text:h>
      <text:p text:style-name="P4">
Author: chinese@voanews.com (维达库斯瓦拉, 布雷德迈尔)</text:p>
      <text:p text:style-name="P4">
Publisher: 美国之音中文网 (Type: NewsMediaOrganization)</text:p>
      <text:p text:style-name="P4">
Published Time: 2023-07-10T05:52:16+08:00</text:p>
      <text:p text:style-name="P4">
Modified Time: 2023-07-09 21:52:16Z</text:p>
      <text:p text:style-name="P4">
Description: U.S. President Joe Biden arrived in London on Sunday and began a five -day trip to Europe. He first went to Britain. Subsequently, he went to Lithuania to participate in the NATO Summit held in Vilnius, and the last stop went to Finland to meet with Nordic leaders.</text:p>
      <text:p text:style-name="P4">
Videos: []</text:p>
      <text:p text:style-name="P4">
Images: []</text:p>
      <text:p text:style-name="P4">
Categories: ['美国', '欧洲', '军事', '乌克兰局势']</text:p>
      <text:p text:style-name="P4">
Type: None</text:p>
      <!--METADATA-->
      <text:p text:style-name="P4">
Nonenone</text:p>
      <text:p text:style-name="P4">
News Source: <text:a xlink:type="simple" xlink:href="https://www.voachinese.com/a/biden-arrives-in-europe-on-three-nation-trip-/7173537.html" text:style-name="Internet_20_link" text:visited-style-name="Visited_20_Internet_20_Link">
https://www.voachinese.com/a/biden-arrives-in-europe-on-three-nation-trip-/7173537.html</text:a>
</text:p>
      <!--NEWS-->
      <text:h text:style-name="P10" text:outline-level="1">
<text:span text:style-name="T4">
Police President's visit to Wu: Bowu unity will be stronger</text:span>
</text:h>
      <text:p text:style-name="P4">
Author: 联合早报 (Person)</text:p>
      <text:p text:style-name="P4">
Publisher: 联合早报 (Organization)</text:p>
      <text:p text:style-name="P4">
Published Time: 2023-07-10T06:58</text:p>
      <text:p text:style-name="P4">
Modified Time: 2023-07-10T06:58</text:p>
      <text:p text:style-name="P4">
Description: Poland's President Duda met with President Zelezki in Ukraine, emphasizing the importance of unity between the two countries. Comprehensive Agence France -Presse and Fa Guangwang reported that Dada visited Lutsk, Western Western City, on Sunday (July 9). He posted on social media ...</text:p>
      <text:p text:style-name="P4">
Videos: []</text:p>
      <text:p text:style-name="P4">
Audios: []</text:p>
      <text:p text:style-name="P4">
Images: []</text:p>
      <text:p text:style-name="P4">
Type: NewsArticle</text:p>
      <text:p text:style-name="P4">
Breadcrumbs: ['即时', '国际']</text:p>
      <text:p text:style-name="P4">
Keywords: ['乌克兰', '波兰', '北约', '俄乌战争']</text:p>
      <!--METADATA-->
      <text:p text:style-name="P4">
Poland's President Duda met with President Zelezki in Ukraine, emphasizing the importance of unity between the two countries.</text:p>
      <text:p text:style-name="P4">
Comprehensive Agence France -Presse and Fa Guangwang reported that Dada visited Lutsk, Western Western City, on Sunday (July 9). He wrote on social media that unity between the two countries would be stronger.</text:p>
      <text:p text:style-name="P4">
NATO leaders are about to hold a summit in Lithuania. Ukraine hopes to get a clear signal at the summit, that is, Ukraine can join NATO one day.</text:p>
      <text:p text:style-name="P4">
Both Zelezzky and NATO Secretary -General Stoltenberg said that before the end of the war, Ukraine was unlikely to join NATO as expected, but Ukraine requested the "security commitment" of various countries at the NATO summit.</text:p>
      <text:p text:style-name="P4">
Poland is one of the biggest supporters of Ukraine in NATO, and it has called on other members of NATO to provide "security guarantee" to Ukraine.</text:p>
      <text:p text:style-name="P4">
Zeelianzki said that he and the Duda discussed "short but very substantial" on the NATO summit. The leaders of Bowu agreed to "work together to fight for the best results for Kiev."</text:p>
      <text:p text:style-name="P4">
U.S. President Bayeng pointed out before visiting Europe on Sunday, "Now that Ukraine to join NATO will mean that NATO will fight against Russia." During the current war, NATO member states have not reached an agreement on whether Ukraine has attracted Ukraine.</text:p>
      <text:p text:style-name="P4">
News Source: <text:a xlink:type="simple" xlink:href="https://www.zaobao.com.sg/realtime/world/story20230710-1412320" text:style-name="Internet_20_link" text:visited-style-name="Visited_20_Internet_20_Link">
https://www.zaobao.com.sg/realtime/world/story20230710-1412320</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